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211in" svg:height="2.3685in" svg:x="0in" svg:y="2.5051in">
            <draw:object draw:notify-on-update-of-ranges="Sheet1.A6:Sheet1.A6 Sheet1.B6:Sheet1.E6 Sheet1.A7:Sheet1.A7 Sheet1.B7:Sheet1.E7 Sheet1.A8:Sheet1.A8 Sheet1.B8:Sheet1.E8 Sheet1.A9:Sheet1.A9 Sheet1.B9:Sheet1.E9 Sheet1.A10:Sheet1.A10 Sheet1.B10:Sheet1.E10 Sheet1.A11:Sheet1.A11 Sheet1.B11:Sheet1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.2276in" svg:height="1.8154in" svg:x="6.1571in" svg:y="2.8in">
            <draw:object draw:notify-on-update-of-ranges="Sheet1.H6:Sheet1.H6 Sheet1.I6:Sheet1.L6 Sheet1.H7:Sheet1.H7 Sheet1.I7:Sheet1.L7 Sheet1.H8:Sheet1.H8 Sheet1.I8:Sheet1.L8 Sheet1.H9:Sheet1.H9 Sheet1.I9:Sheet1.L9 Sheet1.H10:Sheet1.H10 Sheet1.I10:Sheet1.L10 Sheet1.H11:Sheet1.H11 Sheet1.I11:Sheet1.L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.9866in" svg:height="1.6795in" svg:x="4.9335in" svg:y="4.5429in">
            <draw:object draw:notify-on-update-of-ranges="Sheet1.A31:Sheet1.A31 Sheet1.B31:Sheet1.E31 Sheet1.A32:Sheet1.A32 Sheet1.B32:Sheet1.E32 Sheet1.A33:Sheet1.A33 Sheet1.B33:Sheet1.E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.8331in" svg:height="1.0311in" svg:x="8.1346in" svg:y="5.8157in">
            <draw:object draw:notify-on-update-of-ranges="Sheet1.A36:Sheet1.A36 Sheet1.B36:Sheet1.E36 Sheet1.A37:Sheet1.A37 Sheet1.B37:Sheet1.E37 Sheet1.A38:Sheet1.A38 Sheet1.B38:Sheet1.E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1.1969in" svg:height="0.6732in" svg:x="5.3339in" svg:y="6.7728in">
            <draw:object draw:notify-on-update-of-ranges="Sheet1.A41:Sheet1.A41 Sheet1.B41:Sheet1.E41 Sheet1.A42:Sheet1.A42 Sheet1.B42:Sheet1.E42 Sheet1.A43:Sheet1.A43 Sheet1.B43:Sheet1.E4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svg:width="2.6197in" svg:height="1.4736in" svg:x="7.6602in" svg:y="7.0976in">
            <draw:object draw:notify-on-update-of-ranges="Sheet1.A47:Sheet1.A47 Sheet1.B47:Sheet1.E47 Sheet1.A48:Sheet1.A48 Sheet1.B48:Sheet1.E48 Sheet1.A49:Sheet1.A49 Sheet1.B49:Sheet1.E4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svg:width="2.0756in" svg:height="1.1673in" svg:x="5.102in" svg:y="8.3083in">
            <draw:object draw:notify-on-update-of-ranges="Sheet1.A52:Sheet1.A52 Sheet1.B52:Sheet1.E52 Sheet1.A53:Sheet1.A53 Sheet1.B53:Sheet1.E53 Sheet1.A54:Sheet1.A54 Sheet1.B54:Sheet1.E5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Con saltos</text:p>
          </table:table-cell>
          <table:table-cell table:number-columns-repeated="6"/>
          <table:table-cell office:value-type="string">
            <text:p>Sin Saltos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2"/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</table:table-row>
        <table:table-row table:style-name="ro3">
          <table:table-cell office:value-type="string">
            <text:p>ASM</text:p>
          </table:table-cell>
          <table:table-cell office:value-type="float" office:value="155239">
            <text:p>155239</text:p>
          </table:table-cell>
          <table:table-cell office:value-type="float" office:value="324289">
            <text:p>324289</text:p>
          </table:table-cell>
          <table:table-cell office:value-type="float" office:value="1275782">
            <text:p>1275782</text:p>
          </table:table-cell>
          <table:table-cell office:value-type="float" office:value="3796299">
            <text:p>3796299</text:p>
          </table:table-cell>
          <table:table-cell table:number-columns-repeated="2"/>
          <table:table-cell office:value-type="string">
            <text:p>ASM</text:p>
          </table:table-cell>
          <table:table-cell office:value-type="float" office:value="177314">
            <text:p>177314</text:p>
          </table:table-cell>
          <table:table-cell office:value-type="float" office:value="335460">
            <text:p>335460</text:p>
          </table:table-cell>
          <table:table-cell office:value-type="float" office:value="1289942">
            <text:p>1289942</text:p>
          </table:table-cell>
          <table:table-cell office:value-type="float" office:value="3825442">
            <text:p>3825442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float" office:value="1143087">
            <text:p>1143087</text:p>
          </table:table-cell>
          <table:table-cell office:value-type="float" office:value="1812791">
            <text:p>1812791</text:p>
          </table:table-cell>
          <table:table-cell office:value-type="float" office:value="6988284">
            <text:p>6988284</text:p>
          </table:table-cell>
          <table:table-cell office:value-type="float" office:value="18628804">
            <text:p>18628804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777720">
            <text:p>777720</text:p>
          </table:table-cell>
          <table:table-cell office:value-type="float" office:value="1241648">
            <text:p>1241648</text:p>
          </table:table-cell>
          <table:table-cell office:value-type="float" office:value="4985094">
            <text:p>4985094</text:p>
          </table:table-cell>
          <table:table-cell office:value-type="float" office:value="14424474">
            <text:p>14424474</text:p>
          </table:table-cell>
        </table:table-row>
        <table:table-row table:style-name="ro3">
          <table:table-cell office:value-type="string">
            <text:p>C -O1</text:p>
          </table:table-cell>
          <table:table-cell office:value-type="float" office:value="406957">
            <text:p>406957</text:p>
          </table:table-cell>
          <table:table-cell office:value-type="float" office:value="629364">
            <text:p>629364</text:p>
          </table:table-cell>
          <table:table-cell office:value-type="float" office:value="2187798">
            <text:p>2187798</text:p>
          </table:table-cell>
          <table:table-cell office:value-type="float" office:value="5735027">
            <text:p>5735027</text:p>
          </table:table-cell>
          <table:table-cell table:number-columns-repeated="2"/>
          <table:table-cell office:value-type="string">
            <text:p>C -O1</text:p>
          </table:table-cell>
          <table:table-cell office:value-type="float" office:value="144555">
            <text:p>144555</text:p>
          </table:table-cell>
          <table:table-cell office:value-type="float" office:value="236581">
            <text:p>236581</text:p>
          </table:table-cell>
          <table:table-cell office:value-type="float" office:value="953089">
            <text:p>953089</text:p>
          </table:table-cell>
          <table:table-cell office:value-type="float" office:value="2892494">
            <text:p>2892494</text:p>
          </table:table-cell>
        </table:table-row>
        <table:table-row table:style-name="ro3">
          <table:table-cell office:value-type="string">
            <text:p>C -O2</text:p>
          </table:table-cell>
          <table:table-cell office:value-type="float" office:value="401139">
            <text:p>401139</text:p>
          </table:table-cell>
          <table:table-cell office:value-type="float" office:value="626439">
            <text:p>626439</text:p>
          </table:table-cell>
          <table:table-cell office:value-type="float" office:value="2324926">
            <text:p>2324926</text:p>
          </table:table-cell>
          <table:table-cell office:value-type="float" office:value="5279355">
            <text:p>5279355</text:p>
          </table:table-cell>
          <table:table-cell table:number-columns-repeated="2"/>
          <table:table-cell office:value-type="string">
            <text:p>C -O2</text:p>
          </table:table-cell>
          <table:table-cell office:value-type="float" office:value="167597">
            <text:p>167597</text:p>
          </table:table-cell>
          <table:table-cell office:value-type="float" office:value="234406">
            <text:p>234406</text:p>
          </table:table-cell>
          <table:table-cell office:value-type="float" office:value="951575">
            <text:p>951575</text:p>
          </table:table-cell>
          <table:table-cell office:value-type="float" office:value="2897037">
            <text:p>2897037</text:p>
          </table:table-cell>
        </table:table-row>
        <table:table-row table:style-name="ro3">
          <table:table-cell office:value-type="string">
            <text:p>C -O3</text:p>
          </table:table-cell>
          <table:table-cell office:value-type="float" office:value="396281">
            <text:p>396281</text:p>
          </table:table-cell>
          <table:table-cell office:value-type="float" office:value="609264">
            <text:p>609264</text:p>
          </table:table-cell>
          <table:table-cell office:value-type="float" office:value="2354951">
            <text:p>2354951</text:p>
          </table:table-cell>
          <table:table-cell office:value-type="float" office:value="5393349">
            <text:p>5393349</text:p>
          </table:table-cell>
          <table:table-cell table:number-columns-repeated="2"/>
          <table:table-cell office:value-type="string">
            <text:p>C -O3</text:p>
          </table:table-cell>
          <table:table-cell office:value-type="float" office:value="145082">
            <text:p>145082</text:p>
          </table:table-cell>
          <table:table-cell office:value-type="float" office:value="230806">
            <text:p>230806</text:p>
          </table:table-cell>
          <table:table-cell office:value-type="float" office:value="952991">
            <text:p>952991</text:p>
          </table:table-cell>
          <table:table-cell office:value-type="float" office:value="2811187">
            <text:p>2811187</text:p>
          </table:table-cell>
        </table:table-row>
        <table:table-row table:style-name="ro3" table:number-rows-repeated="4">
          <table:table-cell table:number-columns-repeated="12"/>
        </table:table-row>
        <table:table-row table:style-name="ro1" table:number-rows-repeated="15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7"/>
        </table:table-row>
        <table:table-row table:style-name="ro3">
          <table:table-cell office:value-type="string">
            <text:p>ASM</text:p>
          </table:table-cell>
          <table:table-cell office:value-type="float" office:value="155239">
            <text:p>155239</text:p>
          </table:table-cell>
          <table:table-cell office:value-type="float" office:value="324289">
            <text:p>324289</text:p>
          </table:table-cell>
          <table:table-cell office:value-type="float" office:value="1275782">
            <text:p>1275782</text:p>
          </table:table-cell>
          <table:table-cell office:value-type="float" office:value="3796299">
            <text:p>3796299</text:p>
          </table:table-cell>
          <table:table-cell table:number-columns-repeated="7"/>
        </table:table-row>
        <table:table-row table:style-name="ro2">
          <table:table-cell office:value-type="string">
            <text:p>ASM sin saltos</text:p>
          </table:table-cell>
          <table:table-cell office:value-type="float" office:value="177314">
            <text:p>177314</text:p>
          </table:table-cell>
          <table:table-cell office:value-type="float" office:value="335460">
            <text:p>335460</text:p>
          </table:table-cell>
          <table:table-cell office:value-type="float" office:value="1289942">
            <text:p>1289942</text:p>
          </table:table-cell>
          <table:table-cell office:value-type="float" office:value="3825442">
            <text:p>382544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7"/>
        </table:table-row>
        <table:table-row table:style-name="ro3">
          <table:table-cell office:value-type="string">
            <text:p>C</text:p>
          </table:table-cell>
          <table:table-cell office:value-type="float" office:value="1143087">
            <text:p>1143087</text:p>
          </table:table-cell>
          <table:table-cell office:value-type="float" office:value="1812791">
            <text:p>1812791</text:p>
          </table:table-cell>
          <table:table-cell office:value-type="float" office:value="6988284">
            <text:p>6988284</text:p>
          </table:table-cell>
          <table:table-cell office:value-type="float" office:value="18628804">
            <text:p>18628804</text:p>
          </table:table-cell>
          <table:table-cell table:number-columns-repeated="7"/>
        </table:table-row>
        <table:table-row table:style-name="ro2">
          <table:table-cell office:value-type="string">
            <text:p>C sin saltos</text:p>
          </table:table-cell>
          <table:table-cell office:value-type="float" office:value="777720">
            <text:p>777720</text:p>
          </table:table-cell>
          <table:table-cell office:value-type="float" office:value="1241648">
            <text:p>1241648</text:p>
          </table:table-cell>
          <table:table-cell office:value-type="float" office:value="4985094">
            <text:p>4985094</text:p>
          </table:table-cell>
          <table:table-cell office:value-type="float" office:value="14424474">
            <text:p>14424474</text:p>
          </table:table-cell>
          <table:table-cell table:number-columns-repeated="7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7"/>
        </table:table-row>
        <table:table-row table:style-name="ro3">
          <table:table-cell office:value-type="string">
            <text:p>C -O1</text:p>
          </table:table-cell>
          <table:table-cell office:value-type="float" office:value="1140149">
            <text:p>1140149</text:p>
          </table:table-cell>
          <table:table-cell office:value-type="float" office:value="1817050">
            <text:p>1817050</text:p>
          </table:table-cell>
          <table:table-cell office:value-type="float" office:value="7080402">
            <text:p>7080402</text:p>
          </table:table-cell>
          <table:table-cell office:value-type="float" office:value="18585512">
            <text:p>18585512</text:p>
          </table:table-cell>
          <table:table-cell table:number-columns-repeated="7"/>
        </table:table-row>
        <table:table-row table:style-name="ro2">
          <table:table-cell office:value-type="string">
            <text:p>C -O1 sin saltos</text:p>
          </table:table-cell>
          <table:table-cell office:value-type="float" office:value="144555">
            <text:p>144555</text:p>
          </table:table-cell>
          <table:table-cell office:value-type="float" office:value="236581">
            <text:p>236581</text:p>
          </table:table-cell>
          <table:table-cell office:value-type="float" office:value="953089">
            <text:p>953089</text:p>
          </table:table-cell>
          <table:table-cell office:value-type="float" office:value="2892494">
            <text:p>2892494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7"/>
        </table:table-row>
        <table:table-row table:style-name="ro3">
          <table:table-cell office:value-type="string">
            <text:p>C -O2</text:p>
          </table:table-cell>
          <table:table-cell office:value-type="float" office:value="401139">
            <text:p>401139</text:p>
          </table:table-cell>
          <table:table-cell office:value-type="float" office:value="626439">
            <text:p>626439</text:p>
          </table:table-cell>
          <table:table-cell office:value-type="float" office:value="2324926">
            <text:p>2324926</text:p>
          </table:table-cell>
          <table:table-cell office:value-type="float" office:value="5279355">
            <text:p>5279355</text:p>
          </table:table-cell>
          <table:table-cell table:number-columns-repeated="7"/>
        </table:table-row>
        <table:table-row table:style-name="ro3">
          <table:table-cell office:value-type="string">
            <text:p>C -O2</text:p>
          </table:table-cell>
          <table:table-cell office:value-type="float" office:value="167597">
            <text:p>167597</text:p>
          </table:table-cell>
          <table:table-cell office:value-type="float" office:value="234406">
            <text:p>234406</text:p>
          </table:table-cell>
          <table:table-cell office:value-type="float" office:value="951575">
            <text:p>951575</text:p>
          </table:table-cell>
          <table:table-cell office:value-type="float" office:value="2897037">
            <text:p>2897037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7"/>
        </table:table-row>
        <table:table-row table:style-name="ro3">
          <table:table-cell office:value-type="string">
            <text:p>C -O3</text:p>
          </table:table-cell>
          <table:table-cell office:value-type="float" office:value="396281">
            <text:p>396281</text:p>
          </table:table-cell>
          <table:table-cell office:value-type="float" office:value="609264">
            <text:p>609264</text:p>
          </table:table-cell>
          <table:table-cell office:value-type="float" office:value="2354951">
            <text:p>2354951</text:p>
          </table:table-cell>
          <table:table-cell office:value-type="float" office:value="5393349">
            <text:p>5393349</text:p>
          </table:table-cell>
          <table:table-cell table:number-columns-repeated="7"/>
        </table:table-row>
        <table:table-row table:style-name="ro2">
          <table:table-cell office:value-type="string">
            <text:p>C -O3 sin saltos</text:p>
          </table:table-cell>
          <table:table-cell office:value-type="float" office:value="145082">
            <text:p>145082</text:p>
          </table:table-cell>
          <table:table-cell office:value-type="float" office:value="230806">
            <text:p>230806</text:p>
          </table:table-cell>
          <table:table-cell office:value-type="float" office:value="952991">
            <text:p>952991</text:p>
          </table:table-cell>
          <table:table-cell office:value-type="float" office:value="2811187">
            <text:p>2811187</text:p>
          </table:table-cell>
          <table:table-cell table:number-columns-repeated="7"/>
        </table:table-row>
        <table:table-row table:style-name="ro3" table:number-rows-repeated="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xperimento 1.2" table:style-name="ta1">
        <table:shapes>
          <draw:frame draw:z-index="0" draw:style-name="gr1" svg:width="1.1461in" svg:height="0.6445in" svg:x="4.9031in" svg:y="5.1551in">
            <draw:object draw:notify-on-update-of-ranges="'experimento 1.2'.A30:'experimento 1.2'.B30 'experimento 1.2'.C30:'experimento 1.2'.E30 'experimento 1.2'.A31:'experimento 1.2'.B31 'experimento 1.2'.C31:'experimento 1.2'.E31 'experimento 1.2'.A32:'experimento 1.2'.B32 'experimento 1.2'.C32:'experimento 1.2'.E32 'experimento 1.2'.A33:'experimento 1.2'.B33 'experimento 1.2'.C33:'experimento 1.2'.E33 'experimento 1.2'.A34:'experimento 1.2'.B34 'experimento 1.2'.C34:'experimento 1.2'.E3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1.4665in" svg:height="0.8248in" svg:x="4.6484in" svg:y="6.998in">
            <draw:object draw:notify-on-update-of-ranges="'experimento 1.2'.A42:'experimento 1.2'.B42 'experimento 1.2'.C42:'experimento 1.2'.E42 'experimento 1.2'.A43:'experimento 1.2'.B43 'experimento 1.2'.C43:'experimento 1.2'.E43 'experimento 1.2'.A44:'experimento 1.2'.B44 'experimento 1.2'.C44:'experimento 1.2'.E44 'experimento 1.2'.A45:'experimento 1.2'.B45 'experimento 1.2'.C45:'experimento 1.2'.E45 'experimento 1.2'.A46:'experimento 1.2'.B46 'experimento 1.2'.C46:'experimento 1.2'.E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svg:width="1.6291in" svg:height="0.9161in" svg:x="4.4374in" svg:y="8.0094in">
            <draw:object draw:notify-on-update-of-ranges="'experimento 1.2'.A48:'experimento 1.2'.B48 'experimento 1.2'.C48:'experimento 1.2'.E48 'experimento 1.2'.A49:'experimento 1.2'.B49 'experimento 1.2'.C49:'experimento 1.2'.E49 'experimento 1.2'.A50:'experimento 1.2'.B50 'experimento 1.2'.C50:'experimento 1.2'.E50 'experimento 1.2'.A51:'experimento 1.2'.B51 'experimento 1.2'.C51:'experimento 1.2'.E51 'experimento 1.2'.A52:'experimento 1.2'.B52 'experimento 1.2'.C52:'experimento 1.2'.E5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1.6665in" svg:height="0.9374in" svg:x="11.5583in" svg:y="4.9205in">
            <draw:object draw:notify-on-update-of-ranges="'experimento 1.2'.G30:'experimento 1.2'.G30 'experimento 1.2'.H30:'experimento 1.2'.K30 'experimento 1.2'.G31:'experimento 1.2'.G31 'experimento 1.2'.H31:'experimento 1.2'.K31 'experimento 1.2'.G32:'experimento 1.2'.G32 'experimento 1.2'.H32:'experimento 1.2'.K32 'experimento 1.2'.G33:'experimento 1.2'.G33 'experimento 1.2'.H33:'experimento 1.2'.K33 'experimento 1.2'.G34:'experimento 1.2'.G34 'experimento 1.2'.H34:'experimento 1.2'.K34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2.0882in" svg:height="1.1744in" svg:x="11.4929in" svg:y="5.7409in">
            <draw:object draw:notify-on-update-of-ranges="'experimento 1.2'.G36:'experimento 1.2'.H36 'experimento 1.2'.I36:'experimento 1.2'.K36 'experimento 1.2'.G37:'experimento 1.2'.H37 'experimento 1.2'.I37:'experimento 1.2'.K37 'experimento 1.2'.G38:'experimento 1.2'.H38 'experimento 1.2'.I38:'experimento 1.2'.K38 'experimento 1.2'.G39:'experimento 1.2'.H39 'experimento 1.2'.I39:'experimento 1.2'.K39 'experimento 1.2'.G40:'experimento 1.2'.H40 'experimento 1.2'.I40:'experimento 1.2'.K4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svg:width="1.6689in" svg:height="0.9386in" svg:x="11.2224in" svg:y="6.8898in">
            <draw:object draw:notify-on-update-of-ranges="'experimento 1.2'.G42:'experimento 1.2'.H42 'experimento 1.2'.I42:'experimento 1.2'.K42 'experimento 1.2'.G43:'experimento 1.2'.H43 'experimento 1.2'.I43:'experimento 1.2'.K43 'experimento 1.2'.G44:'experimento 1.2'.H44 'experimento 1.2'.I44:'experimento 1.2'.K44 'experimento 1.2'.G45:'experimento 1.2'.H45 'experimento 1.2'.I45:'experimento 1.2'.K45 'experimento 1.2'.G46:'experimento 1.2'.H46 'experimento 1.2'.I46:'experimento 1.2'.K4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svg:width="1.7748in" svg:height="0.9984in" svg:x="11.3524in" svg:y="7.9953in">
            <draw:object draw:notify-on-update-of-ranges="'experimento 1.2'.G48:'experimento 1.2'.H48 'experimento 1.2'.I48:'experimento 1.2'.K48 'experimento 1.2'.G49:'experimento 1.2'.H49 'experimento 1.2'.I49:'experimento 1.2'.K49 'experimento 1.2'.G50:'experimento 1.2'.H50 'experimento 1.2'.I50:'experimento 1.2'.K50 'experimento 1.2'.G51:'experimento 1.2'.H51 'experimento 1.2'.I51:'experimento 1.2'.K51 'experimento 1.2'.G52:'experimento 1.2'.H52 'experimento 1.2'.I52:'experimento 1.2'.K5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7" draw:style-name="gr1" svg:width="1.7583in" svg:height="0.989in" svg:x="4.6862in" svg:y="5.9559in">
            <draw:object draw:notify-on-update-of-ranges="'experimento 1.2'.A36:'experimento 1.2'.A36 'experimento 1.2'.B36:'experimento 1.2'.E36 'experimento 1.2'.A37:'experimento 1.2'.A37 'experimento 1.2'.B37:'experimento 1.2'.E37 'experimento 1.2'.A38:'experimento 1.2'.A38 'experimento 1.2'.B38:'experimento 1.2'.E38 'experimento 1.2'.A39:'experimento 1.2'.A39 'experimento 1.2'.B39:'experimento 1.2'.E39 'experimento 1.2'.A40:'experimento 1.2'.A40 'experimento 1.2'.B40:'experimento 1.2'.E4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2">
          <table:table-cell office:value-type="string">
            <text:p>Con saltos</text:p>
          </table:table-cell>
          <table:table-cell table:number-columns-repeated="5"/>
          <table:table-cell office:value-type="string">
            <text:p>Con saltos</text:p>
          </table:table-cell>
          <table:table-cell table:number-columns-repeated="12"/>
        </table:table-row>
        <table:table-row table:style-name="ro2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/>
          <table:table-cell office:value-type="string">
            <text:p>Marily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3"/>
          <table:table-cell office:value-type="string">
            <text:p>Sin Saltos</text:p>
          </table:table-cell>
          <table:table-cell table:number-columns-repeated="4"/>
        </table:table-row>
        <table:table-row table:style-name="ro3">
          <table:table-cell office:value-type="string">
            <text:p>ASM</text:p>
          </table:table-cell>
          <table:table-cell office:value-type="float" office:value="155239">
            <text:p>155239</text:p>
          </table:table-cell>
          <table:table-cell office:value-type="float" office:value="324289">
            <text:p>324289</text:p>
          </table:table-cell>
          <table:table-cell office:value-type="float" office:value="1275782">
            <text:p>1275782</text:p>
          </table:table-cell>
          <table:table-cell office:value-type="float" office:value="3796299">
            <text:p>3796299</text:p>
          </table:table-cell>
          <table:table-cell/>
          <table:table-cell office:value-type="string">
            <text:p>C</text:p>
          </table:table-cell>
          <table:table-cell office:value-type="float" office:value="1063462">
            <text:p>1063462</text:p>
          </table:table-cell>
          <table:table-cell office:value-type="float" office:value="1671673">
            <text:p>1671673</text:p>
          </table:table-cell>
          <table:table-cell office:value-type="float" office:value="6281355">
            <text:p>6281355</text:p>
          </table:table-cell>
          <table:table-cell office:value-type="float" office:value="18078820">
            <text:p>18078820</text:p>
          </table:table-cell>
          <table:table-cell table:number-columns-repeated="8"/>
        </table:table-row>
        <table:table-row table:style-name="ro3">
          <table:table-cell office:value-type="string">
            <text:p>C</text:p>
          </table:table-cell>
          <table:table-cell office:value-type="float" office:value="1143087">
            <text:p>1143087</text:p>
          </table:table-cell>
          <table:table-cell office:value-type="float" office:value="1812791">
            <text:p>1812791</text:p>
          </table:table-cell>
          <table:table-cell office:value-type="float" office:value="6988284">
            <text:p>6988284</text:p>
          </table:table-cell>
          <table:table-cell office:value-type="float" office:value="18628804">
            <text:p>18628804</text:p>
          </table:table-cell>
          <table:table-cell/>
          <table:table-cell office:value-type="string">
            <text:p>C -O1</text:p>
          </table:table-cell>
          <table:table-cell office:value-type="float" office:value="393319">
            <text:p>393319</text:p>
          </table:table-cell>
          <table:table-cell office:value-type="float" office:value="624893">
            <text:p>624893</text:p>
          </table:table-cell>
          <table:table-cell office:value-type="float" office:value="2212643">
            <text:p>2212643</text:p>
          </table:table-cell>
          <table:table-cell office:value-type="float" office:value="5755820">
            <text:p>5755820</text:p>
          </table:table-cell>
          <table:table-cell table:number-columns-repeated="8"/>
        </table:table-row>
        <table:table-row table:style-name="ro3">
          <table:table-cell office:value-type="string">
            <text:p>C -O1</text:p>
          </table:table-cell>
          <table:table-cell office:value-type="float" office:value="406957">
            <text:p>406957</text:p>
          </table:table-cell>
          <table:table-cell office:value-type="float" office:value="629364">
            <text:p>629364</text:p>
          </table:table-cell>
          <table:table-cell office:value-type="float" office:value="2187798">
            <text:p>2187798</text:p>
          </table:table-cell>
          <table:table-cell office:value-type="float" office:value="5735027">
            <text:p>5735027</text:p>
          </table:table-cell>
          <table:table-cell/>
          <table:table-cell office:value-type="string">
            <text:p>C -O2</text:p>
          </table:table-cell>
          <table:table-cell office:value-type="float" office:value="330812">
            <text:p>330812</text:p>
          </table:table-cell>
          <table:table-cell office:value-type="float" office:value="501740">
            <text:p>501740</text:p>
          </table:table-cell>
          <table:table-cell office:value-type="float" office:value="1813578">
            <text:p>1813578</text:p>
          </table:table-cell>
          <table:table-cell office:value-type="float" office:value="4904778">
            <text:p>4904778</text:p>
          </table:table-cell>
          <table:table-cell table:number-columns-repeated="3"/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</table:table-row>
        <table:table-row table:style-name="ro3">
          <table:table-cell office:value-type="string">
            <text:p>C -O2</text:p>
          </table:table-cell>
          <table:table-cell office:value-type="float" office:value="401139">
            <text:p>401139</text:p>
          </table:table-cell>
          <table:table-cell office:value-type="float" office:value="626439">
            <text:p>626439</text:p>
          </table:table-cell>
          <table:table-cell office:value-type="float" office:value="2324926">
            <text:p>2324926</text:p>
          </table:table-cell>
          <table:table-cell office:value-type="float" office:value="5279355">
            <text:p>5279355</text:p>
          </table:table-cell>
          <table:table-cell/>
          <table:table-cell office:value-type="string">
            <text:p>C -O3</text:p>
          </table:table-cell>
          <table:table-cell office:value-type="float" office:value="337376">
            <text:p>337376</text:p>
          </table:table-cell>
          <table:table-cell office:value-type="float" office:value="507069">
            <text:p>507069</text:p>
          </table:table-cell>
          <table:table-cell office:value-type="float" office:value="1792359">
            <text:p>1792359</text:p>
          </table:table-cell>
          <table:table-cell office:value-type="float" office:value="4797980">
            <text:p>4797980</text:p>
          </table:table-cell>
          <table:table-cell table:number-columns-repeated="3"/>
          <table:table-cell office:value-type="string">
            <text:p>ASM</text:p>
          </table:table-cell>
          <table:table-cell office:value-type="float" office:value="177314">
            <text:p>177314</text:p>
          </table:table-cell>
          <table:table-cell office:value-type="float" office:value="335460">
            <text:p>335460</text:p>
          </table:table-cell>
          <table:table-cell office:value-type="float" office:value="1289942">
            <text:p>1289942</text:p>
          </table:table-cell>
          <table:table-cell office:value-type="float" office:value="3825442">
            <text:p>3825442</text:p>
          </table:table-cell>
        </table:table-row>
        <table:table-row table:style-name="ro3">
          <table:table-cell office:value-type="string">
            <text:p>C -O3</text:p>
          </table:table-cell>
          <table:table-cell office:value-type="float" office:value="396281">
            <text:p>396281</text:p>
          </table:table-cell>
          <table:table-cell office:value-type="float" office:value="609264">
            <text:p>609264</text:p>
          </table:table-cell>
          <table:table-cell office:value-type="float" office:value="2354951">
            <text:p>2354951</text:p>
          </table:table-cell>
          <table:table-cell office:value-type="float" office:value="5393349">
            <text:p>5393349</text:p>
          </table:table-cell>
          <table:table-cell table:number-columns-repeated="9"/>
          <table:table-cell office:value-type="string">
            <text:p>C</text:p>
          </table:table-cell>
          <table:table-cell office:value-type="float" office:value="777720">
            <text:p>777720</text:p>
          </table:table-cell>
          <table:table-cell office:value-type="float" office:value="1241648">
            <text:p>1241648</text:p>
          </table:table-cell>
          <table:table-cell office:value-type="float" office:value="4985094">
            <text:p>4985094</text:p>
          </table:table-cell>
          <table:table-cell office:value-type="float" office:value="14424474">
            <text:p>14424474</text:p>
          </table:table-cell>
        </table:table-row>
        <table:table-row table:style-name="ro3">
          <table:table-cell table:number-columns-repeated="14"/>
          <table:table-cell office:value-type="string">
            <text:p>C -O1</text:p>
          </table:table-cell>
          <table:table-cell office:value-type="float" office:value="144555">
            <text:p>144555</text:p>
          </table:table-cell>
          <table:table-cell office:value-type="float" office:value="236581">
            <text:p>236581</text:p>
          </table:table-cell>
          <table:table-cell office:value-type="float" office:value="953089">
            <text:p>953089</text:p>
          </table:table-cell>
          <table:table-cell office:value-type="float" office:value="2892494">
            <text:p>2892494</text:p>
          </table:table-cell>
        </table:table-row>
        <table:table-row table:style-name="ro3">
          <table:table-cell table:number-columns-repeated="14"/>
          <table:table-cell office:value-type="string">
            <text:p>C -O2</text:p>
          </table:table-cell>
          <table:table-cell office:value-type="float" office:value="167597">
            <text:p>167597</text:p>
          </table:table-cell>
          <table:table-cell office:value-type="float" office:value="234406">
            <text:p>234406</text:p>
          </table:table-cell>
          <table:table-cell office:value-type="float" office:value="951575">
            <text:p>951575</text:p>
          </table:table-cell>
          <table:table-cell office:value-type="float" office:value="2897037">
            <text:p>2897037</text:p>
          </table:table-cell>
        </table:table-row>
        <table:table-row table:style-name="ro3">
          <table:table-cell table:number-columns-repeated="14"/>
          <table:table-cell office:value-type="string">
            <text:p>C -O3</text:p>
          </table:table-cell>
          <table:table-cell office:value-type="float" office:value="145082">
            <text:p>145082</text:p>
          </table:table-cell>
          <table:table-cell office:value-type="float" office:value="230806">
            <text:p>230806</text:p>
          </table:table-cell>
          <table:table-cell office:value-type="float" office:value="952991">
            <text:p>952991</text:p>
          </table:table-cell>
          <table:table-cell office:value-type="float" office:value="2811187">
            <text:p>2811187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Con 4 saltos (1 menos)</text:p>
          </table:table-cell>
          <table:table-cell table:number-columns-repeated="5"/>
          <table:table-cell office:value-type="string">
            <text:p>Con 2 saltos ( 3 menos)</text:p>
          </table:table-cell>
          <table:table-cell table:number-columns-repeated="12"/>
        </table:table-row>
        <table:table-row table:style-name="ro2"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/>
          <table:table-cell office:value-type="string">
            <text:p>Lena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3"/>
          <table:table-cell office:value-type="string">
            <text:p>Sin Saltos</text:p>
          </table:table-cell>
          <table:table-cell table:number-columns-repeated="4"/>
        </table:table-row>
        <table:table-row table:style-name="ro3">
          <table:table-cell office:value-type="string">
            <text:p>C</text:p>
          </table:table-cell>
          <table:table-cell office:value-type="float" office:value="1156697">
            <text:p>1156697</text:p>
          </table:table-cell>
          <table:table-cell office:value-type="float" office:value="1777060">
            <text:p>1777060</text:p>
          </table:table-cell>
          <table:table-cell office:value-type="float" office:value="6896489">
            <text:p>6896489</text:p>
          </table:table-cell>
          <table:table-cell office:value-type="float" office:value="18451978">
            <text:p>18451978</text:p>
          </table:table-cell>
          <table:table-cell/>
          <table:table-cell office:value-type="string">
            <text:p>C</text:p>
          </table:table-cell>
          <table:table-cell office:value-type="float" office:value="945268">
            <text:p>945268</text:p>
          </table:table-cell>
          <table:table-cell office:value-type="float" office:value="1492647">
            <text:p>1492647</text:p>
          </table:table-cell>
          <table:table-cell office:value-type="float" office:value="5658926">
            <text:p>5658926</text:p>
          </table:table-cell>
          <table:table-cell office:value-type="float" office:value="16099632">
            <text:p>16099632</text:p>
          </table:table-cell>
          <table:table-cell table:number-columns-repeated="8"/>
        </table:table-row>
        <table:table-row table:style-name="ro3">
          <table:table-cell office:value-type="string">
            <text:p>C -O1</text:p>
          </table:table-cell>
          <table:table-cell table:style-name="ce1" office:value-type="float" office:value="399478">
            <text:p>399478</text:p>
          </table:table-cell>
          <table:table-cell table:style-name="ce1" office:value-type="float" office:value="569699">
            <text:p>569699</text:p>
          </table:table-cell>
          <table:table-cell table:style-name="ce1" office:value-type="float" office:value="2028426">
            <text:p>2028426</text:p>
          </table:table-cell>
          <table:table-cell table:style-name="ce1" office:value-type="float" office:value="5313200">
            <text:p>5313200</text:p>
          </table:table-cell>
          <table:table-cell/>
          <table:table-cell office:value-type="string">
            <text:p>C -O1</text:p>
          </table:table-cell>
          <table:table-cell office:value-type="float" office:value="310701">
            <text:p>310701</text:p>
          </table:table-cell>
          <table:table-cell office:value-type="float" office:value="501146">
            <text:p>501146</text:p>
          </table:table-cell>
          <table:table-cell office:value-type="float" office:value="1660683">
            <text:p>1660683</text:p>
          </table:table-cell>
          <table:table-cell office:value-type="float" office:value="4356480">
            <text:p>4356480</text:p>
          </table:table-cell>
          <table:table-cell table:number-columns-repeated="8"/>
        </table:table-row>
        <table:table-row table:style-name="ro3">
          <table:table-cell office:value-type="string">
            <text:p>C -O2</text:p>
          </table:table-cell>
          <table:table-cell office:value-type="float" office:value="377954">
            <text:p>377954</text:p>
          </table:table-cell>
          <table:table-cell office:value-type="float" office:value="590801">
            <text:p>590801</text:p>
          </table:table-cell>
          <table:table-cell office:value-type="float" office:value="2217774">
            <text:p>2217774</text:p>
          </table:table-cell>
          <table:table-cell office:value-type="float" office:value="5102172">
            <text:p>5102172</text:p>
          </table:table-cell>
          <table:table-cell/>
          <table:table-cell office:value-type="string">
            <text:p>C -O2</text:p>
          </table:table-cell>
          <table:table-cell office:value-type="float" office:value="275833">
            <text:p>275833</text:p>
          </table:table-cell>
          <table:table-cell office:value-type="float" office:value="423195">
            <text:p>423195</text:p>
          </table:table-cell>
          <table:table-cell office:value-type="float" office:value="1544985">
            <text:p>1544985</text:p>
          </table:table-cell>
          <table:table-cell office:value-type="float" office:value="4073329">
            <text:p>4073329</text:p>
          </table:table-cell>
          <table:table-cell table:number-columns-repeated="3"/>
          <table:table-cell office:value-type="string">
            <text:p>Marily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</table:table-row>
        <table:table-row table:style-name="ro3">
          <table:table-cell office:value-type="string">
            <text:p>C -O3</text:p>
          </table:table-cell>
          <table:table-cell office:value-type="float" office:value="371553">
            <text:p>371553</text:p>
          </table:table-cell>
          <table:table-cell office:value-type="float" office:value="586811">
            <text:p>586811</text:p>
          </table:table-cell>
          <table:table-cell office:value-type="float" office:value="2195694">
            <text:p>2195694</text:p>
          </table:table-cell>
          <table:table-cell office:value-type="float" office:value="5068043">
            <text:p>5068043</text:p>
          </table:table-cell>
          <table:table-cell/>
          <table:table-cell office:value-type="string">
            <text:p>C -O3</text:p>
          </table:table-cell>
          <table:table-cell office:value-type="float" office:value="283198">
            <text:p>283198</text:p>
          </table:table-cell>
          <table:table-cell office:value-type="float" office:value="421029">
            <text:p>421029</text:p>
          </table:table-cell>
          <table:table-cell office:value-type="float" office:value="1538136">
            <text:p>1538136</text:p>
          </table:table-cell>
          <table:table-cell office:value-type="float" office:value="4059907">
            <text:p>4059907</text:p>
          </table:table-cell>
          <table:table-cell table:number-columns-repeated="3"/>
          <table:table-cell office:value-type="string">
            <text:p>ASM</text:p>
          </table:table-cell>
          <table:table-cell table:number-columns-repeated="4"/>
        </table:table-row>
        <table:table-row table:style-name="ro3">
          <table:table-cell table:number-columns-repeated="14"/>
          <table:table-cell office:value-type="string">
            <text:p>C</text:p>
          </table:table-cell>
          <table:table-cell office:value-type="float" office:value="790822">
            <text:p>790822</text:p>
          </table:table-cell>
          <table:table-cell office:value-type="float" office:value="1203297">
            <text:p>1203297</text:p>
          </table:table-cell>
          <table:table-cell office:value-type="float" office:value="4786338">
            <text:p>4786338</text:p>
          </table:table-cell>
          <table:table-cell office:value-type="float" office:value="14326621">
            <text:p>14326621</text:p>
          </table:table-cell>
        </table:table-row>
        <table:table-row table:style-name="ro3">
          <table:table-cell table:number-columns-repeated="14"/>
          <table:table-cell office:value-type="string">
            <text:p>C -O1</text:p>
          </table:table-cell>
          <table:table-cell office:value-type="float" office:value="150819">
            <text:p>150819</text:p>
          </table:table-cell>
          <table:table-cell office:value-type="float" office:value="247938">
            <text:p>247938</text:p>
          </table:table-cell>
          <table:table-cell office:value-type="float" office:value="945751">
            <text:p>945751</text:p>
          </table:table-cell>
          <table:table-cell office:value-type="float" office:value="2793338">
            <text:p>2793338</text:p>
          </table:table-cell>
        </table:table-row>
        <table:table-row table:style-name="ro3">
          <table:table-cell table:number-columns-repeated="14"/>
          <table:table-cell office:value-type="string">
            <text:p>C -O2</text:p>
          </table:table-cell>
          <table:table-cell office:value-type="float" office:value="166631">
            <text:p>166631</text:p>
          </table:table-cell>
          <table:table-cell office:value-type="float" office:value="266256">
            <text:p>266256</text:p>
          </table:table-cell>
          <table:table-cell office:value-type="float" office:value="939620">
            <text:p>939620</text:p>
          </table:table-cell>
          <table:table-cell office:value-type="float" office:value="2786044">
            <text:p>2786044</text:p>
          </table:table-cell>
        </table:table-row>
        <table:table-row table:style-name="ro3">
          <table:table-cell table:number-columns-repeated="14"/>
          <table:table-cell office:value-type="string">
            <text:p>C -O3</text:p>
          </table:table-cell>
          <table:table-cell office:value-type="float" office:value="169995">
            <text:p>169995</text:p>
          </table:table-cell>
          <table:table-cell office:value-type="float" office:value="244202">
            <text:p>244202</text:p>
          </table:table-cell>
          <table:table-cell office:value-type="float" office:value="940377">
            <text:p>940377</text:p>
          </table:table-cell>
          <table:table-cell office:value-type="float" office:value="2782180">
            <text:p>2782180</text:p>
          </table:table-cell>
        </table:table-row>
        <table:table-row table:style-name="ro3">
          <table:table-cell office:value-type="string">
            <text:p>Marily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/>
          <table:table-cell office:value-type="string">
            <text:p>Marilyn</text:p>
          </table:table-cell>
          <table:table-cell office:value-type="string">
            <text:p>202x202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8"/>
        </table:table-row>
        <table:table-row table:style-name="ro3">
          <table:table-cell office:value-type="string">
            <text:p>C</text:p>
          </table:table-cell>
          <table:table-cell office:value-type="float" office:value="931952">
            <text:p>931952</text:p>
          </table:table-cell>
          <table:table-cell office:value-type="float" office:value="1495750">
            <text:p>1495750</text:p>
          </table:table-cell>
          <table:table-cell office:value-type="float" office:value="5754964">
            <text:p>5754964</text:p>
          </table:table-cell>
          <table:table-cell office:value-type="float" office:value="16788354">
            <text:p>16788354</text:p>
          </table:table-cell>
          <table:table-cell/>
          <table:table-cell office:value-type="string">
            <text:p>C</text:p>
          </table:table-cell>
          <table:table-cell office:value-type="float" office:value="847142">
            <text:p>847142</text:p>
          </table:table-cell>
          <table:table-cell office:value-type="float" office:value="1335499">
            <text:p>1335499</text:p>
          </table:table-cell>
          <table:table-cell office:value-type="float" office:value="5262007">
            <text:p>5262007</text:p>
          </table:table-cell>
          <table:table-cell office:value-type="float" office:value="15674181">
            <text:p>15674181</text:p>
          </table:table-cell>
          <table:table-cell table:number-columns-repeated="8"/>
        </table:table-row>
        <table:table-row table:style-name="ro3">
          <table:table-cell office:value-type="string">
            <text:p>C -O1</text:p>
          </table:table-cell>
          <table:table-cell office:value-type="float" office:value="321837">
            <text:p>321837</text:p>
          </table:table-cell>
          <table:table-cell office:value-type="float" office:value="507696">
            <text:p>507696</text:p>
          </table:table-cell>
          <table:table-cell office:value-type="float" office:value="1785118">
            <text:p>1785118</text:p>
          </table:table-cell>
          <table:table-cell office:value-type="float" office:value="4886206">
            <text:p>4886206</text:p>
          </table:table-cell>
          <table:table-cell/>
          <table:table-cell office:value-type="string">
            <text:p>C -O1</text:p>
          </table:table-cell>
          <table:table-cell office:value-type="float" office:value="243467">
            <text:p>243467</text:p>
          </table:table-cell>
          <table:table-cell office:value-type="float" office:value="368318">
            <text:p>368318</text:p>
          </table:table-cell>
          <table:table-cell office:value-type="float" office:value="1343582">
            <text:p>1343582</text:p>
          </table:table-cell>
          <table:table-cell office:value-type="float" office:value="3931394">
            <text:p>3931394</text:p>
          </table:table-cell>
          <table:table-cell table:number-columns-repeated="8"/>
        </table:table-row>
        <table:table-row table:style-name="ro3">
          <table:table-cell office:value-type="string">
            <text:p>C -O2</text:p>
          </table:table-cell>
          <table:table-cell office:value-type="float" office:value="277347">
            <text:p>277347</text:p>
          </table:table-cell>
          <table:table-cell office:value-type="float" office:value="425904">
            <text:p>425904</text:p>
          </table:table-cell>
          <table:table-cell office:value-type="float" office:value="1465169">
            <text:p>1465169</text:p>
          </table:table-cell>
          <table:table-cell office:value-type="float" office:value="4089876">
            <text:p>4089876</text:p>
          </table:table-cell>
          <table:table-cell/>
          <table:table-cell office:value-type="string">
            <text:p>C -O2</text:p>
          </table:table-cell>
          <table:table-cell office:value-type="float" office:value="204139">
            <text:p>204139</text:p>
          </table:table-cell>
          <table:table-cell office:value-type="float" office:value="322578">
            <text:p>322578</text:p>
          </table:table-cell>
          <table:table-cell office:value-type="float" office:value="1197079">
            <text:p>1197079</text:p>
          </table:table-cell>
          <table:table-cell office:value-type="float" office:value="3475575">
            <text:p>3475575</text:p>
          </table:table-cell>
          <table:table-cell table:number-columns-repeated="8"/>
        </table:table-row>
        <table:table-row table:style-name="ro3">
          <table:table-cell office:value-type="string">
            <text:p>C -O3</text:p>
          </table:table-cell>
          <table:table-cell office:value-type="float" office:value="272733">
            <text:p>272733</text:p>
          </table:table-cell>
          <table:table-cell office:value-type="float" office:value="413253">
            <text:p>413253</text:p>
          </table:table-cell>
          <table:table-cell office:value-type="float" office:value="1469620">
            <text:p>1469620</text:p>
          </table:table-cell>
          <table:table-cell office:value-type="float" office:value="4074090">
            <text:p>4074090</text:p>
          </table:table-cell>
          <table:table-cell/>
          <table:table-cell office:value-type="string">
            <text:p>C -O3</text:p>
          </table:table-cell>
          <table:table-cell office:value-type="float" office:value="200897">
            <text:p>200897</text:p>
          </table:table-cell>
          <table:table-cell office:value-type="float" office:value="325632">
            <text:p>325632</text:p>
          </table:table-cell>
          <table:table-cell office:value-type="float" office:value="1223724">
            <text:p>1223724</text:p>
          </table:table-cell>
          <table:table-cell office:value-type="float" office:value="3522743">
            <text:p>3522743</text:p>
          </table:table-cell>
          <table:table-cell table:number-columns-repeated="8"/>
        </table:table-row>
        <table:table-row table:style-name="ro3">
          <table:table-cell table:number-columns-repeated="19"/>
        </table:table-row>
        <table:table-row table:style-name="ro1" table:number-rows-repeated="2">
          <table:table-cell table:number-columns-repeated="19"/>
        </table:table-row>
        <table:table-row table:style-name="ro3">
          <table:table-cell table:style-name="ce1" office:value-type="string">
            <text:p>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/>
          <table:table-cell table:style-name="ce1" office:value-type="string">
            <text:p>Marily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4"/>
          <table:table-cell table:formula="of:=[.B32]*100/[.B31]" office:value-type="float" office:value="101.190635533428">
            <text:p>101.1906355334</text:p>
          </table:table-cell>
          <table:table-cell table:formula="of:=[.C32]*100/[.C31]" office:value-type="float" office:value="98.0289509380839">
            <text:p>98.0289509381</text:p>
          </table:table-cell>
          <table:table-cell table:formula="of:=[.D32]*100/[.D31]" office:value-type="float" office:value="98.6864443402701">
            <text:p>98.6864443403</text:p>
          </table:table-cell>
          <table:table-cell table:formula="of:=[.E32]*100/[.E31]" office:value-type="float" office:value="99.0507925253817">
            <text:p>99.0507925254</text:p>
          </table:table-cell>
        </table:table-row>
        <table:table-row table:style-name="ro3">
          <table:table-cell table:style-name="ce1" office:value-type="string">
            <text:p>C con saltos</text:p>
          </table:table-cell>
          <table:table-cell table:style-name="ce1" office:value-type="float" office:value="1143087">
            <text:p>1143087</text:p>
          </table:table-cell>
          <table:table-cell table:style-name="ce1" office:value-type="float" office:value="1812791">
            <text:p>1812791</text:p>
          </table:table-cell>
          <table:table-cell table:style-name="ce1" office:value-type="float" office:value="6988284">
            <text:p>6988284</text:p>
          </table:table-cell>
          <table:table-cell table:style-name="ce1" office:value-type="float" office:value="18628804">
            <text:p>18628804</text:p>
          </table:table-cell>
          <table:table-cell/>
          <table:table-cell table:style-name="ce1" office:value-type="string">
            <text:p>C con saltos</text:p>
          </table:table-cell>
          <table:table-cell table:style-name="ce1" office:value-type="float" office:value="1063462">
            <text:p>1063462</text:p>
          </table:table-cell>
          <table:table-cell table:style-name="ce1" office:value-type="float" office:value="1671673">
            <text:p>1671673</text:p>
          </table:table-cell>
          <table:table-cell table:style-name="ce1" office:value-type="float" office:value="6281355">
            <text:p>6281355</text:p>
          </table:table-cell>
          <table:table-cell table:style-name="ce1" office:value-type="float" office:value="18078820">
            <text:p>18078820</text:p>
          </table:table-cell>
          <table:table-cell table:number-columns-repeated="4"/>
          <table:table-cell table:formula="of:=[.B38]*100/[.B37]" office:value-type="float" office:value="98.1622136982531">
            <text:p>98.1622136983</text:p>
          </table:table-cell>
          <table:table-cell table:formula="of:=[.C38]*100/[.C37]" office:value-type="float" office:value="90.5197945862808">
            <text:p>90.5197945863</text:p>
          </table:table-cell>
          <table:table-cell table:formula="of:=[.D38]*100/[.D37]" office:value-type="float" office:value="92.7154152257201">
            <text:p>92.7154152257</text:p>
          </table:table-cell>
          <table:table-cell table:formula="of:=[.E38]*100/[.E37]" office:value-type="float" office:value="92.6447251250953">
            <text:p>92.6447251251</text:p>
          </table:table-cell>
        </table:table-row>
        <table:table-row table:style-name="ro3">
          <table:table-cell table:style-name="ce1" office:value-type="string">
            <text:p>C con 1 saltos menos</text:p>
          </table:table-cell>
          <table:table-cell table:style-name="ce1" office:value-type="float" office:value="1156697">
            <text:p>1156697</text:p>
          </table:table-cell>
          <table:table-cell table:style-name="ce1" office:value-type="float" office:value="1777060">
            <text:p>1777060</text:p>
          </table:table-cell>
          <table:table-cell table:style-name="ce1" office:value-type="float" office:value="6896489">
            <text:p>6896489</text:p>
          </table:table-cell>
          <table:table-cell table:style-name="ce1" office:value-type="float" office:value="18451978">
            <text:p>18451978</text:p>
          </table:table-cell>
          <table:table-cell/>
          <table:table-cell table:style-name="ce1" office:value-type="string">
            <text:p>C con 1 saltos menos</text:p>
          </table:table-cell>
          <table:table-cell table:style-name="ce1" office:value-type="float" office:value="931952">
            <text:p>931952</text:p>
          </table:table-cell>
          <table:table-cell table:style-name="ce1" office:value-type="float" office:value="1495750">
            <text:p>1495750</text:p>
          </table:table-cell>
          <table:table-cell table:style-name="ce1" office:value-type="float" office:value="5754964">
            <text:p>5754964</text:p>
          </table:table-cell>
          <table:table-cell table:style-name="ce1" office:value-type="float" office:value="16788354">
            <text:p>16788354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con 3 saltos menos</text:p>
          </table:table-cell>
          <table:table-cell table:style-name="ce1" office:value-type="float" office:value="945268">
            <text:p>945268</text:p>
          </table:table-cell>
          <table:table-cell table:style-name="ce1" office:value-type="float" office:value="1492647">
            <text:p>1492647</text:p>
          </table:table-cell>
          <table:table-cell table:style-name="ce1" office:value-type="float" office:value="5658926">
            <text:p>5658926</text:p>
          </table:table-cell>
          <table:table-cell table:style-name="ce1" office:value-type="float" office:value="16099632">
            <text:p>16099632</text:p>
          </table:table-cell>
          <table:table-cell/>
          <table:table-cell table:style-name="ce1" office:value-type="string">
            <text:p>C con 3 saltos menos</text:p>
          </table:table-cell>
          <table:table-cell table:style-name="ce1" office:value-type="float" office:value="847142">
            <text:p>847142</text:p>
          </table:table-cell>
          <table:table-cell table:style-name="ce1" office:value-type="float" office:value="1335499">
            <text:p>1335499</text:p>
          </table:table-cell>
          <table:table-cell table:style-name="ce1" office:value-type="float" office:value="5262007">
            <text:p>5262007</text:p>
          </table:table-cell>
          <table:table-cell table:style-name="ce1" office:value-type="float" office:value="15674181">
            <text:p>15674181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sin saltos</text:p>
          </table:table-cell>
          <table:table-cell table:style-name="ce1" office:value-type="float" office:value="777720">
            <text:p>777720</text:p>
          </table:table-cell>
          <table:table-cell table:style-name="ce1" office:value-type="float" office:value="1241648">
            <text:p>1241648</text:p>
          </table:table-cell>
          <table:table-cell table:style-name="ce1" office:value-type="float" office:value="4985094">
            <text:p>4985094</text:p>
          </table:table-cell>
          <table:table-cell table:style-name="ce1" office:value-type="float" office:value="14424474">
            <text:p>14424474</text:p>
          </table:table-cell>
          <table:table-cell/>
          <table:table-cell table:style-name="ce1" office:value-type="string">
            <text:p>C sin saltos</text:p>
          </table:table-cell>
          <table:table-cell table:style-name="ce1" office:value-type="float" office:value="790822">
            <text:p>790822</text:p>
          </table:table-cell>
          <table:table-cell table:style-name="ce1" office:value-type="float" office:value="1203297">
            <text:p>1203297</text:p>
          </table:table-cell>
          <table:table-cell table:style-name="ce1" office:value-type="float" office:value="4786338">
            <text:p>4786338</text:p>
          </table:table-cell>
          <table:table-cell table:style-name="ce1" office:value-type="float" office:value="14326621">
            <text:p>14326621</text:p>
          </table:table-cell>
          <table:table-cell table:number-columns-repeated="8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/>
          <table:table-cell table:style-name="ce1" office:value-type="string">
            <text:p>Marily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1 con saltos</text:p>
          </table:table-cell>
          <table:table-cell office:value-type="float" office:value="406957">
            <text:p>406957</text:p>
          </table:table-cell>
          <table:table-cell office:value-type="float" office:value="629364">
            <text:p>629364</text:p>
          </table:table-cell>
          <table:table-cell office:value-type="float" office:value="2187798">
            <text:p>2187798</text:p>
          </table:table-cell>
          <table:table-cell office:value-type="float" office:value="5735027">
            <text:p>5735027</text:p>
          </table:table-cell>
          <table:table-cell/>
          <table:table-cell table:style-name="ce1" office:value-type="string">
            <text:p>C -O1 con saltos</text:p>
          </table:table-cell>
          <table:table-cell table:style-name="ce1" office:value-type="float" office:value="393319">
            <text:p>393319</text:p>
          </table:table-cell>
          <table:table-cell table:style-name="ce1" office:value-type="float" office:value="624893">
            <text:p>624893</text:p>
          </table:table-cell>
          <table:table-cell table:style-name="ce1" office:value-type="float" office:value="2212643">
            <text:p>2212643</text:p>
          </table:table-cell>
          <table:table-cell table:style-name="ce1" office:value-type="float" office:value="5755820">
            <text:p>5755820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1 con 1 saltos menos</text:p>
          </table:table-cell>
          <table:table-cell table:style-name="ce1" office:value-type="float" office:value="399478">
            <text:p>399478</text:p>
          </table:table-cell>
          <table:table-cell table:style-name="ce1" office:value-type="float" office:value="569699">
            <text:p>569699</text:p>
          </table:table-cell>
          <table:table-cell table:style-name="ce1" office:value-type="float" office:value="2028426">
            <text:p>2028426</text:p>
          </table:table-cell>
          <table:table-cell table:style-name="ce1" office:value-type="float" office:value="5313200">
            <text:p>5313200</text:p>
          </table:table-cell>
          <table:table-cell/>
          <table:table-cell table:style-name="ce1" office:value-type="string">
            <text:p>C -O1 con 1 saltos menos</text:p>
          </table:table-cell>
          <table:table-cell table:style-name="ce1" office:value-type="float" office:value="321837">
            <text:p>321837</text:p>
          </table:table-cell>
          <table:table-cell table:style-name="ce1" office:value-type="float" office:value="507696">
            <text:p>507696</text:p>
          </table:table-cell>
          <table:table-cell table:style-name="ce1" office:value-type="float" office:value="1785118">
            <text:p>1785118</text:p>
          </table:table-cell>
          <table:table-cell table:style-name="ce1" office:value-type="float" office:value="4886206">
            <text:p>4886206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1 con 3 saltos menos</text:p>
          </table:table-cell>
          <table:table-cell table:style-name="ce1" office:value-type="float" office:value="275833">
            <text:p>275833</text:p>
          </table:table-cell>
          <table:table-cell table:style-name="ce1" office:value-type="float" office:value="423195">
            <text:p>423195</text:p>
          </table:table-cell>
          <table:table-cell table:style-name="ce1" office:value-type="float" office:value="1544985">
            <text:p>1544985</text:p>
          </table:table-cell>
          <table:table-cell table:style-name="ce1" office:value-type="float" office:value="4073329">
            <text:p>4073329</text:p>
          </table:table-cell>
          <table:table-cell/>
          <table:table-cell table:style-name="ce1" office:value-type="string">
            <text:p>C -O1 con 3 saltos menos</text:p>
          </table:table-cell>
          <table:table-cell table:style-name="ce1" office:value-type="float" office:value="243467">
            <text:p>243467</text:p>
          </table:table-cell>
          <table:table-cell table:style-name="ce1" office:value-type="float" office:value="368318">
            <text:p>368318</text:p>
          </table:table-cell>
          <table:table-cell table:style-name="ce1" office:value-type="float" office:value="1343582">
            <text:p>1343582</text:p>
          </table:table-cell>
          <table:table-cell table:style-name="ce1" office:value-type="float" office:value="3931394">
            <text:p>3931394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1 sin saltos</text:p>
          </table:table-cell>
          <table:table-cell table:style-name="ce1" office:value-type="float" office:value="144555">
            <text:p>144555</text:p>
          </table:table-cell>
          <table:table-cell table:style-name="ce1" office:value-type="float" office:value="236581">
            <text:p>236581</text:p>
          </table:table-cell>
          <table:table-cell table:style-name="ce1" office:value-type="float" office:value="953089">
            <text:p>953089</text:p>
          </table:table-cell>
          <table:table-cell table:style-name="ce1" office:value-type="float" office:value="2892494">
            <text:p>2892494</text:p>
          </table:table-cell>
          <table:table-cell/>
          <table:table-cell table:style-name="ce1" office:value-type="string">
            <text:p>C -O1 sin saltos</text:p>
          </table:table-cell>
          <table:table-cell table:style-name="ce1" office:value-type="float" office:value="150819">
            <text:p>150819</text:p>
          </table:table-cell>
          <table:table-cell table:style-name="ce1" office:value-type="float" office:value="247938">
            <text:p>247938</text:p>
          </table:table-cell>
          <table:table-cell table:style-name="ce1" office:value-type="float" office:value="945751">
            <text:p>945751</text:p>
          </table:table-cell>
          <table:table-cell table:style-name="ce1" office:value-type="float" office:value="2793338">
            <text:p>2793338</text:p>
          </table:table-cell>
          <table:table-cell table:number-columns-repeated="8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/>
          <table:table-cell table:style-name="ce1" office:value-type="string">
            <text:p>Marily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2 con saltos</text:p>
          </table:table-cell>
          <table:table-cell table:style-name="ce1" office:value-type="float" office:value="401139">
            <text:p>401139</text:p>
          </table:table-cell>
          <table:table-cell table:style-name="ce1" office:value-type="float" office:value="626439">
            <text:p>626439</text:p>
          </table:table-cell>
          <table:table-cell table:style-name="ce1" office:value-type="float" office:value="2324926">
            <text:p>2324926</text:p>
          </table:table-cell>
          <table:table-cell table:style-name="ce1" office:value-type="float" office:value="5279355">
            <text:p>5279355</text:p>
          </table:table-cell>
          <table:table-cell/>
          <table:table-cell table:style-name="ce1" office:value-type="string">
            <text:p>C -O2 con saltos</text:p>
          </table:table-cell>
          <table:table-cell table:style-name="ce1" office:value-type="float" office:value="330812">
            <text:p>330812</text:p>
          </table:table-cell>
          <table:table-cell table:style-name="ce1" office:value-type="float" office:value="501740">
            <text:p>501740</text:p>
          </table:table-cell>
          <table:table-cell table:style-name="ce1" office:value-type="float" office:value="1813578">
            <text:p>1813578</text:p>
          </table:table-cell>
          <table:table-cell table:style-name="ce1" office:value-type="float" office:value="4904778">
            <text:p>4904778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2 con 1 saltos menos</text:p>
          </table:table-cell>
          <table:table-cell table:style-name="ce1" office:value-type="float" office:value="377954">
            <text:p>377954</text:p>
          </table:table-cell>
          <table:table-cell table:style-name="ce1" office:value-type="float" office:value="590801">
            <text:p>590801</text:p>
          </table:table-cell>
          <table:table-cell table:style-name="ce1" office:value-type="float" office:value="2217774">
            <text:p>2217774</text:p>
          </table:table-cell>
          <table:table-cell table:style-name="ce1" office:value-type="float" office:value="5102172">
            <text:p>5102172</text:p>
          </table:table-cell>
          <table:table-cell/>
          <table:table-cell table:style-name="ce1" office:value-type="string">
            <text:p>C -O2 con 1 saltos menos</text:p>
          </table:table-cell>
          <table:table-cell table:style-name="ce1" office:value-type="float" office:value="277347">
            <text:p>277347</text:p>
          </table:table-cell>
          <table:table-cell table:style-name="ce1" office:value-type="float" office:value="425904">
            <text:p>425904</text:p>
          </table:table-cell>
          <table:table-cell table:style-name="ce1" office:value-type="float" office:value="1465169">
            <text:p>1465169</text:p>
          </table:table-cell>
          <table:table-cell table:style-name="ce1" office:value-type="float" office:value="4089876">
            <text:p>4089876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2 con 3 saltos menos</text:p>
          </table:table-cell>
          <table:table-cell table:style-name="ce1" office:value-type="float" office:value="275833">
            <text:p>275833</text:p>
          </table:table-cell>
          <table:table-cell table:style-name="ce1" office:value-type="float" office:value="423195">
            <text:p>423195</text:p>
          </table:table-cell>
          <table:table-cell table:style-name="ce1" office:value-type="float" office:value="1544985">
            <text:p>1544985</text:p>
          </table:table-cell>
          <table:table-cell table:style-name="ce1" office:value-type="float" office:value="4073329">
            <text:p>4073329</text:p>
          </table:table-cell>
          <table:table-cell/>
          <table:table-cell table:style-name="ce1" office:value-type="string">
            <text:p>C -O2 con 3 saltos menos</text:p>
          </table:table-cell>
          <table:table-cell table:style-name="ce1" office:value-type="float" office:value="204139">
            <text:p>204139</text:p>
          </table:table-cell>
          <table:table-cell table:style-name="ce1" office:value-type="float" office:value="322578">
            <text:p>322578</text:p>
          </table:table-cell>
          <table:table-cell table:style-name="ce1" office:value-type="float" office:value="1197079">
            <text:p>1197079</text:p>
          </table:table-cell>
          <table:table-cell table:style-name="ce1" office:value-type="float" office:value="3475575">
            <text:p>3475575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2 sin saltos</text:p>
          </table:table-cell>
          <table:table-cell table:style-name="ce1" office:value-type="float" office:value="167597">
            <text:p>167597</text:p>
          </table:table-cell>
          <table:table-cell table:style-name="ce1" office:value-type="float" office:value="234406">
            <text:p>234406</text:p>
          </table:table-cell>
          <table:table-cell table:style-name="ce1" office:value-type="float" office:value="951575">
            <text:p>951575</text:p>
          </table:table-cell>
          <table:table-cell table:style-name="ce1" office:value-type="float" office:value="2897037">
            <text:p>2897037</text:p>
          </table:table-cell>
          <table:table-cell/>
          <table:table-cell table:style-name="ce1" office:value-type="string">
            <text:p>C -O2 sin saltos</text:p>
          </table:table-cell>
          <table:table-cell table:style-name="ce1" office:value-type="float" office:value="166631">
            <text:p>166631</text:p>
          </table:table-cell>
          <table:table-cell table:style-name="ce1" office:value-type="float" office:value="266256">
            <text:p>266256</text:p>
          </table:table-cell>
          <table:table-cell table:style-name="ce1" office:value-type="float" office:value="939620">
            <text:p>939620</text:p>
          </table:table-cell>
          <table:table-cell table:style-name="ce1" office:value-type="float" office:value="2786044">
            <text:p>2786044</text:p>
          </table:table-cell>
          <table:table-cell table:number-columns-repeated="8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Lena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/>
          <table:table-cell table:style-name="ce1" office:value-type="string">
            <text:p>Marilyn</text:p>
          </table:table-cell>
          <table:table-cell table:style-name="ce1" office:value-type="string">
            <text:p>202x20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512x512</text:p>
          </table:table-cell>
          <table:table-cell table:style-name="ce1" office:value-type="string">
            <text:p>1023x767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3 con saltos</text:p>
          </table:table-cell>
          <table:table-cell table:style-name="ce1" office:value-type="float" office:value="396281">
            <text:p>396281</text:p>
          </table:table-cell>
          <table:table-cell table:style-name="ce1" office:value-type="float" office:value="609264">
            <text:p>609264</text:p>
          </table:table-cell>
          <table:table-cell table:style-name="ce1" office:value-type="float" office:value="2354951">
            <text:p>2354951</text:p>
          </table:table-cell>
          <table:table-cell table:style-name="ce1" office:value-type="float" office:value="5393349">
            <text:p>5393349</text:p>
          </table:table-cell>
          <table:table-cell/>
          <table:table-cell table:style-name="ce1" office:value-type="string">
            <text:p>C -O3 con saltos</text:p>
          </table:table-cell>
          <table:table-cell table:style-name="ce1" office:value-type="float" office:value="337376">
            <text:p>337376</text:p>
          </table:table-cell>
          <table:table-cell table:style-name="ce1" office:value-type="float" office:value="507069">
            <text:p>507069</text:p>
          </table:table-cell>
          <table:table-cell table:style-name="ce1" office:value-type="float" office:value="1792359">
            <text:p>1792359</text:p>
          </table:table-cell>
          <table:table-cell table:style-name="ce1" office:value-type="float" office:value="4797980">
            <text:p>4797980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3 con 1 saltos menos</text:p>
          </table:table-cell>
          <table:table-cell table:style-name="ce1" office:value-type="float" office:value="371553">
            <text:p>371553</text:p>
          </table:table-cell>
          <table:table-cell table:style-name="ce1" office:value-type="float" office:value="586811">
            <text:p>586811</text:p>
          </table:table-cell>
          <table:table-cell table:style-name="ce1" office:value-type="float" office:value="2195694">
            <text:p>2195694</text:p>
          </table:table-cell>
          <table:table-cell table:style-name="ce1" office:value-type="float" office:value="5068043">
            <text:p>5068043</text:p>
          </table:table-cell>
          <table:table-cell/>
          <table:table-cell table:style-name="ce1" office:value-type="string">
            <text:p>C -O3 con 1 saltos menos</text:p>
          </table:table-cell>
          <table:table-cell table:style-name="ce1" office:value-type="float" office:value="272733">
            <text:p>272733</text:p>
          </table:table-cell>
          <table:table-cell table:style-name="ce1" office:value-type="float" office:value="413253">
            <text:p>413253</text:p>
          </table:table-cell>
          <table:table-cell table:style-name="ce1" office:value-type="float" office:value="1469620">
            <text:p>1469620</text:p>
          </table:table-cell>
          <table:table-cell table:style-name="ce1" office:value-type="float" office:value="4074090">
            <text:p>4074090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3 con 3 saltos menos</text:p>
          </table:table-cell>
          <table:table-cell table:style-name="ce1" office:value-type="float" office:value="283198">
            <text:p>283198</text:p>
          </table:table-cell>
          <table:table-cell table:style-name="ce1" office:value-type="float" office:value="421029">
            <text:p>421029</text:p>
          </table:table-cell>
          <table:table-cell table:style-name="ce1" office:value-type="float" office:value="1538136">
            <text:p>1538136</text:p>
          </table:table-cell>
          <table:table-cell table:style-name="ce1" office:value-type="float" office:value="4059907">
            <text:p>4059907</text:p>
          </table:table-cell>
          <table:table-cell/>
          <table:table-cell table:style-name="ce1" office:value-type="string">
            <text:p>C -O3 con 3 saltos menos</text:p>
          </table:table-cell>
          <table:table-cell table:style-name="ce1" office:value-type="float" office:value="200897">
            <text:p>200897</text:p>
          </table:table-cell>
          <table:table-cell table:style-name="ce1" office:value-type="float" office:value="325632">
            <text:p>325632</text:p>
          </table:table-cell>
          <table:table-cell table:style-name="ce1" office:value-type="float" office:value="1223724">
            <text:p>1223724</text:p>
          </table:table-cell>
          <table:table-cell table:style-name="ce1" office:value-type="float" office:value="3522743">
            <text:p>3522743</text:p>
          </table:table-cell>
          <table:table-cell table:number-columns-repeated="8"/>
        </table:table-row>
        <table:table-row table:style-name="ro3">
          <table:table-cell table:style-name="ce1" office:value-type="string">
            <text:p>C -O3 sin saltos</text:p>
          </table:table-cell>
          <table:table-cell table:style-name="ce1" office:value-type="float" office:value="145082">
            <text:p>145082</text:p>
          </table:table-cell>
          <table:table-cell table:style-name="ce1" office:value-type="float" office:value="230806">
            <text:p>230806</text:p>
          </table:table-cell>
          <table:table-cell table:style-name="ce1" office:value-type="float" office:value="952991">
            <text:p>952991</text:p>
          </table:table-cell>
          <table:table-cell table:style-name="ce1" office:value-type="float" office:value="2811187">
            <text:p>2811187</text:p>
          </table:table-cell>
          <table:table-cell/>
          <table:table-cell table:style-name="ce1" office:value-type="string">
            <text:p>C -O3 sin saltos</text:p>
          </table:table-cell>
          <table:table-cell table:style-name="ce1" office:value-type="float" office:value="169995">
            <text:p>169995</text:p>
          </table:table-cell>
          <table:table-cell table:style-name="ce1" office:value-type="float" office:value="244202">
            <text:p>244202</text:p>
          </table:table-cell>
          <table:table-cell table:style-name="ce1" office:value-type="float" office:value="940377">
            <text:p>940377</text:p>
          </table:table-cell>
          <table:table-cell table:style-name="ce1" office:value-type="float" office:value="2782180">
            <text:p>278218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3.2311in" svg:height="1.8173in" svg:x="4.9752in" svg:y="0.2854in">
            <draw:object draw:notify-on-update-of-ranges="Sheet2.A5:Sheet2.A5 Sheet2.B5:Sheet2.D5 Sheet2.A6:Sheet2.A6 Sheet2.B6:Sheet2.D6 Sheet2.A7:Sheet2.A7 Sheet2.B7:Sheet2.D7 Sheet2.A8:Sheet2.A8 Sheet2.B8:Sheet2.D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3.4441in" svg:height="1.9374in" svg:x="5.0787in" svg:y="3.0303in">
            <draw:object draw:notify-on-update-of-ranges="Sheet2.A20:Sheet2.A20 Sheet2.B20:Sheet2.D20 Sheet2.A21:Sheet2.A21 Sheet2.B21:Sheet2.D21 Sheet2.A22:Sheet2.A22 Sheet2.B22:Sheet2.D22 Sheet2.A23:Sheet2.A23 Sheet2.B23:Sheet2.D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office:value-type="string">
            <text:p>Experimento 2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>
            <text:p>Lena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8"/>
        </table:table-row>
        <table:table-row table:style-name="ro3">
          <table:table-cell office:value-type="string">
            <text:p>ASM</text:p>
          </table:table-cell>
          <table:table-cell office:value-type="float" office:value="324289">
            <text:p>324289</text:p>
          </table:table-cell>
          <table:table-cell office:value-type="float" office:value="1275782">
            <text:p>1275782</text:p>
          </table:table-cell>
          <table:table-cell office:value-type="float" office:value="3796299">
            <text:p>3796299</text:p>
          </table:table-cell>
          <table:table-cell table:number-columns-repeated="8"/>
        </table:table-row>
        <table:table-row table:style-name="ro2">
          <table:table-cell office:value-type="string">
            <text:p>ASM con accesos a memoria</text:p>
          </table:table-cell>
          <table:table-cell office:value-type="float" office:value="525992">
            <text:p>525992</text:p>
          </table:table-cell>
          <table:table-cell office:value-type="float" office:value="2123767">
            <text:p>2123767</text:p>
          </table:table-cell>
          <table:table-cell office:value-type="float" office:value="6292539">
            <text:p>6292539</text:p>
          </table:table-cell>
          <table:table-cell table:number-columns-repeated="8"/>
        </table:table-row>
        <table:table-row table:style-name="ro2">
          <table:table-cell office:value-type="string">
            <text:p>ASM con procesamiento extra</text:p>
          </table:table-cell>
          <table:table-cell office:value-type="float" office:value="388830">
            <text:p>388830</text:p>
          </table:table-cell>
          <table:table-cell office:value-type="float" office:value="1519542">
            <text:p>1519542</text:p>
          </table:table-cell>
          <table:table-cell office:value-type="float" office:value="4481318">
            <text:p>4481318</text:p>
          </table:table-cell>
          <table:table-cell table:number-columns-repeated="6"/>
          <table:table-cell office:value-type="string">
            <text:p>\paragraph{Asm Original 256x256 Lena }: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table:number-columns-repeated="11"/>
          <table:table-cell office:value-type="string">
            <text:p><text:s text:c="2"/>Filtro <text:s text:c="12"/>: popart</text:p>
          </table:table-cell>
        </table:table-row>
        <table:table-row table:style-name="ro3">
          <table:table-cell table:number-columns-repeated="10"/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Tiempo de ejecución: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Comienzo <text:s text:c="25"/>: 105038307194964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Fin <text:s text:c="30"/>: 105038343520353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totales <text:s text:c="4"/>: 36325389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por llamada : 363253.875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office:value-type="string">
            <text:p>Marilyn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8"/>
        </table:table-row>
        <table:table-row table:style-name="ro2">
          <table:table-cell office:value-type="string">
            <text:p>ASM</text:p>
          </table:table-cell>
          <table:table-cell office:value-type="float" office:value="367783">
            <text:p>367783</text:p>
          </table:table-cell>
          <table:table-cell office:value-type="float" office:value="1470687">
            <text:p>1470687</text:p>
          </table:table-cell>
          <table:table-cell office:value-type="float" office:value="4237442">
            <text:p>4237442</text:p>
          </table:table-cell>
          <table:table-cell table:number-columns-repeated="6"/>
          <table:table-cell office:value-type="string">
            <text:p>\paragraph{Asm Original 512x512 Lena }:</text:p>
          </table:table-cell>
          <table:table-cell/>
        </table:table-row>
        <table:table-row table:style-name="ro2">
          <table:table-cell office:value-type="string">
            <text:p>ASM con accesos a memoria</text:p>
          </table:table-cell>
          <table:table-cell office:value-type="float" office:value="513760">
            <text:p>513760</text:p>
          </table:table-cell>
          <table:table-cell office:value-type="float" office:value="2144074">
            <text:p>2144074</text:p>
          </table:table-cell>
          <table:table-cell office:value-type="float" office:value="6408963">
            <text:p>6408963</text:p>
          </table:table-cell>
          <table:table-cell table:number-columns-repeated="8"/>
        </table:table-row>
        <table:table-row table:style-name="ro2">
          <table:table-cell office:value-type="string">
            <text:p>ASM con procesamiento extra</text:p>
          </table:table-cell>
          <table:table-cell office:value-type="float" office:value="403755">
            <text:p>403755</text:p>
          </table:table-cell>
          <table:table-cell office:value-type="float" office:value="1511798">
            <text:p>1511798</text:p>
          </table:table-cell>
          <table:table-cell office:value-type="float" office:value="4776798">
            <text:p>4776798</text:p>
          </table:table-cell>
          <table:table-cell table:number-columns-repeated="7"/>
          <table:table-cell office:value-type="string">
            <text:p><text:s text:c="2"/>Filtro <text:s text:c="12"/>: popart</text:p>
          </table:table-cell>
        </table:table-row>
        <table:table-row table:style-name="ro3">
          <table:table-cell table:number-columns-repeated="10"/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Tiempo de ejecución: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Comienzo <text:s text:c="25"/>: 1050458941633257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Fin <text:s text:c="30"/>: 1050460403898837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totales <text:s text:c="4"/>: 146226558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por llamada : 1462265.625</text:p>
          </table:table-cell>
          <table:table-cell/>
        </table:table-row>
        <table:table-row table:style-name="ro3" table:number-rows-repeated="3">
          <table:table-cell table:number-columns-repeated="12"/>
        </table:table-row>
        <table:table-row table:style-name="ro3">
          <table:table-cell table:number-columns-repeated="10"/>
          <table:table-cell office:value-type="string">
            <text:p>\paragraph{Asm Original 1023x767 Lena }: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table:number-columns-repeated="10"/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Tiempo de ejecución: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Comienzo <text:s text:c="25"/>: 1050504728885319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Fin <text:s text:c="30"/>: 1050509059575849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totales <text:s text:c="4"/>: 433069053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<text:s text:c="2"/>\# de ciclos insumidos por llamada : 4330690.500</text:p>
          </table:table-cell>
          <table:table-cell/>
        </table:table-row>
      </table:table>
      <table:table table:name="Sheet4" table:style-name="ta1">
        <table:shapes>
          <draw:frame draw:z-index="0" draw:style-name="gr1" svg:width="2.7311in" svg:height="1.5362in" svg:x="5.7843in" svg:y="0.2039in">
            <draw:object draw:notify-on-update-of-ranges="Sheet4.A6:Sheet4.A6 Sheet4.B6:Sheet4.E6 Sheet4.A7:Sheet4.A7 Sheet4.B7:Sheet4.E7 Sheet4.A8:Sheet4.A8 Sheet4.B8:Sheet4.E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3.6831in" svg:height="2.0717in" svg:x="0.5421in" svg:y="4.9343in">
            <draw:object draw:notify-on-update-of-ranges="Sheet4.A17:Sheet4.A17 Sheet4.B17:Sheet4.E17 Sheet4.A18:Sheet4.A18 Sheet4.B18:Sheet4.E18 Sheet4.A19:Sheet4.A19 Sheet4.B19:Sheet4.E1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5" table:default-cell-style-name="Default"/>
        <table:table-row table:style-name="ro2">
          <table:table-cell office:value-type="string">
            <text:p>Experimento 3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Lena</text:p>
          </table:table-cell>
          <table:table-cell office:value-type="string">
            <text:p>200x200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11"/>
        </table:table-row>
        <table:table-row table:style-name="ro3">
          <table:table-cell office:value-type="string">
            <text:p>ASM</text:p>
          </table:table-cell>
          <table:table-cell office:value-type="float" office:value="154788">
            <text:p>154788</text:p>
          </table:table-cell>
          <table:table-cell office:value-type="float" office:value="368108">
            <text:p>368108</text:p>
          </table:table-cell>
          <table:table-cell office:value-type="float" office:value="1462234">
            <text:p>1462234</text:p>
          </table:table-cell>
          <table:table-cell office:value-type="float" office:value="3796299">
            <text:p>3796299</text:p>
          </table:table-cell>
          <table:table-cell table:number-columns-repeated="10"/>
          <table:table-cell office:value-type="string">
            <text:p>\paragraph{Asm con prefetch marilyn 200x200}:</text:p>
          </table:table-cell>
        </table:table-row>
        <table:table-row table:style-name="ro2">
          <table:table-cell office:value-type="string">
            <text:p>ASM con prefetch</text:p>
          </table:table-cell>
          <table:table-cell office:value-type="float" office:value="174252">
            <text:p>174252</text:p>
          </table:table-cell>
          <table:table-cell office:value-type="float" office:value="256910">
            <text:p>256910</text:p>
          </table:table-cell>
          <table:table-cell office:value-type="float" office:value="1028769">
            <text:p>1028769</text:p>
          </table:table-cell>
          <table:table-cell office:value-type="float" office:value="3054427">
            <text:p>3054427</text:p>
          </table:table-cell>
          <table:table-cell table:number-columns-repeated="11"/>
        </table:table-row>
        <table:table-row table:style-name="ro3">
          <table:table-cell table:number-columns-repeated="15"/>
          <table:table-cell office:value-type="string">
            <text:p><text:s text:c="2"/>Filtro <text:s text:c="12"/>: popart</text:p>
          </table:table-cell>
        </table:table-row>
        <table:table-row table:style-name="ro3">
          <table:table-cell table:number-columns-repeated="15"/>
          <table:table-cell office:value-type="string">
            <text:p><text:s text:c="2"/>Implementación <text:s text:c="4"/>: ASM</text:p>
          </table:table-cell>
        </table:table-row>
        <table:table-row table:style-name="ro3">
          <table:table-cell table:number-columns-repeated="15"/>
          <table:table-cell office:value-type="string">
            <text:p><text:s text:c="2"/>Archivo de entrada : marilyn.200x200.bmp</text:p>
          </table:table-cell>
        </table:table-row>
        <table:table-row table:style-name="ro3">
          <table:table-cell table:number-columns-repeated="15"/>
          <table:table-cell office:value-type="string">
            <text:p>Tiempo de ejecución:</text:p>
          </table:table-cell>
        </table:table-row>
        <table:table-row table:style-name="ro3">
          <table:table-cell table:number-columns-repeated="15"/>
          <table:table-cell office:value-type="string">
            <text:p><text:s text:c="2"/>Comienzo <text:s text:c="25"/>: 1066673168645633</text:p>
          </table:table-cell>
        </table:table-row>
        <table:table-row table:style-name="ro3">
          <table:table-cell table:number-columns-repeated="15"/>
          <table:table-cell office:value-type="string">
            <text:p><text:s text:c="2"/>Fin <text:s text:c="30"/>: 1066673339121915</text:p>
          </table:table-cell>
        </table:table-row>
        <table:table-row table:style-name="ro2">
          <table:table-cell table:number-columns-repeated="15"/>
          <table:table-cell office:value-type="string">
            <text:p><text:s text:c="2"/>\# iteraciones <text:s text:c="20"/>: 1000</text:p>
          </table:table-cell>
        </table:table-row>
        <table:table-row table:style-name="ro3">
          <table:table-cell table:number-columns-repeated="15"/>
          <table:table-cell office:value-type="string">
            <text:p><text:s text:c="2"/>\# de ciclos insumidos totales <text:s text:c="4"/>: 170476282</text:p>
          </table:table-cell>
        </table:table-row>
        <table:table-row table:style-name="ro2">
          <table:table-cell office:value-type="string">
            <text:p>Marilyn</text:p>
          </table:table-cell>
          <table:table-cell office:value-type="string">
            <text:p>200x200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3x767</text:p>
          </table:table-cell>
          <table:table-cell table:number-columns-repeated="10"/>
          <table:table-cell office:value-type="string">
            <text:p><text:s text:c="2"/>\# de ciclos insumidos por llamada : 170476.281</text:p>
          </table:table-cell>
        </table:table-row>
        <table:table-row table:style-name="ro3">
          <table:table-cell office:value-type="string">
            <text:p>ASM</text:p>
          </table:table-cell>
          <table:table-cell office:value-type="float" office:value="156407">
            <text:p>156407</text:p>
          </table:table-cell>
          <table:table-cell office:value-type="float" office:value="368088">
            <text:p>368088</text:p>
          </table:table-cell>
          <table:table-cell office:value-type="float" office:value="1458196">
            <text:p>1458196</text:p>
          </table:table-cell>
          <table:table-cell office:value-type="float" office:value="4313031">
            <text:p>4313031</text:p>
          </table:table-cell>
          <table:table-cell table:number-columns-repeated="11"/>
        </table:table-row>
        <table:table-row table:style-name="ro2">
          <table:table-cell office:value-type="string">
            <text:p>ASM con prefetch</text:p>
          </table:table-cell>
          <table:table-cell office:value-type="float" office:value="170476">
            <text:p>170476</text:p>
          </table:table-cell>
          <table:table-cell office:value-type="float" office:value="259418">
            <text:p>259418</text:p>
          </table:table-cell>
          <table:table-cell office:value-type="float" office:value="1018766">
            <text:p>1018766</text:p>
          </table:table-cell>
          <table:table-cell office:value-type="float" office:value="2994057">
            <text:p>2994057</text:p>
          </table:table-cell>
          <table:table-cell table:number-columns-repeated="11"/>
        </table:table-row>
        <table:table-row table:style-name="ro3">
          <table:table-cell table:number-columns-repeated="15"/>
          <table:table-cell office:value-type="string">
            <text:p>\paragraph{Asm con prefetch marilyn 256x256}: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table:number-columns-repeated="15"/>
          <table:table-cell office:value-type="string">
            <text:p><text:s/>Filtro <text:s text:c="12"/>: popart</text:p>
          </table:table-cell>
        </table:table-row>
        <table:table-row table:style-name="ro3">
          <table:table-cell table:number-columns-repeated="15"/>
          <table:table-cell office:value-type="string">
            <text:p><text:s text:c="2"/>Implementación <text:s text:c="4"/>: ASM</text:p>
          </table:table-cell>
        </table:table-row>
        <table:table-row table:style-name="ro3">
          <table:table-cell table:number-columns-repeated="15"/>
          <table:table-cell office:value-type="string">
            <text:p><text:s text:c="2"/>Archivo de entrada : marilyn.256x256.bmp</text:p>
          </table:table-cell>
        </table:table-row>
        <table:table-row table:style-name="ro3">
          <table:table-cell table:number-columns-repeated="15"/>
          <table:table-cell office:value-type="string">
            <text:p>Tiempo de ejecución:</text:p>
          </table:table-cell>
        </table:table-row>
        <table:table-row table:style-name="ro3">
          <table:table-cell table:number-columns-repeated="15"/>
          <table:table-cell office:value-type="string">
            <text:p><text:s text:c="2"/>Comienzo <text:s text:c="25"/>: 1066721846720934</text:p>
          </table:table-cell>
        </table:table-row>
        <table:table-row table:style-name="ro3">
          <table:table-cell table:number-columns-repeated="15"/>
          <table:table-cell office:value-type="string">
            <text:p><text:s text:c="2"/>Fin <text:s text:c="30"/>: 1066722106139130</text:p>
          </table:table-cell>
        </table:table-row>
        <table:table-row table:style-name="ro3">
          <table:table-cell table:number-columns-repeated="15"/>
          <table:table-cell office:value-type="string">
            <text:p><text:s text:c="2"/>\# iteraciones <text:s text:c="20"/>: 1000</text:p>
          </table:table-cell>
        </table:table-row>
        <table:table-row table:style-name="ro3">
          <table:table-cell table:number-columns-repeated="15"/>
          <table:table-cell office:value-type="string">
            <text:p><text:s text:c="2"/>\# de ciclos insumidos totales <text:s text:c="4"/>: 259418196</text:p>
          </table:table-cell>
        </table:table-row>
        <table:table-row table:style-name="ro2">
          <table:table-cell table:number-columns-repeated="15"/>
          <table:table-cell office:value-type="string">
            <text:p><text:s text:c="2"/>\# de ciclos insumidos por llamada : 259418.188</text:p>
          </table:table-cell>
        </table:table-row>
        <table:table-row table:style-name="ro2">
          <table:table-cell table:number-columns-repeated="7"/>
          <table:table-cell office:value-type="string">
            <text:p>\paragraph{Asm con prefetch lena 200x200}:</text:p>
          </table:table-cell>
          <table:table-cell table:number-columns-repeated="8"/>
        </table:table-row>
        <table:table-row table:style-name="ro3">
          <table:table-cell table:number-columns-repeated="11"/>
          <table:table-cell office:value-type="string">
            <text:p>\paragraph{Asm sin prefetch Marilyn 200x200}: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/>Filtro <text:s text:c="12"/>: popart</text:p>
          </table:table-cell>
          <table:table-cell table:number-columns-repeated="7"/>
          <table:table-cell office:value-type="string">
            <text:p>\paragraph{Asm con prefetch marilyn 512x512}:</text:p>
          </table:table-cell>
        </table:table-row>
        <table:table-row table:style-name="ro2">
          <table:table-cell table:number-columns-repeated="7"/>
          <table:table-cell office:value-type="string">
            <text:p><text:s text:c="2"/>Implementación <text:s text:c="4"/>: ASM</text:p>
          </table:table-cell>
          <table:table-cell table:number-columns-repeated="3"/>
          <table:table-cell office:value-type="string">
            <text:p><text:s/>Filtro <text:s text:c="12"/>: popart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Archivo de entrada : lena.200x200.bmp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  <table:table-cell table:number-columns-repeated="3"/>
          <table:table-cell office:value-type="string">
            <text:p><text:s text:c="2"/>Filtro <text:s text:c="12"/>: popart</text:p>
          </table:table-cell>
        </table:table-row>
        <table:table-row table:style-name="ro2">
          <table:table-cell table:number-columns-repeated="7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<text:s text:c="2"/>Archivo de entrada : marilyn.200x200.bmp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</table:table-row>
        <table:table-row table:style-name="ro2">
          <table:table-cell table:number-columns-repeated="7"/>
          <table:table-cell office:value-type="string">
            <text:p><text:s text:c="2"/>Comienzo <text:s text:c="25"/>: 1066873263981293</text:p>
          </table:table-cell>
          <table:table-cell table:number-columns-repeated="3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<text:s text:c="2"/>Archivo de entrada : marilyn.512x512.bmp</text:p>
          </table:table-cell>
        </table:table-row>
        <table:table-row table:style-name="ro2">
          <table:table-cell table:number-columns-repeated="7"/>
          <table:table-cell office:value-type="string">
            <text:p><text:s text:c="2"/>Fin <text:s text:c="30"/>: 1066873438233702</text:p>
          </table:table-cell>
          <table:table-cell table:number-columns-repeated="3"/>
          <table:table-cell office:value-type="string">
            <text:p><text:s text:c="2"/>Comienzo <text:s text:c="25"/>: 1069097057297280</text:p>
          </table:table-cell>
          <table:table-cell table:number-columns-repeated="3"/>
          <table:table-cell office:value-type="string">
            <text:p>Tiempo de ejecución:</text:p>
          </table:table-cell>
        </table:table-row>
        <table:table-row table:style-name="ro2">
          <table:table-cell table:number-columns-repeated="7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Fin <text:s text:c="30"/>: 1069097213704320</text:p>
          </table:table-cell>
          <table:table-cell table:number-columns-repeated="3"/>
          <table:table-cell office:value-type="string">
            <text:p><text:s text:c="2"/>Comienzo <text:s text:c="25"/>: 1066760370116064</text:p>
          </table:table-cell>
        </table:table-row>
        <table:table-row table:style-name="ro2">
          <table:table-cell table:number-columns-repeated="7"/>
          <table:table-cell office:value-type="string">
            <text:p><text:s text:c="2"/>\# de ciclos insumidos totales <text:s text:c="4"/>: 174252409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Fin <text:s text:c="30"/>: 1066761388882974</text:p>
          </table:table-cell>
        </table:table-row>
        <table:table-row table:style-name="ro2">
          <table:table-cell table:number-columns-repeated="7"/>
          <table:table-cell office:value-type="string">
            <text:p><text:s text:c="2"/>\# de ciclos insumidos por llamada : 174252.422</text:p>
          </table:table-cell>
          <table:table-cell table:number-columns-repeated="3"/>
          <table:table-cell office:value-type="string">
            <text:p><text:s text:c="2"/>\# de ciclos insumidos totales <text:s text:c="4"/>: 156407040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</table:table-row>
        <table:table-row table:style-name="ro2">
          <table:table-cell table:number-columns-repeated="11"/>
          <table:table-cell office:value-type="string">
            <text:p><text:s text:c="2"/>\# de ciclos insumidos por llamada : 156407.047</text:p>
          </table:table-cell>
          <table:table-cell table:number-columns-repeated="3"/>
          <table:table-cell office:value-type="string">
            <text:p><text:s text:c="2"/>\# de ciclos insumidos totales <text:s text:c="4"/>: 1018766910</text:p>
          </table:table-cell>
        </table:table-row>
        <table:table-row table:style-name="ro2">
          <table:table-cell table:number-columns-repeated="15"/>
          <table:table-cell office:value-type="string">
            <text:p><text:s text:c="2"/>\# de ciclos insumidos por llamada : 1018766.938</text:p>
          </table:table-cell>
        </table:table-row>
        <table:table-row table:style-name="ro2">
          <table:table-cell table:number-columns-repeated="7"/>
          <table:table-cell office:value-type="string">
            <text:p>\paragraph{Asm con prefetch lena 256x256}:</text:p>
          </table:table-cell>
          <table:table-cell table:number-columns-repeated="8"/>
        </table:table-row>
        <table:table-row table:style-name="ro3">
          <table:table-cell table:number-columns-repeated="11"/>
          <table:table-cell office:value-type="string">
            <text:p>\paragraph{Asm sin prefetch Marilyn 256x256}: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/>Filtro <text:s text:c="12"/>: popart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<text:s text:c="2"/>Implementación <text:s text:c="4"/>: ASM</text:p>
          </table:table-cell>
          <table:table-cell table:number-columns-repeated="3"/>
          <table:table-cell office:value-type="string">
            <text:p><text:s text:c="2"/>Filtro <text:s text:c="12"/>: popart</text:p>
          </table:table-cell>
          <table:table-cell table:number-columns-repeated="3"/>
          <table:table-cell office:value-type="string">
            <text:p>\paragraph{Asm con prefetch marilyn 1023x767}:</text:p>
          </table:table-cell>
        </table:table-row>
        <table:table-row table:style-name="ro2">
          <table:table-cell table:number-columns-repeated="7"/>
          <table:table-cell office:value-type="string">
            <text:p><text:s text:c="2"/>Archivo de entrada : lena.256x256.bmp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<text:s text:c="2"/>Archivo de entrada : marilyn.256x256.bmp</text:p>
          </table:table-cell>
          <table:table-cell table:number-columns-repeated="3"/>
          <table:table-cell office:value-type="string">
            <text:p><text:s text:c="2"/>Filtro <text:s text:c="12"/>: popart</text:p>
          </table:table-cell>
        </table:table-row>
        <table:table-row table:style-name="ro2">
          <table:table-cell table:number-columns-repeated="7"/>
          <table:table-cell office:value-type="string">
            <text:p><text:s text:c="2"/>Comienzo <text:s text:c="25"/>: 1066913534830461</text:p>
          </table:table-cell>
          <table:table-cell table:number-columns-repeated="3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</table:table-row>
        <table:table-row table:style-name="ro2">
          <table:table-cell table:number-columns-repeated="7"/>
          <table:table-cell office:value-type="string">
            <text:p><text:s text:c="2"/>Fin <text:s text:c="30"/>: 1066913791740630</text:p>
          </table:table-cell>
          <table:table-cell table:number-columns-repeated="3"/>
          <table:table-cell office:value-type="string">
            <text:p><text:s text:c="2"/>Comienzo <text:s text:c="25"/>: 1069130330060118</text:p>
          </table:table-cell>
          <table:table-cell table:number-columns-repeated="3"/>
          <table:table-cell office:value-type="string">
            <text:p><text:s text:c="2"/>Archivo de entrada : marilyn.1023x767.bmp</text:p>
          </table:table-cell>
        </table:table-row>
        <table:table-row table:style-name="ro2">
          <table:table-cell table:number-columns-repeated="7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Fin <text:s text:c="30"/>: 1069130698149057</text:p>
          </table:table-cell>
          <table:table-cell table:number-columns-repeated="3"/>
          <table:table-cell office:value-type="string">
            <text:p>Tiempo de ejecución:</text:p>
          </table:table-cell>
        </table:table-row>
        <table:table-row table:style-name="ro2">
          <table:table-cell table:number-columns-repeated="7"/>
          <table:table-cell office:value-type="string">
            <text:p><text:s text:c="2"/>\# de ciclos insumidos totales <text:s text:c="4"/>: 256910169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Comienzo <text:s text:c="25"/>: 1066814110126343</text:p>
          </table:table-cell>
        </table:table-row>
        <table:table-row table:style-name="ro2">
          <table:table-cell table:number-columns-repeated="7"/>
          <table:table-cell office:value-type="string">
            <text:p><text:s text:c="2"/>\# de ciclos insumidos por llamada : 256910.172</text:p>
          </table:table-cell>
          <table:table-cell table:number-columns-repeated="3"/>
          <table:table-cell office:value-type="string">
            <text:p><text:s text:c="2"/>\# de ciclos insumidos totales <text:s text:c="4"/>: 368088939</text:p>
          </table:table-cell>
          <table:table-cell table:number-columns-repeated="3"/>
          <table:table-cell office:value-type="string">
            <text:p><text:s text:c="2"/>Fin <text:s text:c="30"/>: 1066817104183329</text:p>
          </table:table-cell>
        </table:table-row>
        <table:table-row table:style-name="ro2">
          <table:table-cell table:number-columns-repeated="11"/>
          <table:table-cell office:value-type="string">
            <text:p><text:s text:c="2"/>\# de ciclos insumidos por llamada : 368088.938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</table:table-row>
        <table:table-row table:style-name="ro2">
          <table:table-cell table:number-columns-repeated="15"/>
          <table:table-cell office:value-type="string">
            <text:p><text:s text:c="2"/>\# de ciclos insumidos totales <text:s text:c="4"/>: 2994056986</text:p>
          </table:table-cell>
        </table:table-row>
        <table:table-row table:style-name="ro2">
          <table:table-cell table:number-columns-repeated="15"/>
          <table:table-cell office:value-type="string">
            <text:p><text:s text:c="2"/>\# de ciclos insumidos por llamada : 2994057.000</text:p>
          </table:table-cell>
        </table:table-row>
        <table:table-row table:style-name="ro2">
          <table:table-cell table:number-columns-repeated="7"/>
          <table:table-cell office:value-type="string">
            <text:p>\paragraph{Asm con prefetch lena 512x512}:</text:p>
          </table:table-cell>
          <table:table-cell table:number-columns-repeated="3"/>
          <table:table-cell office:value-type="string">
            <text:p>\paragraph{Asm sin prefetch Marilyn 512x512}: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<text:s/>Filtro <text:s text:c="12"/>: popart</text:p>
          </table:table-cell>
          <table:table-cell table:number-columns-repeated="3"/>
          <table:table-cell office:value-type="string">
            <text:p>Filtro <text:s text:c="12"/>: popart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Implementación <text:s text:c="4"/>: ASM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Archivo de entrada : lena.512x512.bmp</text:p>
          </table:table-cell>
          <table:table-cell table:number-columns-repeated="3"/>
          <table:table-cell office:value-type="string">
            <text:p><text:s text:c="2"/>Archivo de entrada : marilyn.512x512.bmp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Tiempo de ejecución: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Comienzo <text:s text:c="25"/>: 1066952312040549</text:p>
          </table:table-cell>
          <table:table-cell table:number-columns-repeated="3"/>
          <table:table-cell office:value-type="string">
            <text:p><text:s text:c="2"/>Comienzo <text:s text:c="25"/>: 106918577733579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>
            <text:p><text:s text:c="2"/>Fin <text:s text:c="30"/>: 1066953340810071</text:p>
          </table:table-cell>
          <table:table-cell table:number-columns-repeated="3"/>
          <table:table-cell office:value-type="string">
            <text:p><text:s text:c="2"/>Fin <text:s text:c="30"/>: 1069187235532680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de ciclos insumidos totales <text:s text:c="4"/>: 1028769522</text:p>
          </table:table-cell>
          <table:table-cell table:number-columns-repeated="3"/>
          <table:table-cell office:value-type="string">
            <text:p><text:s text:c="2"/>\# de ciclos insumidos totales <text:s text:c="4"/>: 1458196881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de ciclos insumidos por llamada : 1028769.562</text:p>
          </table:table-cell>
          <table:table-cell table:number-columns-repeated="3"/>
          <table:table-cell office:value-type="string">
            <text:p><text:s text:c="2"/>\# de ciclos insumidos por llamada : 1458196.875</text:p>
          </table:table-cell>
          <table:table-cell table:number-columns-repeated="4"/>
        </table:table-row>
        <table:table-row table:style-name="ro3" table:number-rows-repeated="3"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\paragraph{Asm con prefetch lena 1023x767}:</text:p>
          </table:table-cell>
          <table:table-cell table:number-columns-repeated="3"/>
          <table:table-cell office:value-type="string">
            <text:p>\paragraph{Asm sin prefetch Marilyn 1023x767}:</text:p>
          </table:table-cell>
          <table:table-cell table:number-columns-repeated="4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7"/>
          <table:table-cell office:value-type="string">
            <text:p><text:s/>Filtro <text:s text:c="12"/>: popart</text:p>
          </table:table-cell>
          <table:table-cell table:number-columns-repeated="3"/>
          <table:table-cell office:value-type="string">
            <text:p><text:s/>Filtro <text:s text:c="12"/>: popart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Implementación <text:s text:c="4"/>: ASM</text:p>
          </table:table-cell>
          <table:table-cell table:number-columns-repeated="3"/>
          <table:table-cell office:value-type="string">
            <text:p><text:s text:c="2"/>Implementación <text:s text:c="4"/>: ASM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Archivo de entrada : lena.1023x767.bmp</text:p>
          </table:table-cell>
          <table:table-cell table:number-columns-repeated="3"/>
          <table:table-cell office:value-type="string">
            <text:p><text:s text:c="2"/>Archivo de entrada : marilyn.1023x767.bmp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Tiempo de ejecución:</text:p>
          </table:table-cell>
          <table:table-cell table:number-columns-repeated="3"/>
          <table:table-cell office:value-type="string">
            <text:p>Tiempo de ejecución: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Comienzo <text:s text:c="25"/>: 1066986880110567</text:p>
          </table:table-cell>
          <table:table-cell table:number-columns-repeated="3"/>
          <table:table-cell office:value-type="string">
            <text:p><text:s text:c="2"/>Comienzo <text:s text:c="25"/>: 1069233889405119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>
            <text:p><text:s text:c="2"/>Fin <text:s text:c="30"/>: 1066989934537899</text:p>
          </table:table-cell>
          <table:table-cell table:number-columns-repeated="3"/>
          <table:table-cell office:value-type="string">
            <text:p><text:s text:c="2"/>Fin <text:s text:c="30"/>: 1069238202436161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iteraciones <text:s text:c="20"/>: 1000</text:p>
          </table:table-cell>
          <table:table-cell table:number-columns-repeated="3"/>
          <table:table-cell office:value-type="string">
            <text:p><text:s text:c="2"/>\# iteraciones <text:s text:c="20"/>: 1000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de ciclos insumidos totales <text:s text:c="4"/>: 3054427332</text:p>
          </table:table-cell>
          <table:table-cell table:number-columns-repeated="3"/>
          <table:table-cell office:value-type="string">
            <text:p><text:s text:c="2"/>\# de ciclos insumidos totales <text:s text:c="4"/>: 4313031042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<text:s text:c="2"/>\# de ciclos insumidos por llamada : 3054427.500</text:p>
          </table:table-cell>
          <table:table-cell table:number-columns-repeated="3"/>
          <table:table-cell office:value-type="string">
            <text:p><text:s text:c="2"/>\# de ciclos insumidos por llamada : 4313031.000</text:p>
          </table:table-cell>
          <table:table-cell table:number-columns-repeated="4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3">
          <table:table-cell table:number-columns-repeated="2"/>
        </table:table-row>
        <table:table-row table:style-name="ro3">
          <table:table-cell office:value-type="string">
            <text:p><text:s/>\paragraph{Experimentacion sin saltos condicionales Asembler 202x202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6792464161153</text:p>
          </table:table-cell>
          <table:table-cell/>
        </table:table-row>
        <table:table-row table:style-name="ro3">
          <table:table-cell office:value-type="string">
            <text:p><text:s text:c="2"/>Fin <text:s text:c="30"/>: 1036792641475275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7731412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77314.12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<text:s/>Asembler 512x512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6972234653683</text:p>
          </table:table-cell>
          <table:table-cell/>
        </table:table-row>
        <table:table-row table:style-name="ro3">
          <table:table-cell office:value-type="string">
            <text:p><text:s text:c="2"/>Fin <text:s text:c="30"/>: 103697352459613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289942455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289942.37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<text:s/>Asembler 256x256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7387467181266</text:p>
          </table:table-cell>
          <table:table-cell/>
        </table:table-row>
        <table:table-row table:style-name="ro3">
          <table:table-cell office:value-type="string">
            <text:p><text:s text:c="2"/>Fin <text:s text:c="30"/>: 103738780264144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33546018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335460.188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Asembler 1023x767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7465261283136</text:p>
          </table:table-cell>
          <table:table-cell/>
        </table:table-row>
        <table:table-row table:style-name="ro3">
          <table:table-cell office:value-type="string">
            <text:p><text:s text:c="2"/>Fin <text:s text:c="30"/>: 1037469086725617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3825442481</text:p>
          </table:table-cell>
          <table:table-cell/>
        </table:table-row>
        <table:table-row table:style-name="ro3">
          <table:table-cell office:value-type="string">
            <text:p><text:s text:c="2"/>\# de ciclos insumidos por llamada : 3825442.5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sin optimizar 202x202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6476142737309</text:p>
          </table:table-cell>
          <table:table-cell/>
        </table:table-row>
        <table:table-row table:style-name="ro3">
          <table:table-cell office:value-type="string">
            <text:p><text:s text:c="2"/>Fin <text:s text:c="30"/>: 103647728582511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143087810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143087.87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conn saltos condicionales en c sin optimizar 512x512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7077738243338</text:p>
          </table:table-cell>
          <table:table-cell/>
        </table:table-row>
        <table:table-row table:style-name="ro3">
          <table:table-cell office:value-type="string">
            <text:p><text:s text:c="2"/>Fin <text:s text:c="30"/>: 1037084726527080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698828374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6988284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sin optimizar 256x256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7315654941920</text:p>
          </table:table-cell>
          <table:table-cell/>
        </table:table-row>
        <table:table-row table:style-name="ro3">
          <table:table-cell office:value-type="string">
            <text:p><text:s text:c="2"/>Fin <text:s text:c="30"/>: 103731746773304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812791124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812791.12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sin optimizar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38320699507820</text:p>
          </table:table-cell>
          <table:table-cell/>
        </table:table-row>
        <table:table-row table:style-name="ro3">
          <table:table-cell office:value-type="string">
            <text:p><text:s text:c="2"/>Fin <text:s text:c="30"/>: 1038339328313307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862880548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8628804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1 202x20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0788180995849</text:p>
          </table:table-cell>
          <table:table-cell/>
        </table:table-row>
        <table:table-row table:style-name="ro3">
          <table:table-cell office:value-type="string">
            <text:p><text:s text:c="2"/>Fin <text:s text:c="30"/>: 1040789321145237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14014938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140149.37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1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174822256463</text:p>
          </table:table-cell>
          <table:table-cell/>
        </table:table-row>
        <table:table-row table:style-name="ro3">
          <table:table-cell office:value-type="string">
            <text:p><text:s text:c="2"/>Fin <text:s text:c="30"/>: 104118190265850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7080402046</text:p>
          </table:table-cell>
          <table:table-cell/>
        </table:table-row>
        <table:table-row table:style-name="ro3">
          <table:table-cell office:value-type="string">
            <text:p><text:s text:c="2"/>\# de ciclos insumidos por llamada : 7080402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1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394884948999</text:p>
          </table:table-cell>
          <table:table-cell/>
        </table:table-row>
        <table:table-row table:style-name="ro3">
          <table:table-cell office:value-type="string">
            <text:p><text:s text:c="2"/>Fin <text:s text:c="30"/>: 1041396701999511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81705051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817050.5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1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794846417037</text:p>
          </table:table-cell>
          <table:table-cell/>
        </table:table-row>
        <table:table-row table:style-name="ro3">
          <table:table-cell office:value-type="string">
            <text:p><text:s text:c="2"/>Fin <text:s text:c="30"/>: 104181343192861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8585511581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8585512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2 202x20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<text:s/>Filtro <text:s text:c="12"/>: popart</text:p>
          </table:table-cell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2033271077812</text:p>
          </table:table-cell>
          <table:table-cell/>
        </table:table-row>
        <table:table-row table:style-name="ro3">
          <table:table-cell office:value-type="string">
            <text:p><text:s text:c="2"/>Fin <text:s text:c="30"/>: 1042033672216890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40113907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401139.062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2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2122119539131</text:p>
          </table:table-cell>
          <table:table-cell/>
        </table:table-row>
        <table:table-row table:style-name="ro3">
          <table:table-cell office:value-type="string">
            <text:p><text:s text:c="2"/>Fin <text:s text:c="30"/>: 104212444446508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32492595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324926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2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2218709974495</text:p>
          </table:table-cell>
          <table:table-cell/>
        </table:table-row>
        <table:table-row table:style-name="ro3">
          <table:table-cell office:value-type="string">
            <text:p><text:s text:c="2"/>Fin <text:s text:c="30"/>: 1042219336414341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626439846</text:p>
          </table:table-cell>
          <table:table-cell/>
        </table:table-row>
        <table:table-row table:style-name="ro3">
          <table:table-cell office:value-type="string">
            <text:p><text:s text:c="2"/>\# de ciclos insumidos por llamada : 626439.875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2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2285075360254</text:p>
          </table:table-cell>
          <table:table-cell/>
        </table:table-row>
        <table:table-row table:style-name="ro3">
          <table:table-cell office:value-type="string">
            <text:p><text:s text:c="2"/>Fin <text:s text:c="30"/>: 1042290354715830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5279355576</text:p>
          </table:table-cell>
          <table:table-cell/>
        </table:table-row>
        <table:table-row table:style-name="ro3">
          <table:table-cell office:value-type="string">
            <text:p><text:s text:c="2"/>\# de ciclos insumidos por llamada : 5279355.500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3 202x20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2992278145083</text:p>
          </table:table-cell>
          <table:table-cell/>
        </table:table-row>
        <table:table-row table:style-name="ro3">
          <table:table-cell office:value-type="string">
            <text:p><text:s text:c="2"/>Fin <text:s text:c="30"/>: 104299267442646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396281386</text:p>
          </table:table-cell>
          <table:table-cell/>
        </table:table-row>
        <table:table-row table:style-name="ro3">
          <table:table-cell office:value-type="string">
            <text:p><text:s text:c="2"/>\# de ciclos insumidos por llamada : 396281.37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3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3033855705622</text:p>
          </table:table-cell>
          <table:table-cell/>
        </table:table-row>
        <table:table-row table:style-name="ro3">
          <table:table-cell office:value-type="string">
            <text:p><text:s text:c="2"/>Fin <text:s text:c="30"/>: 104303621065704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35495142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354951.5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3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3073448674537</text:p>
          </table:table-cell>
          <table:table-cell/>
        </table:table-row>
        <table:table-row table:style-name="ro3">
          <table:table-cell office:value-type="string">
            <text:p><text:s text:c="2"/>Fin <text:s text:c="30"/>: 104307405793892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60926438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609264.375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c -O3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3120260792830</text:p>
          </table:table-cell>
          <table:table-cell/>
        </table:table-row>
        <table:table-row table:style-name="ro3">
          <table:table-cell office:value-type="string">
            <text:p><text:s text:c="2"/>Fin <text:s text:c="30"/>: 1043125654142442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539334961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5393349.500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<text:s text:c="2"/>\paragraph{Experimentacion con saltos condicionales en asm <text:s/>202x202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0899248434757</text:p>
          </table:table-cell>
          <table:table-cell/>
        </table:table-row>
        <table:table-row table:style-name="ro3">
          <table:table-cell office:value-type="string">
            <text:p><text:s text:c="2"/>Fin <text:s text:c="30"/>: 1040899403674602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55239845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55239.844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asm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107019798816</text:p>
          </table:table-cell>
          <table:table-cell/>
        </table:table-row>
        <table:table-row table:style-name="ro3">
          <table:table-cell office:value-type="string">
            <text:p><text:s text:c="2"/>Fin <text:s text:c="30"/>: 104110829558159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27578277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275782.75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asm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>
            <text:p><text:s/>Filtro <text:s text:c="12"/>: popart</text:p>
          </table:table-cell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497172639285</text:p>
          </table:table-cell>
          <table:table-cell/>
        </table:table-row>
        <table:table-row table:style-name="ro3">
          <table:table-cell office:value-type="string">
            <text:p><text:s text:c="2"/>Fin <text:s text:c="30"/>: 1041497496928605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324289320</text:p>
          </table:table-cell>
          <table:table-cell/>
        </table:table-row>
        <table:table-row table:style-name="ro3">
          <table:table-cell office:value-type="string">
            <text:p><text:s text:c="2"/>\# de ciclos insumidos por llamada : 324289.312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4"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con saltos condicionales en asm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ASM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1607470235516</text:p>
          </table:table-cell>
          <table:table-cell/>
        </table:table-row>
        <table:table-row table:style-name="ro3">
          <table:table-cell office:value-type="string">
            <text:p><text:s text:c="2"/>Fin <text:s text:c="30"/>: 1041611266534710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3796299194</text:p>
          </table:table-cell>
          <table:table-cell/>
        </table:table-row>
        <table:table-row table:style-name="ro3">
          <table:table-cell office:value-type="string">
            <text:p><text:s text:c="2"/>\# de ciclos insumidos por llamada : 3796299.250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3"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<text:s/>202x202}: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3956474617264</text:p>
          </table:table-cell>
          <table:table-cell/>
        </table:table-row>
        <table:table-row table:style-name="ro3">
          <table:table-cell office:value-type="string">
            <text:p><text:s text:c="2"/>Fin <text:s text:c="30"/>: 104395725233773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777720474</text:p>
          </table:table-cell>
          <table:table-cell/>
        </table:table-row>
        <table:table-row table:style-name="ro3">
          <table:table-cell office:value-type="string">
            <text:p><text:s text:c="2"/>\# de ciclos insumidos por llamada : 777720.438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<text:s/>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378635377044</text:p>
          </table:table-cell>
          <table:table-cell/>
        </table:table-row>
        <table:table-row table:style-name="ro3">
          <table:table-cell office:value-type="string">
            <text:p><text:s text:c="2"/>Fin <text:s text:c="30"/>: 1044383620471581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498509453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4985094.5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<text:s/>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433530275722</text:p>
          </table:table-cell>
          <table:table-cell/>
        </table:table-row>
        <table:table-row table:style-name="ro3">
          <table:table-cell office:value-type="string">
            <text:p><text:s text:c="2"/>Fin <text:s text:c="30"/>: 104443477192379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24164807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241648.12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<text:s/>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4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476966955369</text:p>
          </table:table-cell>
          <table:table-cell/>
        </table:table-row>
        <table:table-row table:style-name="ro3">
          <table:table-cell office:value-type="string">
            <text:p><text:s text:c="2"/>Fin <text:s text:c="30"/>: 104449139142899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4424473625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4424474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1 202x202}: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875879847495</text:p>
          </table:table-cell>
          <table:table-cell/>
        </table:table-row>
        <table:table-row table:style-name="ro3">
          <table:table-cell office:value-type="string">
            <text:p><text:s text:c="2"/>Fin <text:s text:c="30"/>: 104487602440323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44555744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44555.75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1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914747737122</text:p>
          </table:table-cell>
          <table:table-cell/>
        </table:table-row>
        <table:table-row table:style-name="ro3">
          <table:table-cell office:value-type="string">
            <text:p><text:s text:c="2"/>Fin <text:s text:c="30"/>: 1044915700826730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95308960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953089.62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1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950951114148</text:p>
          </table:table-cell>
          <table:table-cell/>
        </table:table-row>
        <table:table-row table:style-name="ro3">
          <table:table-cell office:value-type="string">
            <text:p><text:s text:c="2"/>Fin <text:s text:c="30"/>: 104495118769601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36581866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36581.87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1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4996335371137</text:p>
          </table:table-cell>
          <table:table-cell/>
        </table:table-row>
        <table:table-row table:style-name="ro3">
          <table:table-cell office:value-type="string">
            <text:p><text:s text:c="2"/>Fin <text:s text:c="30"/>: 104499922786514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892494007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892494.00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2 202x20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074063786330</text:p>
          </table:table-cell>
          <table:table-cell/>
        </table:table-row>
        <table:table-row table:style-name="ro3">
          <table:table-cell office:value-type="string">
            <text:p><text:s text:c="2"/>Fin <text:s text:c="30"/>: 1045074231383769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67597439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67597.438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2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129278427104</text:p>
          </table:table-cell>
          <table:table-cell/>
        </table:table-row>
        <table:table-row table:style-name="ro3">
          <table:table-cell office:value-type="string">
            <text:p><text:s text:c="2"/>Fin <text:s text:c="30"/>: 104513023000259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951575490</text:p>
          </table:table-cell>
          <table:table-cell/>
        </table:table-row>
        <table:table-row table:style-name="ro3">
          <table:table-cell office:value-type="string">
            <text:p><text:s text:c="2"/>\# de ciclos insumidos por llamada : 951575.500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2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180136597667</text:p>
          </table:table-cell>
          <table:table-cell/>
        </table:table-row>
        <table:table-row table:style-name="ro3">
          <table:table-cell office:value-type="string">
            <text:p><text:s text:c="2"/>Fin <text:s text:c="30"/>: 1045180371004095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3440642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34406.438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2 1023x767}: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223163637590</text:p>
          </table:table-cell>
          <table:table-cell/>
        </table:table-row>
        <table:table-row table:style-name="ro3">
          <table:table-cell office:value-type="string">
            <text:p><text:s text:c="2"/>Fin <text:s text:c="30"/>: 104522606067541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897037828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897037.75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 text:c="2"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3 202x20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02x20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351253187972</text:p>
          </table:table-cell>
          <table:table-cell/>
        </table:table-row>
        <table:table-row table:style-name="ro3">
          <table:table-cell office:value-type="string">
            <text:p><text:s text:c="2"/>Fin <text:s text:c="30"/>: 1045351398270687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145082715</text:p>
          </table:table-cell>
          <table:table-cell/>
        </table:table-row>
        <table:table-row table:style-name="ro3">
          <table:table-cell office:value-type="string">
            <text:p><text:s text:c="2"/>\# de ciclos insumidos por llamada : 145082.71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3 512x512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3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512x512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397645506245</text:p>
          </table:table-cell>
          <table:table-cell/>
        </table:table-row>
        <table:table-row table:style-name="ro3">
          <table:table-cell office:value-type="string">
            <text:p><text:s text:c="2"/>Fin <text:s text:c="30"/>: 1045398598497354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952991109</text:p>
          </table:table-cell>
          <table:table-cell/>
        </table:table-row>
        <table:table-row table:style-name="ro3">
          <table:table-cell office:value-type="string">
            <text:p><text:s text:c="2"/>\# de ciclos insumidos por llamada : 952991.125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3 256x256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256x256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486706504716</text:p>
          </table:table-cell>
          <table:table-cell/>
        </table:table-row>
        <table:table-row table:style-name="ro3">
          <table:table-cell office:value-type="string">
            <text:p><text:s text:c="2"/>Fin <text:s text:c="30"/>: 1045486937310828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3080611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30806.10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/>\paragraph{Experimentacion sin saltos condicionales en c -O3 1023x767}:</text:p>
          </table:table-cell>
          <table:table-cell/>
        </table:table-row>
        <table:table-row table:style-name="ro3"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<text:s text:c="2"/>Filtro <text:s text:c="12"/>: popart</text:p>
          </table:table-cell>
          <table:table-cell/>
        </table:table-row>
        <table:table-row table:style-name="ro3">
          <table:table-cell office:value-type="string">
            <text:p><text:s text:c="2"/>Implementación <text:s text:c="4"/>: C</text:p>
          </table:table-cell>
          <table:table-cell/>
        </table:table-row>
        <table:table-row table:style-name="ro3">
          <table:table-cell office:value-type="string">
            <text:p><text:s text:c="2"/>Archivo de entrada : lena.1023x767.bmp</text:p>
          </table:table-cell>
          <table:table-cell/>
        </table:table-row>
        <table:table-row table:style-name="ro3">
          <table:table-cell office:value-type="string">
            <text:p>Tiempo de ejecución:</text:p>
          </table:table-cell>
          <table:table-cell/>
        </table:table-row>
        <table:table-row table:style-name="ro3">
          <table:table-cell office:value-type="string">
            <text:p><text:s text:c="2"/>Comienzo <text:s text:c="25"/>: 1045539423374385</text:p>
          </table:table-cell>
          <table:table-cell/>
        </table:table-row>
        <table:table-row table:style-name="ro3">
          <table:table-cell office:value-type="string">
            <text:p><text:s text:c="2"/>Fin <text:s text:c="30"/>: 1045542234561957</text:p>
          </table:table-cell>
          <table:table-cell/>
        </table:table-row>
        <table:table-row table:style-name="ro3">
          <table:table-cell office:value-type="string">
            <text:p><text:s text:c="2"/>\# iteraciones <text:s text:c="20"/>: 1000</text:p>
          </table:table-cell>
          <table:table-cell/>
        </table:table-row>
        <table:table-row table:style-name="ro3">
          <table:table-cell office:value-type="string">
            <text:p><text:s text:c="2"/>\# de ciclos insumidos totales <text:s text:c="4"/>: 2811187572</text:p>
          </table:table-cell>
          <table:table-cell/>
        </table:table-row>
        <table:table-row table:style-name="ro3">
          <table:table-cell office:value-type="string">
            <text:p><text:s text:c="2"/>\# de ciclos insumidos por llamada : 2811187.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Rajngewerc</meta:initial-creator>
    <meta:creation-date>2014-07-16T19:06:06</meta:creation-date>
    <meta:generator>LibreOffice/3.5$Linux_X86_64 LibreOffice_project/350m1$Build-2</meta:generator>
    <dc:date>2014-07-18T20:23:18</dc:date>
    <dc:creator>Guido Rajngewerc</dc:creator>
    <meta:editing-duration>PT4H15M28S</meta:editing-duration>
    <meta:editing-cycles>5</meta:editing-cycles>
    <meta:document-statistic meta:table-count="5" meta:cell-count="1292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697cm" svg:height="6.017cm" xlink:href=".." xlink:type="simple" chart:class="chart:bar" chart:style-name="ch1">
        <chart:legend chart:legend-position="end" svg:x="9.042cm" svg:y="1.713cm" style:legend-expansion="high" chart:style-name="ch2"/>
        <chart:plot-area chart:style-name="ch3" table:cell-range-address="Sheet1.A6:Sheet1.E11" chart:data-source-has-labels="both" svg:x="1.224cm" svg:y="0.615cm" svg:width="7.392cm" svg:height="4.301cm">
          <chartooo:coordinate-region svg:x="2.957cm" svg:y="0.814cm" svg:width="5.569cm" svg:height="3.057cm"/>
          <chart:axis chart:dimension="x" chart:name="primary-x" chart:style-name="ch4" chartooo:axis-type="auto">
            <chartooo:date-scale/>
            <chart:title svg:x="3.288cm" svg:y="5.036cm" chart:style-name="ch5">
              <text:p>Tamaño de la imágen</text:p>
            </chart:title>
            <chart:categories table:cell-range-address="Sheet1.B6:Sheet1.E6"/>
          </chart:axis>
          <chart:axis chart:dimension="y" chart:name="primary-y" chart:style-name="ch6">
            <chart:title svg:x="0.451cm" svg:y="4.807cm" chart:style-name="ch7">
              <text:p>Cantidad de ciclo promedio</text:p>
            </chart:title>
            <chart:grid chart:style-name="ch8" chart:class="major"/>
          </chart:axis>
          <chart:series chart:style-name="ch9" chart:values-cell-range-address="Sheet1.B7:Sheet1.E7" chart:label-cell-address="Sheet1.A7:Sheet1.A7" chart:class="chart:bar">
            <chart:data-point chart:repeated="4"/>
          </chart:series>
          <chart:series chart:style-name="ch10" chart:values-cell-range-address="Sheet1.B8:Sheet1.E8" chart:label-cell-address="Sheet1.A8:Sheet1.A8" chart:class="chart:bar">
            <chart:data-point chart:repeated="4"/>
          </chart:series>
          <chart:series chart:style-name="ch11" chart:values-cell-range-address="Sheet1.B9:Sheet1.E9" chart:label-cell-address="Sheet1.A9:Sheet1.A9" chart:class="chart:bar">
            <chart:data-point chart:repeated="4"/>
          </chart:series>
          <chart:series chart:style-name="ch12" chart:values-cell-range-address="Sheet1.B10:Sheet1.E10" chart:label-cell-address="Sheet1.A10:Sheet1.A10" chart:class="chart:bar">
            <chart:data-point chart:repeated="4"/>
          </chart:series>
          <chart:series chart:style-name="ch13" chart:values-cell-range-address="Sheet1.B11:Sheet1.E11" chart:label-cell-address="Sheet1.A11:Sheet1.A1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6:Sheet1.E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1.A7:Sheet1.A7</svg:desc>
                </draw:g>
              </table:table-cell>
              <table:table-cell office:value-type="float" office:value="155239">
                <text:p>155239</text:p>
                <draw:g>
                  <svg:desc>Sheet1.B7:Sheet1.E7</svg:desc>
                </draw:g>
              </table:table-cell>
              <table:table-cell office:value-type="float" office:value="324289">
                <text:p>324289</text:p>
              </table:table-cell>
              <table:table-cell office:value-type="float" office:value="1275782">
                <text:p>1275782</text:p>
              </table:table-cell>
              <table:table-cell office:value-type="float" office:value="3796299">
                <text:p>3796299</text:p>
              </table:table-cell>
            </table:table-row>
            <table:table-row>
              <table:table-cell office:value-type="string">
                <text:p>C</text:p>
                <draw:g>
                  <svg:desc>Sheet1.A8:Sheet1.A8</svg:desc>
                </draw:g>
              </table:table-cell>
              <table:table-cell office:value-type="float" office:value="1143087">
                <text:p>1143087</text:p>
                <draw:g>
                  <svg:desc>Sheet1.B8:Sheet1.E8</svg:desc>
                </draw:g>
              </table:table-cell>
              <table:table-cell office:value-type="float" office:value="1812791">
                <text:p>1812791</text:p>
              </table:table-cell>
              <table:table-cell office:value-type="float" office:value="6988284">
                <text:p>6988284</text:p>
              </table:table-cell>
              <table:table-cell office:value-type="float" office:value="18628804">
                <text:p>18628804</text:p>
              </table:table-cell>
            </table:table-row>
            <table:table-row>
              <table:table-cell office:value-type="string">
                <text:p>C -O1</text:p>
                <draw:g>
                  <svg:desc>Sheet1.A9:Sheet1.A9</svg:desc>
                </draw:g>
              </table:table-cell>
              <table:table-cell office:value-type="float" office:value="406957">
                <text:p>406957</text:p>
                <draw:g>
                  <svg:desc>Sheet1.B9:Sheet1.E9</svg:desc>
                </draw:g>
              </table:table-cell>
              <table:table-cell office:value-type="float" office:value="629364">
                <text:p>629364</text:p>
              </table:table-cell>
              <table:table-cell office:value-type="float" office:value="2187798">
                <text:p>2187798</text:p>
              </table:table-cell>
              <table:table-cell office:value-type="float" office:value="5735027">
                <text:p>5735027</text:p>
              </table:table-cell>
            </table:table-row>
            <table:table-row>
              <table:table-cell office:value-type="string">
                <text:p>C -O2</text:p>
                <draw:g>
                  <svg:desc>Sheet1.A10:Sheet1.A10</svg:desc>
                </draw:g>
              </table:table-cell>
              <table:table-cell office:value-type="float" office:value="401139">
                <text:p>401139</text:p>
                <draw:g>
                  <svg:desc>Sheet1.B10:Sheet1.E10</svg:desc>
                </draw:g>
              </table:table-cell>
              <table:table-cell office:value-type="float" office:value="626439">
                <text:p>626439</text:p>
              </table:table-cell>
              <table:table-cell office:value-type="float" office:value="2324926">
                <text:p>2324926</text:p>
              </table:table-cell>
              <table:table-cell office:value-type="float" office:value="5279355">
                <text:p>5279355</text:p>
              </table:table-cell>
            </table:table-row>
            <table:table-row>
              <table:table-cell office:value-type="string">
                <text:p>C -O3</text:p>
                <draw:g>
                  <svg:desc>Sheet1.A11:Sheet1.A11</svg:desc>
                </draw:g>
              </table:table-cell>
              <table:table-cell office:value-type="float" office:value="396281">
                <text:p>396281</text:p>
                <draw:g>
                  <svg:desc>Sheet1.B11:Sheet1.E11</svg:desc>
                </draw:g>
              </table:table-cell>
              <table:table-cell office:value-type="float" office:value="609264">
                <text:p>609264</text:p>
              </table:table-cell>
              <table:table-cell office:value-type="float" office:value="2354951">
                <text:p>2354951</text:p>
              </table:table-cell>
              <table:table-cell office:value-type="float" office:value="5393349">
                <text:p>5393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655cm" svg:height="3.744cm" xlink:href=".." xlink:type="simple" chart:class="chart:bar" chart:style-name="ch1">
        <chart:legend chart:legend-position="end" svg:x="5cm" svg:y="1.324cm" style:legend-expansion="high" chart:style-name="ch2"/>
        <chart:plot-area chart:style-name="ch3" table:cell-range-address="Sheet1.A47:Sheet1.E49" chart:data-source-has-labels="both" svg:x="1.144cm" svg:y="0.431cm" svg:width="3.59cm" svg:height="2.258cm">
          <chartooo:coordinate-region svg:x="2.877cm" svg:y="0.631cm" svg:width="1.751cm" svg:height="1.013cm"/>
          <chart:axis chart:dimension="x" chart:name="primary-x" chart:style-name="ch4" chartooo:axis-type="auto">
            <chartooo:date-scale/>
            <chart:title svg:x="1.307cm" svg:y="2.763cm" chart:style-name="ch5">
              <text:p>Tamaño de la imágen</text:p>
            </chart:title>
            <chart:categories table:cell-range-address="Sheet1.B47:Sheet1.E47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B48:Sheet1.E48" chart:label-cell-address="Sheet1.A48:Sheet1.A48" chart:class="chart:bar">
            <chart:data-point chart:repeated="4"/>
          </chart:series>
          <chart:series chart:style-name="ch10" chart:values-cell-range-address="Sheet1.B49:Sheet1.E49" chart:label-cell-address="Sheet1.A49:Sheet1.A4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47:Sheet1.E47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2</text:p>
                <draw:g>
                  <svg:desc>Sheet1.A48:Sheet1.A48</svg:desc>
                </draw:g>
              </table:table-cell>
              <table:table-cell office:value-type="float" office:value="401139">
                <text:p>401139</text:p>
                <draw:g>
                  <svg:desc>Sheet1.B48:Sheet1.E48</svg:desc>
                </draw:g>
              </table:table-cell>
              <table:table-cell office:value-type="float" office:value="626439">
                <text:p>626439</text:p>
              </table:table-cell>
              <table:table-cell office:value-type="float" office:value="2324926">
                <text:p>2324926</text:p>
              </table:table-cell>
              <table:table-cell office:value-type="float" office:value="5279355">
                <text:p>5279355</text:p>
              </table:table-cell>
            </table:table-row>
            <table:table-row>
              <table:table-cell office:value-type="string">
                <text:p>C -O2</text:p>
                <draw:g>
                  <svg:desc>Sheet1.A49:Sheet1.A49</svg:desc>
                </draw:g>
              </table:table-cell>
              <table:table-cell office:value-type="float" office:value="167597">
                <text:p>167597</text:p>
                <draw:g>
                  <svg:desc>Sheet1.B49:Sheet1.E49</svg:desc>
                </draw:g>
              </table:table-cell>
              <table:table-cell office:value-type="float" office:value="234406">
                <text:p>234406</text:p>
              </table:table-cell>
              <table:table-cell office:value-type="float" office:value="951575">
                <text:p>951575</text:p>
              </table:table-cell>
              <table:table-cell office:value-type="float" office:value="2897037">
                <text:p>289703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273cm" svg:height="2.966cm" xlink:href=".." xlink:type="simple" chart:class="chart:bar" chart:style-name="ch1">
        <chart:legend chart:legend-position="end" svg:x="3.063cm" svg:y="0.736cm" style:legend-expansion="high" chart:style-name="ch2"/>
        <chart:plot-area chart:style-name="ch3" table:cell-range-address="Sheet1.A52:Sheet1.E54" chart:data-source-has-labels="both" svg:x="1.116cm" svg:y="0.371cm" svg:width="1.737cm" svg:height="1.555cm">
          <chartooo:coordinate-region svg:x="1.842cm" svg:y="0.57cm" svg:width="0.579cm" svg:height="0.518cm"/>
          <chart:axis chart:dimension="x" chart:name="primary-x" chart:style-name="ch4" chartooo:axis-type="auto">
            <chartooo:date-scale/>
            <chart:title svg:x="0.352cm" svg:y="1.985cm" chart:style-name="ch5">
              <text:p>Tamaño de la imágen</text:p>
            </chart:title>
            <chart:categories table:cell-range-address="Sheet1.B52:Sheet1.E52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B53:Sheet1.E53" chart:label-cell-address="Sheet1.A53:Sheet1.A53" chart:class="chart:bar">
            <chart:data-point chart:repeated="4"/>
          </chart:series>
          <chart:series chart:style-name="ch10" chart:values-cell-range-address="Sheet1.B54:Sheet1.E54" chart:label-cell-address="Sheet1.A54:Sheet1.A5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52:Sheet1.E52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3</text:p>
                <draw:g>
                  <svg:desc>Sheet1.A53:Sheet1.A53</svg:desc>
                </draw:g>
              </table:table-cell>
              <table:table-cell office:value-type="float" office:value="396281">
                <text:p>396281</text:p>
                <draw:g>
                  <svg:desc>Sheet1.B53:Sheet1.E53</svg:desc>
                </draw:g>
              </table:table-cell>
              <table:table-cell office:value-type="float" office:value="609264">
                <text:p>609264</text:p>
              </table:table-cell>
              <table:table-cell office:value-type="float" office:value="2354951">
                <text:p>2354951</text:p>
              </table:table-cell>
              <table:table-cell office:value-type="float" office:value="5393349">
                <text:p>5393349</text:p>
              </table:table-cell>
            </table:table-row>
            <table:table-row>
              <table:table-cell office:value-type="string">
                <text:p>C -O3 sin saltos</text:p>
                <draw:g>
                  <svg:desc>Sheet1.A54:Sheet1.A54</svg:desc>
                </draw:g>
              </table:table-cell>
              <table:table-cell office:value-type="float" office:value="145082">
                <text:p>145082</text:p>
                <draw:g>
                  <svg:desc>Sheet1.B54:Sheet1.E54</svg:desc>
                </draw:g>
              </table:table-cell>
              <table:table-cell office:value-type="float" office:value="230806">
                <text:p>230806</text:p>
              </table:table-cell>
              <table:table-cell office:value-type="float" office:value="952991">
                <text:p>952991</text:p>
              </table:table-cell>
              <table:table-cell office:value-type="float" office:value="2811187">
                <text:p>28111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.912cm" svg:height="1.638cm" xlink:href=".." xlink:type="simple" chart:class="chart:bar" chart:style-name="ch1">
        <chart:legend chart:legend-position="end" svg:x="1.853cm" svg:y="-0.77cm" style:legend-expansion="high" chart:style-name="ch2"/>
        <chart:plot-area chart:style-name="ch3" table:cell-range-address="'experimento 1.2'.A30:'experimento 1.2'.E34" chart:data-source-has-labels="both" svg:x="1.069cm" svg:y="0.263cm" svg:width="0.668cm" svg:height="0.362cm">
          <chartooo:coordinate-region svg:x="1.291cm" svg:y="0.342cm" svg:width="0.222cm" svg:height="0.12cm"/>
          <chart:axis chart:dimension="x" chart:name="primary-x" chart:style-name="ch4" chartooo:axis-type="auto">
            <chartooo:date-scale/>
            <chart:title svg:x="0cm" svg:y="0.657cm" chart:style-name="ch5">
              <text:p>Tamaño de la imágen</text:p>
            </chart:title>
            <chart:categories table:cell-range-address="'experimento 1.2'.C30:'experimento 1.2'.E30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C31:'experimento 1.2'.E31" chart:label-cell-address="'experimento 1.2'.A31:'experimento 1.2'.B31" chart:class="chart:bar">
            <chart:data-point chart:repeated="3"/>
          </chart:series>
          <chart:series chart:style-name="ch10" chart:values-cell-range-address="'experimento 1.2'.C32:'experimento 1.2'.E32" chart:label-cell-address="'experimento 1.2'.A32:'experimento 1.2'.B32" chart:class="chart:bar">
            <chart:data-point chart:repeated="3"/>
          </chart:series>
          <chart:series chart:style-name="ch11" chart:values-cell-range-address="'experimento 1.2'.C33:'experimento 1.2'.E33" chart:label-cell-address="'experimento 1.2'.A33:'experimento 1.2'.B33" chart:class="chart:bar">
            <chart:data-point chart:repeated="3"/>
          </chart:series>
          <chart:series chart:style-name="ch12" chart:values-cell-range-address="'experimento 1.2'.C34:'experimento 1.2'.E34" chart:label-cell-address="'experimento 1.2'.A34:'experimento 1.2'.B3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C30:'experimento 1.2'.E30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con saltos 1143087</text:p>
                <text:list>
                  <text:list-item>
                    <text:p>C con saltos</text:p>
                  </text:list-item>
                  <text:list-item>
                    <text:p>1143087</text:p>
                  </text:list-item>
                </text:list>
                <draw:g>
                  <svg:desc>'experimento 1.2'.A31:'experimento 1.2'.B31</svg:desc>
                </draw:g>
              </table:table-cell>
              <table:table-cell office:value-type="float" office:value="1812791">
                <text:p>1812791</text:p>
                <draw:g>
                  <svg:desc>'experimento 1.2'.C31:'experimento 1.2'.E31</svg:desc>
                </draw:g>
              </table:table-cell>
              <table:table-cell office:value-type="float" office:value="6988284">
                <text:p>6988284</text:p>
              </table:table-cell>
              <table:table-cell office:value-type="float" office:value="18628804">
                <text:p>18628804</text:p>
              </table:table-cell>
            </table:table-row>
            <table:table-row>
              <table:table-cell office:value-type="string">
                <text:p>C con 1 saltos menos 1156697</text:p>
                <text:list>
                  <text:list-item>
                    <text:p>C con 1 saltos menos</text:p>
                  </text:list-item>
                  <text:list-item>
                    <text:p>1156697</text:p>
                  </text:list-item>
                </text:list>
                <draw:g>
                  <svg:desc>'experimento 1.2'.A32:'experimento 1.2'.B32</svg:desc>
                </draw:g>
              </table:table-cell>
              <table:table-cell office:value-type="float" office:value="1777060">
                <text:p>1777060</text:p>
                <draw:g>
                  <svg:desc>'experimento 1.2'.C32:'experimento 1.2'.E32</svg:desc>
                </draw:g>
              </table:table-cell>
              <table:table-cell office:value-type="float" office:value="6896489">
                <text:p>6896489</text:p>
              </table:table-cell>
              <table:table-cell office:value-type="float" office:value="18451978">
                <text:p>18451978</text:p>
              </table:table-cell>
            </table:table-row>
            <table:table-row>
              <table:table-cell office:value-type="string">
                <text:p>C con 3 saltos menos 945268</text:p>
                <text:list>
                  <text:list-item>
                    <text:p>C con 3 saltos menos</text:p>
                  </text:list-item>
                  <text:list-item>
                    <text:p>945268</text:p>
                  </text:list-item>
                </text:list>
                <draw:g>
                  <svg:desc>'experimento 1.2'.A33:'experimento 1.2'.B33</svg:desc>
                </draw:g>
              </table:table-cell>
              <table:table-cell office:value-type="float" office:value="1492647">
                <text:p>1492647</text:p>
                <draw:g>
                  <svg:desc>'experimento 1.2'.C33:'experimento 1.2'.E33</svg:desc>
                </draw:g>
              </table:table-cell>
              <table:table-cell office:value-type="float" office:value="5658926">
                <text:p>5658926</text:p>
              </table:table-cell>
              <table:table-cell office:value-type="float" office:value="16099632">
                <text:p>16099632</text:p>
              </table:table-cell>
            </table:table-row>
            <table:table-row>
              <table:table-cell office:value-type="string">
                <text:p>C sin saltos 777720</text:p>
                <text:list>
                  <text:list-item>
                    <text:p>C sin saltos</text:p>
                  </text:list-item>
                  <text:list-item>
                    <text:p>777720</text:p>
                  </text:list-item>
                </text:list>
                <draw:g>
                  <svg:desc>'experimento 1.2'.A34:'experimento 1.2'.B34</svg:desc>
                </draw:g>
              </table:table-cell>
              <table:table-cell office:value-type="float" office:value="1241648">
                <text:p>1241648</text:p>
                <draw:g>
                  <svg:desc>'experimento 1.2'.C34:'experimento 1.2'.E34</svg:desc>
                </draw:g>
              </table:table-cell>
              <table:table-cell office:value-type="float" office:value="4985094">
                <text:p>4985094</text:p>
              </table:table-cell>
              <table:table-cell office:value-type="float" office:value="14424474">
                <text:p>144244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467cm" svg:height="2.513cm" xlink:href=".." xlink:type="simple" chart:class="chart:bar" chart:style-name="ch1">
        <chart:legend chart:legend-position="end" svg:x="-1.839cm" svg:y="0.361cm" style:legend-expansion="high" chart:style-name="ch2"/>
        <chart:plot-area chart:style-name="ch3" table:cell-range-address="'experimento 1.2'.A36:'experimento 1.2'.E4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Tamaño de la imágen</text:p>
            </chart:title>
            <chart:categories table:cell-range-address="'experimento 1.2'.B36:'experimento 1.2'.E36"/>
          </chart:axis>
          <chart:axis chart:dimension="y" chart:name="primary-y" chart:style-name="ch6">
            <chart:title svg:x="0cm" svg:y="0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B37:'experimento 1.2'.E37" chart:label-cell-address="'experimento 1.2'.A37:'experimento 1.2'.A37" chart:class="chart:bar">
            <chart:data-point chart:repeated="4"/>
          </chart:series>
          <chart:series chart:style-name="ch10" chart:values-cell-range-address="'experimento 1.2'.B38:'experimento 1.2'.E38" chart:label-cell-address="'experimento 1.2'.A38:'experimento 1.2'.A38" chart:class="chart:bar">
            <chart:data-point chart:repeated="4"/>
          </chart:series>
          <chart:series chart:style-name="ch11" chart:values-cell-range-address="'experimento 1.2'.B39:'experimento 1.2'.E39" chart:label-cell-address="'experimento 1.2'.A39:'experimento 1.2'.A39" chart:class="chart:bar">
            <chart:data-point chart:repeated="4"/>
          </chart:series>
          <chart:series chart:style-name="ch12" chart:values-cell-range-address="'experimento 1.2'.B40:'experimento 1.2'.E40" chart:label-cell-address="'experimento 1.2'.A40:'experimento 1.2'.A4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'experimento 1.2'.B36:'experimento 1.2'.E3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1 con saltos</text:p>
                <draw:g>
                  <svg:desc>'experimento 1.2'.A37:'experimento 1.2'.A37</svg:desc>
                </draw:g>
              </table:table-cell>
              <table:table-cell office:value-type="float" office:value="406957">
                <text:p>406957</text:p>
                <draw:g>
                  <svg:desc>'experimento 1.2'.B37:'experimento 1.2'.E37</svg:desc>
                </draw:g>
              </table:table-cell>
              <table:table-cell office:value-type="float" office:value="629364">
                <text:p>629364</text:p>
              </table:table-cell>
              <table:table-cell office:value-type="float" office:value="2187798">
                <text:p>2187798</text:p>
              </table:table-cell>
              <table:table-cell office:value-type="float" office:value="5735027">
                <text:p>5735027</text:p>
              </table:table-cell>
            </table:table-row>
            <table:table-row>
              <table:table-cell office:value-type="string">
                <text:p>C -O1 con 1 saltos menos</text:p>
                <draw:g>
                  <svg:desc>'experimento 1.2'.A38:'experimento 1.2'.A38</svg:desc>
                </draw:g>
              </table:table-cell>
              <table:table-cell office:value-type="float" office:value="399478">
                <text:p>399478</text:p>
                <draw:g>
                  <svg:desc>'experimento 1.2'.B38:'experimento 1.2'.E38</svg:desc>
                </draw:g>
              </table:table-cell>
              <table:table-cell office:value-type="float" office:value="569699">
                <text:p>569699</text:p>
              </table:table-cell>
              <table:table-cell office:value-type="float" office:value="2028426">
                <text:p>2028426</text:p>
              </table:table-cell>
              <table:table-cell office:value-type="float" office:value="5313200">
                <text:p>5313200</text:p>
              </table:table-cell>
            </table:table-row>
            <table:table-row>
              <table:table-cell office:value-type="string">
                <text:p>C -O1 con 3 saltos menos</text:p>
                <draw:g>
                  <svg:desc>'experimento 1.2'.A39:'experimento 1.2'.A39</svg:desc>
                </draw:g>
              </table:table-cell>
              <table:table-cell office:value-type="float" office:value="275833">
                <text:p>275833</text:p>
                <draw:g>
                  <svg:desc>'experimento 1.2'.B39:'experimento 1.2'.E39</svg:desc>
                </draw:g>
              </table:table-cell>
              <table:table-cell office:value-type="float" office:value="423195">
                <text:p>423195</text:p>
              </table:table-cell>
              <table:table-cell office:value-type="float" office:value="1544985">
                <text:p>1544985</text:p>
              </table:table-cell>
              <table:table-cell office:value-type="float" office:value="4073329">
                <text:p>4073329</text:p>
              </table:table-cell>
            </table:table-row>
            <table:table-row>
              <table:table-cell office:value-type="string">
                <text:p>C -O1 sin saltos</text:p>
                <draw:g>
                  <svg:desc>'experimento 1.2'.A40:'experimento 1.2'.A40</svg:desc>
                </draw:g>
              </table:table-cell>
              <table:table-cell office:value-type="float" office:value="144555">
                <text:p>144555</text:p>
                <draw:g>
                  <svg:desc>'experimento 1.2'.B40:'experimento 1.2'.E40</svg:desc>
                </draw:g>
              </table:table-cell>
              <table:table-cell office:value-type="float" office:value="236581">
                <text:p>236581</text:p>
              </table:table-cell>
              <table:table-cell office:value-type="float" office:value="953089">
                <text:p>953089</text:p>
              </table:table-cell>
              <table:table-cell office:value-type="float" office:value="2892494">
                <text:p>28924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.726cm" svg:height="2.096cm" xlink:href=".." xlink:type="simple" chart:class="chart:bar" chart:style-name="ch1">
        <chart:legend chart:legend-position="end" svg:x="2.403cm" svg:y="0.055cm" style:legend-expansion="high" chart:style-name="ch2"/>
        <chart:plot-area chart:style-name="ch3" table:cell-range-address="'experimento 1.2'.A42:'experimento 1.2'.E46" chart:data-source-has-labels="both" svg:x="1.085cm" svg:y="0.299cm" svg:width="1.17cm" svg:height="0.775cm">
          <chartooo:coordinate-region svg:x="1.475cm" svg:y="0.299cm" svg:width="0.39cm" svg:height="0.258cm"/>
          <chart:axis chart:dimension="x" chart:name="primary-x" chart:style-name="ch4" chartooo:axis-type="auto">
            <chartooo:date-scale/>
            <chart:title svg:x="0.038cm" svg:y="1.115cm" chart:style-name="ch5">
              <text:p>Tamaño de la imágen</text:p>
            </chart:title>
            <chart:categories table:cell-range-address="'experimento 1.2'.C42:'experimento 1.2'.E42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C43:'experimento 1.2'.E43" chart:label-cell-address="'experimento 1.2'.A43:'experimento 1.2'.B43" chart:class="chart:bar">
            <chart:data-point chart:repeated="3"/>
          </chart:series>
          <chart:series chart:style-name="ch10" chart:values-cell-range-address="'experimento 1.2'.C44:'experimento 1.2'.E44" chart:label-cell-address="'experimento 1.2'.A44:'experimento 1.2'.B44" chart:class="chart:bar">
            <chart:data-point chart:repeated="3"/>
          </chart:series>
          <chart:series chart:style-name="ch11" chart:values-cell-range-address="'experimento 1.2'.C45:'experimento 1.2'.E45" chart:label-cell-address="'experimento 1.2'.A45:'experimento 1.2'.B45" chart:class="chart:bar">
            <chart:data-point chart:repeated="3"/>
          </chart:series>
          <chart:series chart:style-name="ch12" chart:values-cell-range-address="'experimento 1.2'.C46:'experimento 1.2'.E46" chart:label-cell-address="'experimento 1.2'.A46:'experimento 1.2'.B4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C42:'experimento 1.2'.E42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2 con saltos 401139</text:p>
                <text:list>
                  <text:list-item>
                    <text:p>C -O2 con saltos</text:p>
                  </text:list-item>
                  <text:list-item>
                    <text:p>401139</text:p>
                  </text:list-item>
                </text:list>
                <draw:g>
                  <svg:desc>'experimento 1.2'.A43:'experimento 1.2'.B43</svg:desc>
                </draw:g>
              </table:table-cell>
              <table:table-cell office:value-type="float" office:value="626439">
                <text:p>626439</text:p>
                <draw:g>
                  <svg:desc>'experimento 1.2'.C43:'experimento 1.2'.E43</svg:desc>
                </draw:g>
              </table:table-cell>
              <table:table-cell office:value-type="float" office:value="2324926">
                <text:p>2324926</text:p>
              </table:table-cell>
              <table:table-cell office:value-type="float" office:value="5279355">
                <text:p>5279355</text:p>
              </table:table-cell>
            </table:table-row>
            <table:table-row>
              <table:table-cell office:value-type="string">
                <text:p>C -O2 con 1 saltos menos 377954</text:p>
                <text:list>
                  <text:list-item>
                    <text:p>C -O2 con 1 saltos menos</text:p>
                  </text:list-item>
                  <text:list-item>
                    <text:p>377954</text:p>
                  </text:list-item>
                </text:list>
                <draw:g>
                  <svg:desc>'experimento 1.2'.A44:'experimento 1.2'.B44</svg:desc>
                </draw:g>
              </table:table-cell>
              <table:table-cell office:value-type="float" office:value="590801">
                <text:p>590801</text:p>
                <draw:g>
                  <svg:desc>'experimento 1.2'.C44:'experimento 1.2'.E44</svg:desc>
                </draw:g>
              </table:table-cell>
              <table:table-cell office:value-type="float" office:value="2217774">
                <text:p>2217774</text:p>
              </table:table-cell>
              <table:table-cell office:value-type="float" office:value="5102172">
                <text:p>5102172</text:p>
              </table:table-cell>
            </table:table-row>
            <table:table-row>
              <table:table-cell office:value-type="string">
                <text:p>C -O2 con 3 saltos menos 275833</text:p>
                <text:list>
                  <text:list-item>
                    <text:p>C -O2 con 3 saltos menos</text:p>
                  </text:list-item>
                  <text:list-item>
                    <text:p>275833</text:p>
                  </text:list-item>
                </text:list>
                <draw:g>
                  <svg:desc>'experimento 1.2'.A45:'experimento 1.2'.B45</svg:desc>
                </draw:g>
              </table:table-cell>
              <table:table-cell office:value-type="float" office:value="423195">
                <text:p>423195</text:p>
                <draw:g>
                  <svg:desc>'experimento 1.2'.C45:'experimento 1.2'.E45</svg:desc>
                </draw:g>
              </table:table-cell>
              <table:table-cell office:value-type="float" office:value="1544985">
                <text:p>1544985</text:p>
              </table:table-cell>
              <table:table-cell office:value-type="float" office:value="4073329">
                <text:p>4073329</text:p>
              </table:table-cell>
            </table:table-row>
            <table:table-row>
              <table:table-cell office:value-type="string">
                <text:p>C -O2 sin saltos 167597</text:p>
                <text:list>
                  <text:list-item>
                    <text:p>C -O2 sin saltos</text:p>
                  </text:list-item>
                  <text:list-item>
                    <text:p>167597</text:p>
                  </text:list-item>
                </text:list>
                <draw:g>
                  <svg:desc>'experimento 1.2'.A46:'experimento 1.2'.B46</svg:desc>
                </draw:g>
              </table:table-cell>
              <table:table-cell office:value-type="float" office:value="234406">
                <text:p>234406</text:p>
                <draw:g>
                  <svg:desc>'experimento 1.2'.C46:'experimento 1.2'.E46</svg:desc>
                </draw:g>
              </table:table-cell>
              <table:table-cell office:value-type="float" office:value="951575">
                <text:p>951575</text:p>
              </table:table-cell>
              <table:table-cell office:value-type="float" office:value="2897037">
                <text:p>289703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139cm" svg:height="2.328cm" xlink:href=".." xlink:type="simple" chart:class="chart:bar" chart:style-name="ch1">
        <chart:legend chart:legend-position="end" svg:x="2.816cm" svg:y="0.171cm" style:legend-expansion="high" chart:style-name="ch2"/>
        <chart:plot-area chart:style-name="ch3" table:cell-range-address="'experimento 1.2'.A48:'experimento 1.2'.E52" chart:data-source-has-labels="both" svg:x="1.093cm" svg:y="0.319cm" svg:width="1.559cm" svg:height="0.982cm">
          <chartooo:coordinate-region svg:x="1.612cm" svg:y="0.319cm" svg:width="0.519cm" svg:height="0.327cm"/>
          <chart:axis chart:dimension="x" chart:name="primary-x" chart:style-name="ch4" chartooo:axis-type="auto">
            <chartooo:date-scale/>
            <chart:title svg:x="0.24cm" svg:y="1.347cm" chart:style-name="ch5">
              <text:p>Tamaño de la imágen</text:p>
            </chart:title>
            <chart:categories table:cell-range-address="'experimento 1.2'.C48:'experimento 1.2'.E48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C49:'experimento 1.2'.E49" chart:label-cell-address="'experimento 1.2'.A49:'experimento 1.2'.B49" chart:class="chart:bar">
            <chart:data-point chart:repeated="3"/>
          </chart:series>
          <chart:series chart:style-name="ch10" chart:values-cell-range-address="'experimento 1.2'.C50:'experimento 1.2'.E50" chart:label-cell-address="'experimento 1.2'.A50:'experimento 1.2'.B50" chart:class="chart:bar">
            <chart:data-point chart:repeated="3"/>
          </chart:series>
          <chart:series chart:style-name="ch11" chart:values-cell-range-address="'experimento 1.2'.C51:'experimento 1.2'.E51" chart:label-cell-address="'experimento 1.2'.A51:'experimento 1.2'.B51" chart:class="chart:bar">
            <chart:data-point chart:repeated="3"/>
          </chart:series>
          <chart:series chart:style-name="ch12" chart:values-cell-range-address="'experimento 1.2'.C52:'experimento 1.2'.E52" chart:label-cell-address="'experimento 1.2'.A52:'experimento 1.2'.B5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C48:'experimento 1.2'.E48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3 con saltos 396281</text:p>
                <text:list>
                  <text:list-item>
                    <text:p>C -O3 con saltos</text:p>
                  </text:list-item>
                  <text:list-item>
                    <text:p>396281</text:p>
                  </text:list-item>
                </text:list>
                <draw:g>
                  <svg:desc>'experimento 1.2'.A49:'experimento 1.2'.B49</svg:desc>
                </draw:g>
              </table:table-cell>
              <table:table-cell office:value-type="float" office:value="609264">
                <text:p>609264</text:p>
                <draw:g>
                  <svg:desc>'experimento 1.2'.C49:'experimento 1.2'.E49</svg:desc>
                </draw:g>
              </table:table-cell>
              <table:table-cell office:value-type="float" office:value="2354951">
                <text:p>2354951</text:p>
              </table:table-cell>
              <table:table-cell office:value-type="float" office:value="5393349">
                <text:p>5393349</text:p>
              </table:table-cell>
            </table:table-row>
            <table:table-row>
              <table:table-cell office:value-type="string">
                <text:p>C -O3 con 1 saltos menos 371553</text:p>
                <text:list>
                  <text:list-item>
                    <text:p>C -O3 con 1 saltos menos</text:p>
                  </text:list-item>
                  <text:list-item>
                    <text:p>371553</text:p>
                  </text:list-item>
                </text:list>
                <draw:g>
                  <svg:desc>'experimento 1.2'.A50:'experimento 1.2'.B50</svg:desc>
                </draw:g>
              </table:table-cell>
              <table:table-cell office:value-type="float" office:value="586811">
                <text:p>586811</text:p>
                <draw:g>
                  <svg:desc>'experimento 1.2'.C50:'experimento 1.2'.E50</svg:desc>
                </draw:g>
              </table:table-cell>
              <table:table-cell office:value-type="float" office:value="2195694">
                <text:p>2195694</text:p>
              </table:table-cell>
              <table:table-cell office:value-type="float" office:value="5068043">
                <text:p>5068043</text:p>
              </table:table-cell>
            </table:table-row>
            <table:table-row>
              <table:table-cell office:value-type="string">
                <text:p>C -O3 con 3 saltos menos 283198</text:p>
                <text:list>
                  <text:list-item>
                    <text:p>C -O3 con 3 saltos menos</text:p>
                  </text:list-item>
                  <text:list-item>
                    <text:p>283198</text:p>
                  </text:list-item>
                </text:list>
                <draw:g>
                  <svg:desc>'experimento 1.2'.A51:'experimento 1.2'.B51</svg:desc>
                </draw:g>
              </table:table-cell>
              <table:table-cell office:value-type="float" office:value="421029">
                <text:p>421029</text:p>
                <draw:g>
                  <svg:desc>'experimento 1.2'.C51:'experimento 1.2'.E51</svg:desc>
                </draw:g>
              </table:table-cell>
              <table:table-cell office:value-type="float" office:value="1538136">
                <text:p>1538136</text:p>
              </table:table-cell>
              <table:table-cell office:value-type="float" office:value="4059907">
                <text:p>4059907</text:p>
              </table:table-cell>
            </table:table-row>
            <table:table-row>
              <table:table-cell office:value-type="string">
                <text:p>C -O3 sin saltos 145082</text:p>
                <text:list>
                  <text:list-item>
                    <text:p>C -O3 sin saltos</text:p>
                  </text:list-item>
                  <text:list-item>
                    <text:p>145082</text:p>
                  </text:list-item>
                </text:list>
                <draw:g>
                  <svg:desc>'experimento 1.2'.A52:'experimento 1.2'.B52</svg:desc>
                </draw:g>
              </table:table-cell>
              <table:table-cell office:value-type="float" office:value="230806">
                <text:p>230806</text:p>
                <draw:g>
                  <svg:desc>'experimento 1.2'.C52:'experimento 1.2'.E52</svg:desc>
                </draw:g>
              </table:table-cell>
              <table:table-cell office:value-type="float" office:value="952991">
                <text:p>952991</text:p>
              </table:table-cell>
              <table:table-cell office:value-type="float" office:value="2811187">
                <text:p>281118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234cm" svg:height="2.382cm" xlink:href=".." xlink:type="simple" chart:class="chart:bar" chart:style-name="ch1">
        <chart:legend chart:legend-position="end" svg:x="-2.39cm" svg:y="0.495cm" style:legend-expansion="high" chart:style-name="ch2"/>
        <chart:plot-area chart:style-name="ch3" table:cell-range-address="'experimento 1.2'.G30:'experimento 1.2'.K3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Tamaño de la imágen</text:p>
            </chart:title>
            <chart:categories table:cell-range-address="'experimento 1.2'.H30:'experimento 1.2'.K30"/>
          </chart:axis>
          <chart:axis chart:dimension="y" chart:name="primary-y" chart:style-name="ch6">
            <chart:title svg:x="0cm" svg:y="0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H31:'experimento 1.2'.K31" chart:label-cell-address="'experimento 1.2'.G31:'experimento 1.2'.G31" chart:class="chart:bar">
            <chart:data-point chart:repeated="4"/>
          </chart:series>
          <chart:series chart:style-name="ch10" chart:values-cell-range-address="'experimento 1.2'.H32:'experimento 1.2'.K32" chart:label-cell-address="'experimento 1.2'.G32:'experimento 1.2'.G32" chart:class="chart:bar">
            <chart:data-point chart:repeated="4"/>
          </chart:series>
          <chart:series chart:style-name="ch11" chart:values-cell-range-address="'experimento 1.2'.H33:'experimento 1.2'.K33" chart:label-cell-address="'experimento 1.2'.G33:'experimento 1.2'.G33" chart:class="chart:bar">
            <chart:data-point chart:repeated="4"/>
          </chart:series>
          <chart:series chart:style-name="ch12" chart:values-cell-range-address="'experimento 1.2'.H34:'experimento 1.2'.K34" chart:label-cell-address="'experimento 1.2'.G34:'experimento 1.2'.G3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'experimento 1.2'.H30:'experimento 1.2'.K30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con saltos</text:p>
                <draw:g>
                  <svg:desc>'experimento 1.2'.G31:'experimento 1.2'.G31</svg:desc>
                </draw:g>
              </table:table-cell>
              <table:table-cell office:value-type="float" office:value="1063462">
                <text:p>1063462</text:p>
                <draw:g>
                  <svg:desc>'experimento 1.2'.H31:'experimento 1.2'.K31</svg:desc>
                </draw:g>
              </table:table-cell>
              <table:table-cell office:value-type="float" office:value="1671673">
                <text:p>1671673</text:p>
              </table:table-cell>
              <table:table-cell office:value-type="float" office:value="6281355">
                <text:p>6281355</text:p>
              </table:table-cell>
              <table:table-cell office:value-type="float" office:value="18078820">
                <text:p>18078820</text:p>
              </table:table-cell>
            </table:table-row>
            <table:table-row>
              <table:table-cell office:value-type="string">
                <text:p>C con 1 saltos menos</text:p>
                <draw:g>
                  <svg:desc>'experimento 1.2'.G32:'experimento 1.2'.G32</svg:desc>
                </draw:g>
              </table:table-cell>
              <table:table-cell office:value-type="float" office:value="931952">
                <text:p>931952</text:p>
                <draw:g>
                  <svg:desc>'experimento 1.2'.H32:'experimento 1.2'.K32</svg:desc>
                </draw:g>
              </table:table-cell>
              <table:table-cell office:value-type="float" office:value="1495750">
                <text:p>1495750</text:p>
              </table:table-cell>
              <table:table-cell office:value-type="float" office:value="5754964">
                <text:p>5754964</text:p>
              </table:table-cell>
              <table:table-cell office:value-type="float" office:value="16788354">
                <text:p>16788354</text:p>
              </table:table-cell>
            </table:table-row>
            <table:table-row>
              <table:table-cell office:value-type="string">
                <text:p>C con 3 saltos menos</text:p>
                <draw:g>
                  <svg:desc>'experimento 1.2'.G33:'experimento 1.2'.G33</svg:desc>
                </draw:g>
              </table:table-cell>
              <table:table-cell office:value-type="float" office:value="847142">
                <text:p>847142</text:p>
                <draw:g>
                  <svg:desc>'experimento 1.2'.H33:'experimento 1.2'.K33</svg:desc>
                </draw:g>
              </table:table-cell>
              <table:table-cell office:value-type="float" office:value="1335499">
                <text:p>1335499</text:p>
              </table:table-cell>
              <table:table-cell office:value-type="float" office:value="5262007">
                <text:p>5262007</text:p>
              </table:table-cell>
              <table:table-cell office:value-type="float" office:value="15674181">
                <text:p>15674181</text:p>
              </table:table-cell>
            </table:table-row>
            <table:table-row>
              <table:table-cell office:value-type="string">
                <text:p>C sin saltos</text:p>
                <draw:g>
                  <svg:desc>'experimento 1.2'.G34:'experimento 1.2'.G34</svg:desc>
                </draw:g>
              </table:table-cell>
              <table:table-cell office:value-type="float" office:value="790822">
                <text:p>790822</text:p>
                <draw:g>
                  <svg:desc>'experimento 1.2'.H34:'experimento 1.2'.K34</svg:desc>
                </draw:g>
              </table:table-cell>
              <table:table-cell office:value-type="float" office:value="1203297">
                <text:p>1203297</text:p>
              </table:table-cell>
              <table:table-cell office:value-type="float" office:value="4786338">
                <text:p>4786338</text:p>
              </table:table-cell>
              <table:table-cell office:value-type="float" office:value="14326621">
                <text:p>143266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305cm" svg:height="2.984cm" xlink:href=".." xlink:type="simple" chart:class="chart:bar" chart:style-name="ch1">
        <chart:legend chart:legend-position="end" svg:x="-3.223cm" svg:y="0.597cm" style:legend-expansion="high" chart:style-name="ch2"/>
        <chart:plot-area chart:style-name="ch3" table:cell-range-address="'experimento 1.2'.G36:'experimento 1.2'.K4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Tamaño de la imágen</text:p>
            </chart:title>
            <chart:categories table:cell-range-address="'experimento 1.2'.I36:'experimento 1.2'.K36"/>
          </chart:axis>
          <chart:axis chart:dimension="y" chart:name="primary-y" chart:style-name="ch6">
            <chart:title svg:x="0cm" svg:y="0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I37:'experimento 1.2'.K37" chart:label-cell-address="'experimento 1.2'.G37:'experimento 1.2'.H37" chart:class="chart:bar">
            <chart:data-point chart:repeated="3"/>
          </chart:series>
          <chart:series chart:style-name="ch10" chart:values-cell-range-address="'experimento 1.2'.I38:'experimento 1.2'.K38" chart:label-cell-address="'experimento 1.2'.G38:'experimento 1.2'.H38" chart:class="chart:bar">
            <chart:data-point chart:repeated="3"/>
          </chart:series>
          <chart:series chart:style-name="ch11" chart:values-cell-range-address="'experimento 1.2'.I39:'experimento 1.2'.K39" chart:label-cell-address="'experimento 1.2'.G39:'experimento 1.2'.H39" chart:class="chart:bar">
            <chart:data-point chart:repeated="3"/>
          </chart:series>
          <chart:series chart:style-name="ch12" chart:values-cell-range-address="'experimento 1.2'.I40:'experimento 1.2'.K40" chart:label-cell-address="'experimento 1.2'.G40:'experimento 1.2'.H4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I36:'experimento 1.2'.K36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1 con saltos 393319</text:p>
                <text:list>
                  <text:list-item>
                    <text:p>C -O1 con saltos</text:p>
                  </text:list-item>
                  <text:list-item>
                    <text:p>393319</text:p>
                  </text:list-item>
                </text:list>
                <draw:g>
                  <svg:desc>'experimento 1.2'.G37:'experimento 1.2'.H37</svg:desc>
                </draw:g>
              </table:table-cell>
              <table:table-cell office:value-type="float" office:value="624893">
                <text:p>624893</text:p>
                <draw:g>
                  <svg:desc>'experimento 1.2'.I37:'experimento 1.2'.K37</svg:desc>
                </draw:g>
              </table:table-cell>
              <table:table-cell office:value-type="float" office:value="2212643">
                <text:p>2212643</text:p>
              </table:table-cell>
              <table:table-cell office:value-type="float" office:value="5755820">
                <text:p>5755820</text:p>
              </table:table-cell>
            </table:table-row>
            <table:table-row>
              <table:table-cell office:value-type="string">
                <text:p>C -O1 con 1 saltos menos 321837</text:p>
                <text:list>
                  <text:list-item>
                    <text:p>C -O1 con 1 saltos menos</text:p>
                  </text:list-item>
                  <text:list-item>
                    <text:p>321837</text:p>
                  </text:list-item>
                </text:list>
                <draw:g>
                  <svg:desc>'experimento 1.2'.G38:'experimento 1.2'.H38</svg:desc>
                </draw:g>
              </table:table-cell>
              <table:table-cell office:value-type="float" office:value="507696">
                <text:p>507696</text:p>
                <draw:g>
                  <svg:desc>'experimento 1.2'.I38:'experimento 1.2'.K38</svg:desc>
                </draw:g>
              </table:table-cell>
              <table:table-cell office:value-type="float" office:value="1785118">
                <text:p>1785118</text:p>
              </table:table-cell>
              <table:table-cell office:value-type="float" office:value="4886206">
                <text:p>4886206</text:p>
              </table:table-cell>
            </table:table-row>
            <table:table-row>
              <table:table-cell office:value-type="string">
                <text:p>C -O1 con 3 saltos menos 243467</text:p>
                <text:list>
                  <text:list-item>
                    <text:p>C -O1 con 3 saltos menos</text:p>
                  </text:list-item>
                  <text:list-item>
                    <text:p>243467</text:p>
                  </text:list-item>
                </text:list>
                <draw:g>
                  <svg:desc>'experimento 1.2'.G39:'experimento 1.2'.H39</svg:desc>
                </draw:g>
              </table:table-cell>
              <table:table-cell office:value-type="float" office:value="368318">
                <text:p>368318</text:p>
                <draw:g>
                  <svg:desc>'experimento 1.2'.I39:'experimento 1.2'.K39</svg:desc>
                </draw:g>
              </table:table-cell>
              <table:table-cell office:value-type="float" office:value="1343582">
                <text:p>1343582</text:p>
              </table:table-cell>
              <table:table-cell office:value-type="float" office:value="3931394">
                <text:p>3931394</text:p>
              </table:table-cell>
            </table:table-row>
            <table:table-row>
              <table:table-cell office:value-type="string">
                <text:p>C -O1 sin saltos 150819</text:p>
                <text:list>
                  <text:list-item>
                    <text:p>C -O1 sin saltos</text:p>
                  </text:list-item>
                  <text:list-item>
                    <text:p>150819</text:p>
                  </text:list-item>
                </text:list>
                <draw:g>
                  <svg:desc>'experimento 1.2'.G40:'experimento 1.2'.H40</svg:desc>
                </draw:g>
              </table:table-cell>
              <table:table-cell office:value-type="float" office:value="247938">
                <text:p>247938</text:p>
                <draw:g>
                  <svg:desc>'experimento 1.2'.I40:'experimento 1.2'.K40</svg:desc>
                </draw:g>
              </table:table-cell>
              <table:table-cell office:value-type="float" office:value="945751">
                <text:p>945751</text:p>
              </table:table-cell>
              <table:table-cell office:value-type="float" office:value="2793338">
                <text:p>279333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24cm" svg:height="2.385cm" xlink:href=".." xlink:type="simple" chart:class="chart:bar" chart:style-name="ch1">
        <chart:legend chart:legend-position="end" svg:x="2.917cm" svg:y="0.199cm" style:legend-expansion="high" chart:style-name="ch2"/>
        <chart:plot-area chart:style-name="ch3" table:cell-range-address="'experimento 1.2'.G42:'experimento 1.2'.K46" chart:data-source-has-labels="both" svg:x="1.095cm" svg:y="0.323cm" svg:width="1.654cm" svg:height="1.034cm">
          <chartooo:coordinate-region svg:x="1.646cm" svg:y="0.323cm" svg:width="0.551cm" svg:height="0.344cm"/>
          <chart:axis chart:dimension="x" chart:name="primary-x" chart:style-name="ch4" chartooo:axis-type="auto">
            <chartooo:date-scale/>
            <chart:title svg:x="0.29cm" svg:y="1.404cm" chart:style-name="ch5">
              <text:p>Tamaño de la imagen</text:p>
            </chart:title>
            <chart:categories table:cell-range-address="'experimento 1.2'.I42:'experimento 1.2'.K42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I43:'experimento 1.2'.K43" chart:label-cell-address="'experimento 1.2'.G43:'experimento 1.2'.H43" chart:class="chart:bar">
            <chart:data-point chart:repeated="3"/>
          </chart:series>
          <chart:series chart:style-name="ch10" chart:values-cell-range-address="'experimento 1.2'.I44:'experimento 1.2'.K44" chart:label-cell-address="'experimento 1.2'.G44:'experimento 1.2'.H44" chart:class="chart:bar">
            <chart:data-point chart:repeated="3"/>
          </chart:series>
          <chart:series chart:style-name="ch11" chart:values-cell-range-address="'experimento 1.2'.I45:'experimento 1.2'.K45" chart:label-cell-address="'experimento 1.2'.G45:'experimento 1.2'.H45" chart:class="chart:bar">
            <chart:data-point chart:repeated="3"/>
          </chart:series>
          <chart:series chart:style-name="ch12" chart:values-cell-range-address="'experimento 1.2'.I46:'experimento 1.2'.K46" chart:label-cell-address="'experimento 1.2'.G46:'experimento 1.2'.H4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I42:'experimento 1.2'.K42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2 con saltos 330812</text:p>
                <text:list>
                  <text:list-item>
                    <text:p>C -O2 con saltos</text:p>
                  </text:list-item>
                  <text:list-item>
                    <text:p>330812</text:p>
                  </text:list-item>
                </text:list>
                <draw:g>
                  <svg:desc>'experimento 1.2'.G43:'experimento 1.2'.H43</svg:desc>
                </draw:g>
              </table:table-cell>
              <table:table-cell office:value-type="float" office:value="501740">
                <text:p>501740</text:p>
                <draw:g>
                  <svg:desc>'experimento 1.2'.I43:'experimento 1.2'.K43</svg:desc>
                </draw:g>
              </table:table-cell>
              <table:table-cell office:value-type="float" office:value="1813578">
                <text:p>1813578</text:p>
              </table:table-cell>
              <table:table-cell office:value-type="float" office:value="4904778">
                <text:p>4904778</text:p>
              </table:table-cell>
            </table:table-row>
            <table:table-row>
              <table:table-cell office:value-type="string">
                <text:p>C -O2 con 1 saltos menos 277347</text:p>
                <text:list>
                  <text:list-item>
                    <text:p>C -O2 con 1 saltos menos</text:p>
                  </text:list-item>
                  <text:list-item>
                    <text:p>277347</text:p>
                  </text:list-item>
                </text:list>
                <draw:g>
                  <svg:desc>'experimento 1.2'.G44:'experimento 1.2'.H44</svg:desc>
                </draw:g>
              </table:table-cell>
              <table:table-cell office:value-type="float" office:value="425904">
                <text:p>425904</text:p>
                <draw:g>
                  <svg:desc>'experimento 1.2'.I44:'experimento 1.2'.K44</svg:desc>
                </draw:g>
              </table:table-cell>
              <table:table-cell office:value-type="float" office:value="1465169">
                <text:p>1465169</text:p>
              </table:table-cell>
              <table:table-cell office:value-type="float" office:value="4089876">
                <text:p>4089876</text:p>
              </table:table-cell>
            </table:table-row>
            <table:table-row>
              <table:table-cell office:value-type="string">
                <text:p>C -O2 con 3 saltos menos 204139</text:p>
                <text:list>
                  <text:list-item>
                    <text:p>C -O2 con 3 saltos menos</text:p>
                  </text:list-item>
                  <text:list-item>
                    <text:p>204139</text:p>
                  </text:list-item>
                </text:list>
                <draw:g>
                  <svg:desc>'experimento 1.2'.G45:'experimento 1.2'.H45</svg:desc>
                </draw:g>
              </table:table-cell>
              <table:table-cell office:value-type="float" office:value="322578">
                <text:p>322578</text:p>
                <draw:g>
                  <svg:desc>'experimento 1.2'.I45:'experimento 1.2'.K45</svg:desc>
                </draw:g>
              </table:table-cell>
              <table:table-cell office:value-type="float" office:value="1197079">
                <text:p>1197079</text:p>
              </table:table-cell>
              <table:table-cell office:value-type="float" office:value="3475575">
                <text:p>3475575</text:p>
              </table:table-cell>
            </table:table-row>
            <table:table-row>
              <table:table-cell office:value-type="string">
                <text:p>C -O2 sin saltos 166631</text:p>
                <text:list>
                  <text:list-item>
                    <text:p>C -O2 sin saltos</text:p>
                  </text:list-item>
                  <text:list-item>
                    <text:p>166631</text:p>
                  </text:list-item>
                </text:list>
                <draw:g>
                  <svg:desc>'experimento 1.2'.G46:'experimento 1.2'.H46</svg:desc>
                </draw:g>
              </table:table-cell>
              <table:table-cell office:value-type="float" office:value="266256">
                <text:p>266256</text:p>
                <draw:g>
                  <svg:desc>'experimento 1.2'.I46:'experimento 1.2'.K46</svg:desc>
                </draw:g>
              </table:table-cell>
              <table:table-cell office:value-type="float" office:value="939620">
                <text:p>939620</text:p>
              </table:table-cell>
              <table:table-cell office:value-type="float" office:value="2786044">
                <text:p>278604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509cm" svg:height="2.537cm" xlink:href=".." xlink:type="simple" chart:class="chart:bar" chart:style-name="ch1">
        <chart:legend chart:legend-position="end" svg:x="-2.325cm" svg:y="0.175cm" style:legend-expansion="high" chart:style-name="ch2"/>
        <chart:plot-area chart:style-name="ch3" table:cell-range-address="'experimento 1.2'.G48:'experimento 1.2'.K5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title svg:x="0cm" svg:y="0cm" chart:style-name="ch5">
              <text:p>Tamaño de la imágen</text:p>
            </chart:title>
            <chart:categories table:cell-range-address="'experimento 1.2'.I48:'experimento 1.2'.K48"/>
          </chart:axis>
          <chart:axis chart:dimension="y" chart:name="primary-y" chart:style-name="ch6">
            <chart:title svg:x="0cm" svg:y="0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'experimento 1.2'.I49:'experimento 1.2'.K49" chart:label-cell-address="'experimento 1.2'.G49:'experimento 1.2'.H49" chart:class="chart:bar">
            <chart:data-point chart:repeated="3"/>
          </chart:series>
          <chart:series chart:style-name="ch10" chart:values-cell-range-address="'experimento 1.2'.I50:'experimento 1.2'.K50" chart:label-cell-address="'experimento 1.2'.G50:'experimento 1.2'.H50" chart:class="chart:bar">
            <chart:data-point chart:repeated="3"/>
          </chart:series>
          <chart:series chart:style-name="ch11" chart:values-cell-range-address="'experimento 1.2'.I51:'experimento 1.2'.K51" chart:label-cell-address="'experimento 1.2'.G51:'experimento 1.2'.H51" chart:class="chart:bar">
            <chart:data-point chart:repeated="3"/>
          </chart:series>
          <chart:series chart:style-name="ch12" chart:values-cell-range-address="'experimento 1.2'.I52:'experimento 1.2'.K52" chart:label-cell-address="'experimento 1.2'.G52:'experimento 1.2'.H5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'experimento 1.2'.I48:'experimento 1.2'.K48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3 con saltos 337376</text:p>
                <text:list>
                  <text:list-item>
                    <text:p>C -O3 con saltos</text:p>
                  </text:list-item>
                  <text:list-item>
                    <text:p>337376</text:p>
                  </text:list-item>
                </text:list>
                <draw:g>
                  <svg:desc>'experimento 1.2'.G49:'experimento 1.2'.H49</svg:desc>
                </draw:g>
              </table:table-cell>
              <table:table-cell office:value-type="float" office:value="507069">
                <text:p>507069</text:p>
                <draw:g>
                  <svg:desc>'experimento 1.2'.I49:'experimento 1.2'.K49</svg:desc>
                </draw:g>
              </table:table-cell>
              <table:table-cell office:value-type="float" office:value="1792359">
                <text:p>1792359</text:p>
              </table:table-cell>
              <table:table-cell office:value-type="float" office:value="4797980">
                <text:p>4797980</text:p>
              </table:table-cell>
            </table:table-row>
            <table:table-row>
              <table:table-cell office:value-type="string">
                <text:p>C -O3 con 1 saltos menos 272733</text:p>
                <text:list>
                  <text:list-item>
                    <text:p>C -O3 con 1 saltos menos</text:p>
                  </text:list-item>
                  <text:list-item>
                    <text:p>272733</text:p>
                  </text:list-item>
                </text:list>
                <draw:g>
                  <svg:desc>'experimento 1.2'.G50:'experimento 1.2'.H50</svg:desc>
                </draw:g>
              </table:table-cell>
              <table:table-cell office:value-type="float" office:value="413253">
                <text:p>413253</text:p>
                <draw:g>
                  <svg:desc>'experimento 1.2'.I50:'experimento 1.2'.K50</svg:desc>
                </draw:g>
              </table:table-cell>
              <table:table-cell office:value-type="float" office:value="1469620">
                <text:p>1469620</text:p>
              </table:table-cell>
              <table:table-cell office:value-type="float" office:value="4074090">
                <text:p>4074090</text:p>
              </table:table-cell>
            </table:table-row>
            <table:table-row>
              <table:table-cell office:value-type="string">
                <text:p>C -O3 con 3 saltos menos 200897</text:p>
                <text:list>
                  <text:list-item>
                    <text:p>C -O3 con 3 saltos menos</text:p>
                  </text:list-item>
                  <text:list-item>
                    <text:p>200897</text:p>
                  </text:list-item>
                </text:list>
                <draw:g>
                  <svg:desc>'experimento 1.2'.G51:'experimento 1.2'.H51</svg:desc>
                </draw:g>
              </table:table-cell>
              <table:table-cell office:value-type="float" office:value="325632">
                <text:p>325632</text:p>
                <draw:g>
                  <svg:desc>'experimento 1.2'.I51:'experimento 1.2'.K51</svg:desc>
                </draw:g>
              </table:table-cell>
              <table:table-cell office:value-type="float" office:value="1223724">
                <text:p>1223724</text:p>
              </table:table-cell>
              <table:table-cell office:value-type="float" office:value="3522743">
                <text:p>3522743</text:p>
              </table:table-cell>
            </table:table-row>
            <table:table-row>
              <table:table-cell office:value-type="string">
                <text:p>C -O3 sin saltos 169995</text:p>
                <text:list>
                  <text:list-item>
                    <text:p>C -O3 sin saltos</text:p>
                  </text:list-item>
                  <text:list-item>
                    <text:p>169995</text:p>
                  </text:list-item>
                </text:list>
                <draw:g>
                  <svg:desc>'experimento 1.2'.G52:'experimento 1.2'.H52</svg:desc>
                </draw:g>
              </table:table-cell>
              <table:table-cell office:value-type="float" office:value="244202">
                <text:p>244202</text:p>
                <draw:g>
                  <svg:desc>'experimento 1.2'.I52:'experimento 1.2'.K52</svg:desc>
                </draw:g>
              </table:table-cell>
              <table:table-cell office:value-type="float" office:value="940377">
                <text:p>940377</text:p>
              </table:table-cell>
              <table:table-cell office:value-type="float" office:value="2782180">
                <text:p>278218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199cm" svg:height="4.612cm" xlink:href=".." xlink:type="simple" chart:class="chart:bar" chart:style-name="ch1">
        <chart:legend chart:legend-position="end" svg:x="6.544cm" svg:y="1.011cm" style:legend-expansion="high" chart:style-name="ch2"/>
        <chart:plot-area chart:style-name="ch3" table:cell-range-address="Sheet1.H6:Sheet1.L11" chart:data-source-has-labels="both" svg:x="1.174cm" svg:y="0.503cm" svg:width="5.044cm" svg:height="3.036cm">
          <chartooo:coordinate-region svg:x="2.907cm" svg:y="0.702cm" svg:width="3.311cm" svg:height="1.792cm"/>
          <chart:axis chart:dimension="x" chart:name="primary-x" chart:style-name="ch4" chartooo:axis-type="auto">
            <chartooo:date-scale/>
            <chart:title svg:x="2.064cm" svg:y="3.631cm" chart:style-name="ch5">
              <text:p>Tamaño de la imágen</text:p>
            </chart:title>
            <chart:categories table:cell-range-address="Sheet1.I6:Sheet1.L6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I7:Sheet1.L7" chart:label-cell-address="Sheet1.H7:Sheet1.H7" chart:class="chart:bar">
            <chart:data-point chart:repeated="4"/>
          </chart:series>
          <chart:series chart:style-name="ch10" chart:values-cell-range-address="Sheet1.I8:Sheet1.L8" chart:label-cell-address="Sheet1.H8:Sheet1.H8" chart:class="chart:bar">
            <chart:data-point chart:repeated="4"/>
          </chart:series>
          <chart:series chart:style-name="ch11" chart:values-cell-range-address="Sheet1.I9:Sheet1.L9" chart:label-cell-address="Sheet1.H9:Sheet1.H9" chart:class="chart:bar">
            <chart:data-point chart:repeated="4"/>
          </chart:series>
          <chart:series chart:style-name="ch12" chart:values-cell-range-address="Sheet1.I10:Sheet1.L10" chart:label-cell-address="Sheet1.H10:Sheet1.H10" chart:class="chart:bar">
            <chart:data-point chart:repeated="4"/>
          </chart:series>
          <chart:series chart:style-name="ch13" chart:values-cell-range-address="Sheet1.I11:Sheet1.L11" chart:label-cell-address="Sheet1.H11:Sheet1.H1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I6:Sheet1.L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1.H7:Sheet1.H7</svg:desc>
                </draw:g>
              </table:table-cell>
              <table:table-cell office:value-type="float" office:value="177314">
                <text:p>177314</text:p>
                <draw:g>
                  <svg:desc>Sheet1.I7:Sheet1.L7</svg:desc>
                </draw:g>
              </table:table-cell>
              <table:table-cell office:value-type="float" office:value="335460">
                <text:p>335460</text:p>
              </table:table-cell>
              <table:table-cell office:value-type="float" office:value="1289942">
                <text:p>1289942</text:p>
              </table:table-cell>
              <table:table-cell office:value-type="float" office:value="3825442">
                <text:p>3825442</text:p>
              </table:table-cell>
            </table:table-row>
            <table:table-row>
              <table:table-cell office:value-type="string">
                <text:p>C</text:p>
                <draw:g>
                  <svg:desc>Sheet1.H8:Sheet1.H8</svg:desc>
                </draw:g>
              </table:table-cell>
              <table:table-cell office:value-type="float" office:value="777720">
                <text:p>777720</text:p>
                <draw:g>
                  <svg:desc>Sheet1.I8:Sheet1.L8</svg:desc>
                </draw:g>
              </table:table-cell>
              <table:table-cell office:value-type="float" office:value="1241648">
                <text:p>1241648</text:p>
              </table:table-cell>
              <table:table-cell office:value-type="float" office:value="4985094">
                <text:p>4985094</text:p>
              </table:table-cell>
              <table:table-cell office:value-type="float" office:value="14424474">
                <text:p>14424474</text:p>
              </table:table-cell>
            </table:table-row>
            <table:table-row>
              <table:table-cell office:value-type="string">
                <text:p>C -O1</text:p>
                <draw:g>
                  <svg:desc>Sheet1.H9:Sheet1.H9</svg:desc>
                </draw:g>
              </table:table-cell>
              <table:table-cell office:value-type="float" office:value="144555">
                <text:p>144555</text:p>
                <draw:g>
                  <svg:desc>Sheet1.I9:Sheet1.L9</svg:desc>
                </draw:g>
              </table:table-cell>
              <table:table-cell office:value-type="float" office:value="236581">
                <text:p>236581</text:p>
              </table:table-cell>
              <table:table-cell office:value-type="float" office:value="953089">
                <text:p>953089</text:p>
              </table:table-cell>
              <table:table-cell office:value-type="float" office:value="2892494">
                <text:p>2892494</text:p>
              </table:table-cell>
            </table:table-row>
            <table:table-row>
              <table:table-cell office:value-type="string">
                <text:p>C -O2</text:p>
                <draw:g>
                  <svg:desc>Sheet1.H10:Sheet1.H10</svg:desc>
                </draw:g>
              </table:table-cell>
              <table:table-cell office:value-type="float" office:value="167597">
                <text:p>167597</text:p>
                <draw:g>
                  <svg:desc>Sheet1.I10:Sheet1.L10</svg:desc>
                </draw:g>
              </table:table-cell>
              <table:table-cell office:value-type="float" office:value="234406">
                <text:p>234406</text:p>
              </table:table-cell>
              <table:table-cell office:value-type="float" office:value="951575">
                <text:p>951575</text:p>
              </table:table-cell>
              <table:table-cell office:value-type="float" office:value="2897037">
                <text:p>2897037</text:p>
              </table:table-cell>
            </table:table-row>
            <table:table-row>
              <table:table-cell office:value-type="string">
                <text:p>C -O3</text:p>
                <draw:g>
                  <svg:desc>Sheet1.H11:Sheet1.H11</svg:desc>
                </draw:g>
              </table:table-cell>
              <table:table-cell office:value-type="float" office:value="145082">
                <text:p>145082</text:p>
                <draw:g>
                  <svg:desc>Sheet1.I11:Sheet1.L11</svg:desc>
                </draw:g>
              </table:table-cell>
              <table:table-cell office:value-type="float" office:value="230806">
                <text:p>230806</text:p>
              </table:table-cell>
              <table:table-cell office:value-type="float" office:value="952991">
                <text:p>952991</text:p>
              </table:table-cell>
              <table:table-cell office:value-type="float" office:value="2811187">
                <text:p>2811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208cm" svg:height="4.617cm" xlink:href=".." xlink:type="simple" chart:class="chart:bar" chart:style-name="ch1">
        <chart:legend chart:legend-position="end" svg:x="5.204cm" svg:y="0.717cm" style:legend-expansion="high" chart:style-name="ch2"/>
        <chart:plot-area chart:style-name="ch3" table:cell-range-address="Sheet2.A5:Sheet2.D8" chart:data-source-has-labels="both" svg:x="1.175cm" svg:y="0.503cm" svg:width="3.701cm" svg:height="3.041cm">
          <chartooo:coordinate-region svg:x="2.722cm" svg:y="0.702cm" svg:width="1.681cm" svg:height="1.797cm"/>
          <chart:axis chart:dimension="x" chart:name="primary-x" chart:style-name="ch4" chartooo:axis-type="auto">
            <chartooo:date-scale/>
            <chart:title svg:x="1.393cm" svg:y="3.636cm" chart:style-name="ch5">
              <text:p>Tamaño de la imágen</text:p>
            </chart:title>
            <chart:categories table:cell-range-address="Sheet2.B5:Sheet2.D5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2.B6:Sheet2.D6" chart:label-cell-address="Sheet2.A6:Sheet2.A6" chart:class="chart:bar">
            <chart:data-point chart:repeated="3"/>
          </chart:series>
          <chart:series chart:style-name="ch10" chart:values-cell-range-address="Sheet2.B7:Sheet2.D7" chart:label-cell-address="Sheet2.A7:Sheet2.A7" chart:class="chart:bar">
            <chart:data-point chart:repeated="3"/>
          </chart:series>
          <chart:series chart:style-name="ch11" chart:values-cell-range-address="Sheet2.B8:Sheet2.D8" chart:label-cell-address="Sheet2.A8:Sheet2.A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Sheet2.B5:Sheet2.D5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2.A6:Sheet2.A6</svg:desc>
                </draw:g>
              </table:table-cell>
              <table:table-cell office:value-type="float" office:value="324289">
                <text:p>324289</text:p>
                <draw:g>
                  <svg:desc>Sheet2.B6:Sheet2.D6</svg:desc>
                </draw:g>
              </table:table-cell>
              <table:table-cell office:value-type="float" office:value="1275782">
                <text:p>1275782</text:p>
              </table:table-cell>
              <table:table-cell office:value-type="float" office:value="3796299">
                <text:p>3796299</text:p>
              </table:table-cell>
            </table:table-row>
            <table:table-row>
              <table:table-cell office:value-type="string">
                <text:p>ASM con accesos a memoria</text:p>
                <draw:g>
                  <svg:desc>Sheet2.A7:Sheet2.A7</svg:desc>
                </draw:g>
              </table:table-cell>
              <table:table-cell office:value-type="float" office:value="525992">
                <text:p>525992</text:p>
                <draw:g>
                  <svg:desc>Sheet2.B7:Sheet2.D7</svg:desc>
                </draw:g>
              </table:table-cell>
              <table:table-cell office:value-type="float" office:value="2123767">
                <text:p>2123767</text:p>
              </table:table-cell>
              <table:table-cell office:value-type="float" office:value="6292539">
                <text:p>6292539</text:p>
              </table:table-cell>
            </table:table-row>
            <table:table-row>
              <table:table-cell office:value-type="string">
                <text:p>ASM con procesamiento extra</text:p>
                <draw:g>
                  <svg:desc>Sheet2.A8:Sheet2.A8</svg:desc>
                </draw:g>
              </table:table-cell>
              <table:table-cell office:value-type="float" office:value="388830">
                <text:p>388830</text:p>
                <draw:g>
                  <svg:desc>Sheet2.B8:Sheet2.D8</svg:desc>
                </draw:g>
              </table:table-cell>
              <table:table-cell office:value-type="float" office:value="1519542">
                <text:p>1519542</text:p>
              </table:table-cell>
              <table:table-cell office:value-type="float" office:value="4481318">
                <text:p>4481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749cm" svg:height="4.922cm" xlink:href=".." xlink:type="simple" chart:class="chart:bar" chart:style-name="ch1">
        <chart:legend chart:legend-position="end" svg:x="5.745cm" svg:y="0.87cm" style:legend-expansion="high" chart:style-name="ch2"/>
        <chart:plot-area chart:style-name="ch3" table:cell-range-address="Sheet2.A20:Sheet2.D23" chart:data-source-has-labels="both" svg:x="1.185cm" svg:y="0.527cm" svg:width="4.212cm" svg:height="3.316cm">
          <chartooo:coordinate-region svg:x="2.732cm" svg:y="0.726cm" svg:width="2.282cm" svg:height="2.072cm"/>
          <chart:axis chart:dimension="x" chart:name="primary-x" chart:style-name="ch4" chartooo:axis-type="auto">
            <chartooo:date-scale/>
            <chart:title svg:x="1.659cm" svg:y="3.941cm" chart:style-name="ch5">
              <text:p>Tamaño de la imágen</text:p>
            </chart:title>
            <chart:categories table:cell-range-address="Sheet2.B20:Sheet2.D20"/>
          </chart:axis>
          <chart:axis chart:dimension="y" chart:name="primary-y" chart:style-name="ch6">
            <chart:title svg:x="0.451cm" svg:y="4.306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2.B21:Sheet2.D21" chart:label-cell-address="Sheet2.A21:Sheet2.A21" chart:class="chart:bar">
            <chart:data-point chart:repeated="3"/>
          </chart:series>
          <chart:series chart:style-name="ch10" chart:values-cell-range-address="Sheet2.B22:Sheet2.D22" chart:label-cell-address="Sheet2.A22:Sheet2.A22" chart:class="chart:bar">
            <chart:data-point chart:repeated="3"/>
          </chart:series>
          <chart:series chart:style-name="ch11" chart:values-cell-range-address="Sheet2.B23:Sheet2.D23" chart:label-cell-address="Sheet2.A23:Sheet2.A2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6x256</text:p>
                <draw:g>
                  <svg:desc>Sheet2.B20:Sheet2.D20</svg:desc>
                </draw:g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2.A21:Sheet2.A21</svg:desc>
                </draw:g>
              </table:table-cell>
              <table:table-cell office:value-type="float" office:value="367783">
                <text:p>367783</text:p>
                <draw:g>
                  <svg:desc>Sheet2.B21:Sheet2.D21</svg:desc>
                </draw:g>
              </table:table-cell>
              <table:table-cell office:value-type="float" office:value="1470687">
                <text:p>1470687</text:p>
              </table:table-cell>
              <table:table-cell office:value-type="float" office:value="4237442">
                <text:p>4237442</text:p>
              </table:table-cell>
            </table:table-row>
            <table:table-row>
              <table:table-cell office:value-type="string">
                <text:p>ASM con accesos a memoria</text:p>
                <draw:g>
                  <svg:desc>Sheet2.A22:Sheet2.A22</svg:desc>
                </draw:g>
              </table:table-cell>
              <table:table-cell office:value-type="float" office:value="513760">
                <text:p>513760</text:p>
                <draw:g>
                  <svg:desc>Sheet2.B22:Sheet2.D22</svg:desc>
                </draw:g>
              </table:table-cell>
              <table:table-cell office:value-type="float" office:value="2144074">
                <text:p>2144074</text:p>
              </table:table-cell>
              <table:table-cell office:value-type="float" office:value="6408963">
                <text:p>6408963</text:p>
              </table:table-cell>
            </table:table-row>
            <table:table-row>
              <table:table-cell office:value-type="string">
                <text:p>ASM con procesamiento extra</text:p>
                <draw:g>
                  <svg:desc>Sheet2.A23:Sheet2.A23</svg:desc>
                </draw:g>
              </table:table-cell>
              <table:table-cell office:value-type="float" office:value="403755">
                <text:p>403755</text:p>
                <draw:g>
                  <svg:desc>Sheet2.B23:Sheet2.D23</svg:desc>
                </draw:g>
              </table:table-cell>
              <table:table-cell office:value-type="float" office:value="1511798">
                <text:p>1511798</text:p>
              </table:table-cell>
              <table:table-cell office:value-type="float" office:value="4776798">
                <text:p>4776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.938cm" svg:height="3.903cm" xlink:href=".." xlink:type="simple" chart:class="chart:bar" chart:style-name="ch1">
        <chart:legend chart:legend-position="end" svg:x="4.754cm" svg:y="1.204cm" style:legend-expansion="high" chart:style-name="ch2"/>
        <chart:plot-area chart:style-name="ch3" table:cell-range-address="Sheet4.A6:Sheet4.E8" chart:data-source-has-labels="both" svg:x="1.149cm" svg:y="0.447cm" svg:width="3.329cm" svg:height="2.397cm">
          <chartooo:coordinate-region svg:x="2.696cm" svg:y="0.646cm" svg:width="1.574cm" svg:height="1.153cm"/>
          <chart:axis chart:dimension="x" chart:name="primary-x" chart:style-name="ch4" chartooo:axis-type="auto">
            <chartooo:date-scale/>
            <chart:title svg:x="1.181cm" svg:y="2.922cm" chart:style-name="ch5">
              <text:p>Tamaño de la imágen</text:p>
            </chart:title>
            <chart:categories table:cell-range-address="Sheet4.B6:Sheet4.E6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4.B7:Sheet4.E7" chart:label-cell-address="Sheet4.A7:Sheet4.A7" chart:class="chart:bar">
            <chart:data-point chart:repeated="4"/>
          </chart:series>
          <chart:series chart:style-name="ch10" chart:values-cell-range-address="Sheet4.B8:Sheet4.E8" chart:label-cell-address="Sheet4.A8:Sheet4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x200</text:p>
                <draw:g>
                  <svg:desc>Sheet4.B6:Sheet4.E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4.A7:Sheet4.A7</svg:desc>
                </draw:g>
              </table:table-cell>
              <table:table-cell office:value-type="float" office:value="154788">
                <text:p>154788</text:p>
                <draw:g>
                  <svg:desc>Sheet4.B7:Sheet4.E7</svg:desc>
                </draw:g>
              </table:table-cell>
              <table:table-cell office:value-type="float" office:value="368108">
                <text:p>368108</text:p>
              </table:table-cell>
              <table:table-cell office:value-type="float" office:value="1462234">
                <text:p>1462234</text:p>
              </table:table-cell>
              <table:table-cell office:value-type="float" office:value="3796299">
                <text:p>3796299</text:p>
              </table:table-cell>
            </table:table-row>
            <table:table-row>
              <table:table-cell office:value-type="string">
                <text:p>ASM con prefetch</text:p>
                <draw:g>
                  <svg:desc>Sheet4.A8:Sheet4.A8</svg:desc>
                </draw:g>
              </table:table-cell>
              <table:table-cell office:value-type="float" office:value="174252">
                <text:p>174252</text:p>
                <draw:g>
                  <svg:desc>Sheet4.B8:Sheet4.E8</svg:desc>
                </draw:g>
              </table:table-cell>
              <table:table-cell office:value-type="float" office:value="256910">
                <text:p>256910</text:p>
              </table:table-cell>
              <table:table-cell office:value-type="float" office:value="1028769">
                <text:p>1028769</text:p>
              </table:table-cell>
              <table:table-cell office:value-type="float" office:value="3054427">
                <text:p>30544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56cm" svg:height="5.263cm" xlink:href=".." xlink:type="simple" chart:class="chart:bar" chart:style-name="ch1">
        <chart:legend chart:legend-position="end" svg:x="5.823cm" svg:y="2.083cm" style:legend-expansion="high" chart:style-name="ch2"/>
        <chart:plot-area chart:style-name="ch3" table:cell-range-address="Sheet4.A17:Sheet4.E19" chart:data-source-has-labels="both" svg:x="1.198cm" svg:y="0.555cm" svg:width="4.251cm" svg:height="3.622cm">
          <chartooo:coordinate-region svg:x="2.745cm" svg:y="0.754cm" svg:width="2.704cm" svg:height="2.378cm"/>
          <chart:axis chart:dimension="x" chart:name="primary-x" chart:style-name="ch4" chartooo:axis-type="auto">
            <chartooo:date-scale/>
            <chart:title svg:x="1.691cm" svg:y="4.282cm" chart:style-name="ch5">
              <text:p>Tamaño de la imágen</text:p>
            </chart:title>
            <chart:categories table:cell-range-address="Sheet4.B17:Sheet4.E17"/>
          </chart:axis>
          <chart:axis chart:dimension="y" chart:name="primary-y" chart:style-name="ch6">
            <chart:title svg:x="0.451cm" svg:y="4.487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4.B18:Sheet4.E18" chart:label-cell-address="Sheet4.A18:Sheet4.A18" chart:class="chart:bar">
            <chart:data-point chart:repeated="4"/>
          </chart:series>
          <chart:series chart:style-name="ch10" chart:values-cell-range-address="Sheet4.B19:Sheet4.E19" chart:label-cell-address="Sheet4.A19:Sheet4.A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x200</text:p>
                <draw:g>
                  <svg:desc>Sheet4.B17:Sheet4.E17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4.A18:Sheet4.A18</svg:desc>
                </draw:g>
              </table:table-cell>
              <table:table-cell office:value-type="float" office:value="156407">
                <text:p>156407</text:p>
                <draw:g>
                  <svg:desc>Sheet4.B18:Sheet4.E18</svg:desc>
                </draw:g>
              </table:table-cell>
              <table:table-cell office:value-type="float" office:value="368088">
                <text:p>368088</text:p>
              </table:table-cell>
              <table:table-cell office:value-type="float" office:value="1458196">
                <text:p>1458196</text:p>
              </table:table-cell>
              <table:table-cell office:value-type="float" office:value="4313031">
                <text:p>4313031</text:p>
              </table:table-cell>
            </table:table-row>
            <table:table-row>
              <table:table-cell office:value-type="string">
                <text:p>ASM con prefetch</text:p>
                <draw:g>
                  <svg:desc>Sheet4.A19:Sheet4.A19</svg:desc>
                </draw:g>
              </table:table-cell>
              <table:table-cell office:value-type="float" office:value="170476">
                <text:p>170476</text:p>
                <draw:g>
                  <svg:desc>Sheet4.B19:Sheet4.E19</svg:desc>
                </draw:g>
              </table:table-cell>
              <table:table-cell office:value-type="float" office:value="259418">
                <text:p>259418</text:p>
              </table:table-cell>
              <table:table-cell office:value-type="float" office:value="1018766">
                <text:p>1018766</text:p>
              </table:table-cell>
              <table:table-cell office:value-type="float" office:value="2994057">
                <text:p>29940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587cm" svg:height="4.267cm" xlink:href=".." xlink:type="simple" chart:class="chart:bar" chart:style-name="ch1">
        <chart:legend chart:legend-position="end" svg:x="5.509cm" svg:y="1.386cm" style:legend-expansion="high" chart:style-name="ch2"/>
        <chart:plot-area chart:style-name="ch3" table:cell-range-address="Sheet1.A31:Sheet1.E33" chart:data-source-has-labels="both" svg:x="1.162cm" svg:y="0.475cm" svg:width="4.045cm" svg:height="2.726cm">
          <chartooo:coordinate-region svg:x="2.709cm" svg:y="0.674cm" svg:width="2.498cm" svg:height="1.482cm"/>
          <chart:axis chart:dimension="x" chart:name="primary-x" chart:style-name="ch4" chartooo:axis-type="auto">
            <chartooo:date-scale/>
            <chart:title svg:x="1.552cm" svg:y="3.286cm" chart:style-name="ch5">
              <text:p>Tamaño de la imágen</text:p>
            </chart:title>
            <chart:categories table:cell-range-address="Sheet1.B31:Sheet1.E31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B32:Sheet1.E32" chart:label-cell-address="Sheet1.A32:Sheet1.A32" chart:class="chart:bar">
            <chart:data-point chart:repeated="4"/>
          </chart:series>
          <chart:series chart:style-name="ch10" chart:values-cell-range-address="Sheet1.B33:Sheet1.E33" chart:label-cell-address="Sheet1.A33:Sheet1.A3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31:Sheet1.E31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  <draw:g>
                  <svg:desc>Sheet1.A32:Sheet1.A32</svg:desc>
                </draw:g>
              </table:table-cell>
              <table:table-cell office:value-type="float" office:value="155239">
                <text:p>155239</text:p>
                <draw:g>
                  <svg:desc>Sheet1.B32:Sheet1.E32</svg:desc>
                </draw:g>
              </table:table-cell>
              <table:table-cell office:value-type="float" office:value="324289">
                <text:p>324289</text:p>
              </table:table-cell>
              <table:table-cell office:value-type="float" office:value="1275782">
                <text:p>1275782</text:p>
              </table:table-cell>
              <table:table-cell office:value-type="float" office:value="3796299">
                <text:p>3796299</text:p>
              </table:table-cell>
            </table:table-row>
            <table:table-row>
              <table:table-cell office:value-type="string">
                <text:p>ASM sin saltos</text:p>
                <draw:g>
                  <svg:desc>Sheet1.A33:Sheet1.A33</svg:desc>
                </draw:g>
              </table:table-cell>
              <table:table-cell office:value-type="float" office:value="177314">
                <text:p>177314</text:p>
                <draw:g>
                  <svg:desc>Sheet1.B33:Sheet1.E33</svg:desc>
                </draw:g>
              </table:table-cell>
              <table:table-cell office:value-type="float" office:value="335460">
                <text:p>335460</text:p>
              </table:table-cell>
              <table:table-cell office:value-type="float" office:value="1289942">
                <text:p>1289942</text:p>
              </table:table-cell>
              <table:table-cell office:value-type="float" office:value="3825442">
                <text:p>3825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.657cm" svg:height="2.62cm" xlink:href=".." xlink:type="simple" chart:class="chart:bar" chart:style-name="ch1">
        <chart:legend chart:legend-position="end" svg:x="2.976cm" svg:y="0.563cm" style:legend-expansion="high" chart:style-name="ch2"/>
        <chart:plot-area chart:style-name="ch3" table:cell-range-address="Sheet1.A36:Sheet1.E38" chart:data-source-has-labels="both" svg:x="1.104cm" svg:y="0.343cm" svg:width="1.686cm" svg:height="1.244cm">
          <chartooo:coordinate-region svg:x="1.789cm" svg:y="0.542cm" svg:width="0.562cm" svg:height="0.414cm"/>
          <chart:axis chart:dimension="x" chart:name="primary-x" chart:style-name="ch4" chartooo:axis-type="auto">
            <chartooo:date-scale/>
            <chart:title svg:x="0.315cm" svg:y="1.639cm" chart:style-name="ch5">
              <text:p>Tamaño de la imágen</text:p>
            </chart:title>
            <chart:categories table:cell-range-address="Sheet1.B36:Sheet1.E36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B37:Sheet1.E37" chart:label-cell-address="Sheet1.A37:Sheet1.A37" chart:class="chart:bar">
            <chart:data-point chart:repeated="4"/>
          </chart:series>
          <chart:series chart:style-name="ch10" chart:values-cell-range-address="Sheet1.B38:Sheet1.E38" chart:label-cell-address="Sheet1.A38:Sheet1.A3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36:Sheet1.E36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Sheet1.A37:Sheet1.A37</svg:desc>
                </draw:g>
              </table:table-cell>
              <table:table-cell office:value-type="float" office:value="1143087">
                <text:p>1143087</text:p>
                <draw:g>
                  <svg:desc>Sheet1.B37:Sheet1.E37</svg:desc>
                </draw:g>
              </table:table-cell>
              <table:table-cell office:value-type="float" office:value="1812791">
                <text:p>1812791</text:p>
              </table:table-cell>
              <table:table-cell office:value-type="float" office:value="6988284">
                <text:p>6988284</text:p>
              </table:table-cell>
              <table:table-cell office:value-type="float" office:value="18628804">
                <text:p>18628804</text:p>
              </table:table-cell>
            </table:table-row>
            <table:table-row>
              <table:table-cell office:value-type="string">
                <text:p>C sin saltos</text:p>
                <draw:g>
                  <svg:desc>Sheet1.A38:Sheet1.A38</svg:desc>
                </draw:g>
              </table:table-cell>
              <table:table-cell office:value-type="float" office:value="777720">
                <text:p>777720</text:p>
                <draw:g>
                  <svg:desc>Sheet1.B38:Sheet1.E38</svg:desc>
                </draw:g>
              </table:table-cell>
              <table:table-cell office:value-type="float" office:value="1241648">
                <text:p>1241648</text:p>
              </table:table-cell>
              <table:table-cell office:value-type="float" office:value="4985094">
                <text:p>4985094</text:p>
              </table:table-cell>
              <table:table-cell office:value-type="float" office:value="14424474">
                <text:p>144244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.041cm" svg:height="1.711cm" xlink:href=".." xlink:type="simple" chart:class="chart:bar" chart:style-name="ch1">
        <chart:legend chart:legend-position="end" svg:x="1.929cm" svg:y="0.06cm" style:legend-expansion="high" chart:style-name="ch2"/>
        <chart:plot-area chart:style-name="ch3" table:cell-range-address="Sheet1.A41:Sheet1.E43" chart:data-source-has-labels="both" svg:x="1.071cm" svg:y="0.271cm" svg:width="0.738cm" svg:height="0.425cm">
          <chartooo:coordinate-region svg:x="1.317cm" svg:y="0.329cm" svg:width="0.246cm" svg:height="0.141cm"/>
          <chart:axis chart:dimension="x" chart:name="primary-x" chart:style-name="ch4" chartooo:axis-type="auto">
            <chartooo:date-scale/>
            <chart:title svg:x="0cm" svg:y="0.73cm" chart:style-name="ch5">
              <text:p>Tamaño de la imágen</text:p>
            </chart:title>
            <chart:categories table:cell-range-address="Sheet1.B41:Sheet1.E41"/>
          </chart:axis>
          <chart:axis chart:dimension="y" chart:name="primary-y" chart:style-name="ch6">
            <chart:title svg:x="0.451cm" svg:y="4.243cm" chart:style-name="ch7">
              <text:p>Cantidad de ciclos promedio</text:p>
            </chart:title>
            <chart:grid chart:style-name="ch8" chart:class="major"/>
          </chart:axis>
          <chart:series chart:style-name="ch9" chart:values-cell-range-address="Sheet1.B42:Sheet1.E42" chart:label-cell-address="Sheet1.A42:Sheet1.A42" chart:class="chart:bar">
            <chart:data-point chart:repeated="4"/>
          </chart:series>
          <chart:series chart:style-name="ch10" chart:values-cell-range-address="Sheet1.B43:Sheet1.E43" chart:label-cell-address="Sheet1.A43:Sheet1.A4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x202</text:p>
                <draw:g>
                  <svg:desc>Sheet1.B41:Sheet1.E41</svg:desc>
                </draw:g>
              </table:table-cell>
              <table:table-cell office:value-type="string">
                <text:p>256x256</text:p>
              </table:table-cell>
              <table:table-cell office:value-type="string">
                <text:p>512x512</text:p>
              </table:table-cell>
              <table:table-cell office:value-type="string">
                <text:p>1023x767</text:p>
              </table:table-cell>
            </table:table-row>
          </table:table-header-rows>
          <table:table-rows>
            <table:table-row>
              <table:table-cell office:value-type="string">
                <text:p>C -O1</text:p>
                <draw:g>
                  <svg:desc>Sheet1.A42:Sheet1.A42</svg:desc>
                </draw:g>
              </table:table-cell>
              <table:table-cell office:value-type="float" office:value="1140149">
                <text:p>1140149</text:p>
                <draw:g>
                  <svg:desc>Sheet1.B42:Sheet1.E42</svg:desc>
                </draw:g>
              </table:table-cell>
              <table:table-cell office:value-type="float" office:value="1817050">
                <text:p>1817050</text:p>
              </table:table-cell>
              <table:table-cell office:value-type="float" office:value="7080402">
                <text:p>7080402</text:p>
              </table:table-cell>
              <table:table-cell office:value-type="float" office:value="18585512">
                <text:p>18585512</text:p>
              </table:table-cell>
            </table:table-row>
            <table:table-row>
              <table:table-cell office:value-type="string">
                <text:p>C -O1 sin saltos</text:p>
                <draw:g>
                  <svg:desc>Sheet1.A43:Sheet1.A43</svg:desc>
                </draw:g>
              </table:table-cell>
              <table:table-cell office:value-type="float" office:value="144555">
                <text:p>144555</text:p>
                <draw:g>
                  <svg:desc>Sheet1.B43:Sheet1.E43</svg:desc>
                </draw:g>
              </table:table-cell>
              <table:table-cell office:value-type="float" office:value="236581">
                <text:p>236581</text:p>
              </table:table-cell>
              <table:table-cell office:value-type="float" office:value="953089">
                <text:p>953089</text:p>
              </table:table-cell>
              <table:table-cell office:value-type="float" office:value="2892494">
                <text:p>2892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